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4556in" fo:margin-left="-0.0785in" table:align="left" style:writing-mode="lr-tb"/>
    </style:style>
    <style:style style:name="Table1.A" style:family="table-column">
      <style:table-column-properties style:column-width="1.2118in"/>
    </style:style>
    <style:style style:name="Table1.B" style:family="table-column">
      <style:table-column-properties style:column-width="0.8264in"/>
    </style:style>
    <style:style style:name="Table1.C" style:family="table-column">
      <style:table-column-properties style:column-width="2.6792in"/>
    </style:style>
    <style:style style:name="Table1.D" style:family="table-column">
      <style:table-column-properties style:column-width="1.738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text-properties fo:font-style="italic" style:font-style-asian="italic"/>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tyle="italic" style:font-style-asian="italic"/>
    </style:style>
    <style:style style:name="P4" style:family="paragraph" style:parent-style-name="Standard">
      <style:paragraph-properties>
        <style:tab-stops>
          <style:tab-stop style:position="0.5453in"/>
          <style:tab-stop style:position="7.0791in" style:type="right" style:leader-style="dotted" style:leader-text="."/>
        </style:tab-stops>
      </style:paragraph-properties>
      <style:text-properties fo:font-size="11pt" fo:language="none" fo:country="none" fo:font-style="italic" style:font-size-asian="11pt" style:language-asian="none" style:country-asian="none" style:font-style-asian="italic"/>
    </style:style>
    <style:style style:name="P5" style:family="paragraph" style:parent-style-name="Standard">
      <style:text-properties fo:language="none" fo:country="none" style:language-asian="none" style:country-asian="none"/>
    </style:style>
    <style:style style:name="P6" style:family="paragraph" style:parent-style-name="Standard" style:list-style-name="WW8Num49"/>
    <style:style style:name="P7" style:family="paragraph" style:parent-style-name="Standard" style:list-style-name="WW8Num64"/>
    <style:style style:name="P8"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9" style:family="paragraph" style:parent-style-name="Standard" style:list-style-name="WW8Num24"/>
    <style:style style:name="P10" style:family="paragraph" style:parent-style-name="Standard" style:list-style-name="WW8Num53"/>
    <style:style style:name="P11" style:family="paragraph" style:parent-style-name="Standard" style:list-style-name="WW8Num57"/>
    <style:style style:name="P12" style:family="paragraph" style:parent-style-name="Standard" style:list-style-name="WW8Num23"/>
    <style:style style:name="P13" style:family="paragraph" style:parent-style-name="Standard" style:list-style-name="WW8Num17"/>
    <style:style style:name="P14" style:family="paragraph" style:parent-style-name="Standard" style:list-style-name="WW8Num56"/>
    <style:style style:name="P15" style:family="paragraph" style:parent-style-name="Standard" style:list-style-name="WW8Num39"/>
    <style:style style:name="P16" style:family="paragraph" style:parent-style-name="Standard">
      <style:text-properties fo:font-weight="bold" style:font-weight-asian="bold"/>
    </style:style>
    <style:style style:name="P17" style:family="paragraph" style:parent-style-name="Standard" style:list-style-name="WW8Num55"/>
    <style:style style:name="P18" style:family="paragraph" style:parent-style-name="Standard" style:list-style-name="WW8Num47"/>
    <style:style style:name="P19" style:family="paragraph" style:parent-style-name="Standard" style:list-style-name="WW8Num65"/>
    <style:style style:name="P20" style:family="paragraph" style:parent-style-name="Standard" style:list-style-name="WW8Num50"/>
    <style:style style:name="P21" style:family="paragraph" style:parent-style-name="Standard">
      <style:paragraph-properties>
        <style:tab-stops>
          <style:tab-stop style:position="0.5in"/>
        </style:tab-stops>
      </style:paragraph-properties>
    </style:style>
    <style:style style:name="P22" style:family="paragraph" style:parent-style-name="Standard" style:list-style-name="WW8Num62"/>
    <style:style style:name="P23" style:family="paragraph" style:parent-style-name="Standard">
      <style:text-properties text:display="none"/>
    </style:style>
    <style:style style:name="P24" style:family="paragraph" style:parent-style-name="Standard">
      <style:text-properties style:font-name="Trebuchet MS" style:font-name-complex="Trebuchet MS" text:display="none"/>
    </style:style>
    <style:style style:name="P25" style:family="paragraph" style:parent-style-name="Standard">
      <style:text-properties style:font-name="Trebuchet MS" fo:font-size="11pt" fo:font-weight="bold" style:font-size-asian="11pt" style:font-weight-asian="bold" style:font-name-complex="Trebuchet MS"/>
    </style:style>
    <style:style style:name="P26" style:family="paragraph" style:parent-style-name="Standard" style:list-style-name="WW8Num15">
      <style:text-properties style:font-name="Trebuchet MS" fo:font-size="11pt" style:font-size-asian="11pt" style:font-name-complex="Trebuchet MS"/>
    </style:style>
    <style:style style:name="P27" style:family="paragraph" style:parent-style-name="Standard" style:list-style-name="WW8Num35"/>
    <style:style style:name="P28" style:family="paragraph" style:parent-style-name="Standard" style:list-style-name="WW8Num52"/>
    <style:style style:name="P29" style:family="paragraph" style:parent-style-name="Standard" style:list-style-name="WW8Num29"/>
    <style:style style:name="P30" style:family="paragraph" style:parent-style-name="Standard" style:list-style-name="WW8Num15"/>
    <style:style style:name="P31" style:family="paragraph" style:parent-style-name="Standard">
      <style:paragraph-properties>
        <style:tab-stops>
          <style:tab-stop style:position="0.75in"/>
        </style:tab-stops>
      </style:paragraph-properties>
    </style:style>
    <style:style style:name="P32" style:family="paragraph" style:parent-style-name="Standard" style:list-style-name="WW8Num8">
      <style:paragraph-properties fo:text-align="start" style:justify-single-word="false" fo:orphans="0" fo:widows="0" style:text-autospace="none">
        <style:tab-stops>
          <style:tab-stop style:position="0.498in"/>
        </style:tab-stops>
      </style:paragraph-properties>
    </style:style>
    <style:style style:name="P33" style:family="paragraph" style:parent-style-name="Standard" style:list-style-name="WW8Num8">
      <style:paragraph-properties fo:text-align="start" style:justify-single-word="false" fo:orphans="0" fo:widows="0" style:text-autospace="none">
        <style:tab-stops>
          <style:tab-stop style:position="0.75in"/>
        </style:tab-stops>
      </style:paragraph-properties>
    </style:style>
    <style:style style:name="P34" style:family="paragraph" style:parent-style-name="Standard">
      <style:text-properties style:font-name-asian="Times New Roman"/>
    </style:style>
    <style:style style:name="P35" style:family="paragraph" style:parent-style-name="Standard" style:list-style-name="WW8Num41"/>
    <style:style style:name="P36" style:family="paragraph" style:parent-style-name="Standard">
      <style:text-properties fo:color="#993300" style:font-size-complex="12pt"/>
    </style:style>
    <style:style style:name="P37" style:family="paragraph" style:parent-style-name="Standard" style:list-style-name="WW8Num18"/>
    <style:style style:name="P38" style:family="paragraph" style:parent-style-name="Standard" style:list-style-name="WW8Num51"/>
    <style:style style:name="P39" style:family="paragraph" style:parent-style-name="Standard" style:list-style-name="WW8Num42"/>
    <style:style style:name="P40" style:family="paragraph" style:parent-style-name="Standard" style:list-style-name="WW8Num27"/>
    <style:style style:name="P41" style:family="paragraph" style:parent-style-name="Standard" style:list-style-name="WW8Num54"/>
    <style:style style:name="P42" style:family="paragraph" style:parent-style-name="Standard" style:list-style-name="WW8Num22"/>
    <style:style style:name="P43" style:family="paragraph" style:parent-style-name="Standard" style:list-style-name="WW8Num33"/>
    <style:style style:name="P44" style:family="paragraph" style:parent-style-name="Standard" style:list-style-name="WW8Num26"/>
    <style:style style:name="P45" style:family="paragraph" style:parent-style-name="Standard" style:list-style-name="WW8Num58"/>
    <style:style style:name="P46" style:family="paragraph" style:parent-style-name="Standard" style:list-style-name="WW8Num63"/>
    <style:style style:name="P47" style:family="paragraph" style:parent-style-name="Standard" style:list-style-name="WW8Num21"/>
    <style:style style:name="P48" style:family="paragraph" style:parent-style-name="Standard" style:list-style-name="WW8Num14"/>
    <style:style style:name="P49" style:family="paragraph" style:parent-style-name="Standard" style:list-style-name="WW8Num44"/>
    <style:style style:name="P50" style:family="paragraph" style:parent-style-name="Standard" style:list-style-name="WW8Num32"/>
    <style:style style:name="P51" style:family="paragraph" style:parent-style-name="Standard" style:list-style-name="WW8Num40"/>
    <style:style style:name="P52" style:family="paragraph" style:parent-style-name="Standard" style:list-style-name="WW8Num38"/>
    <style:style style:name="P53" style:family="paragraph" style:parent-style-name="Standard" style:list-style-name="WW8Num46"/>
    <style:style style:name="P54" style:family="paragraph" style:parent-style-name="Standard">
      <style:paragraph-properties fo:margin-left="0.248in" fo:margin-right="0in" fo:text-indent="0in" style:auto-text-indent="false"/>
    </style:style>
    <style:style style:name="P55" style:family="paragraph" style:parent-style-name="Standard">
      <style:paragraph-properties fo:margin-left="0.248in" fo:margin-right="0in" fo:text-indent="0in" style:auto-text-indent="false"/>
      <style:text-properties fo:font-weight="bold" style:font-weight-asian="bold"/>
    </style:style>
    <style:style style:name="P56" style:family="paragraph" style:parent-style-name="Standard">
      <style:paragraph-properties fo:margin-left="0in" fo:margin-right="0in" fo:text-indent="0in" style:auto-text-indent="false"/>
    </style:style>
    <style:style style:name="P57" style:family="paragraph" style:parent-style-name="Standard">
      <style:paragraph-properties fo:margin-left="0in" fo:margin-right="0in" fo:text-indent="0in" style:auto-text-indent="false"/>
      <style:text-properties fo:font-weight="bold" style:font-weight-asian="bold" style:language-complex="none" style:country-complex="none"/>
    </style:style>
    <style:style style:name="P58" style:family="paragraph" style:parent-style-name="Standard">
      <style:paragraph-properties fo:margin-left="0in" fo:margin-right="0in" fo:text-indent="0in" style:auto-text-indent="false"/>
      <style:text-properties fo:font-size="10pt" style:font-size-asian="10pt" style:language-complex="none" style:country-complex="none"/>
    </style:style>
    <style:style style:name="P59" style:family="paragraph" style:parent-style-name="Standard">
      <style:paragraph-properties fo:margin-left="0in" fo:margin-right="0in" fo:text-align="start" style:justify-single-word="false" fo:text-indent="0in" style:auto-text-indent="false"/>
    </style:style>
    <style:style style:name="P60" style:family="paragraph" style:parent-style-name="Standard">
      <style:paragraph-properties fo:margin-top="0in" fo:margin-bottom="0in"/>
    </style:style>
    <style:style style:name="P61" style:family="paragraph" style:parent-style-name="Standard">
      <style:paragraph-properties fo:margin-top="0in" fo:margin-bottom="0in" fo:text-align="start" style:justify-single-word="false"/>
    </style:style>
    <style:style style:name="P62" style:family="paragraph" style:parent-style-name="Standard" style:list-style-name="WW8Num20">
      <style:paragraph-properties fo:margin-top="0in" fo:margin-bottom="0in" fo:text-align="start" style:justify-single-word="false" fo:orphans="0" fo:widows="0" style:text-autospace="none">
        <style:tab-stops>
          <style:tab-stop style:position="0.5in"/>
        </style:tab-stops>
      </style:paragraph-properties>
    </style:style>
    <style:style style:name="P63" style:family="paragraph" style:parent-style-name="Standard" style:list-style-name="WW8Num7">
      <style:paragraph-properties fo:margin-top="0in" fo:margin-bottom="0in" fo:text-align="start" style:justify-single-word="false" fo:orphans="0" fo:widows="0" style:text-autospace="none">
        <style:tab-stops>
          <style:tab-stop style:position="0.5in"/>
        </style:tab-stops>
      </style:paragraph-properties>
    </style:style>
    <style:style style:name="P64" style:family="paragraph" style:parent-style-name="Standard" style:list-style-name="WW8Num6">
      <style:paragraph-properties fo:margin-top="0in" fo:margin-bottom="0in" fo:text-align="start" style:justify-single-word="false" fo:orphans="0" fo:widows="0" style:text-autospace="none">
        <style:tab-stops>
          <style:tab-stop style:position="0.5in"/>
        </style:tab-stops>
      </style:paragraph-properties>
    </style:style>
    <style:style style:name="P65" style:family="paragraph" style:parent-style-name="Standard" style:list-style-name="WW8Num5">
      <style:paragraph-properties fo:margin-top="0in" fo:margin-bottom="0in" fo:text-align="start" style:justify-single-word="false" fo:orphans="0" fo:widows="0" style:text-autospace="none">
        <style:tab-stops>
          <style:tab-stop style:position="0.5in"/>
        </style:tab-stops>
      </style:paragraph-properties>
    </style:style>
    <style:style style:name="P66" style:family="paragraph" style:parent-style-name="Standard" style:list-style-name="WW8Num4">
      <style:paragraph-properties fo:margin-top="0in" fo:margin-bottom="0in" fo:text-align="start" style:justify-single-word="false" fo:orphans="0" fo:widows="0" style:text-autospace="none">
        <style:tab-stops>
          <style:tab-stop style:position="0.5in"/>
        </style:tab-stops>
      </style:paragraph-properties>
    </style:style>
    <style:style style:name="P67" style:family="paragraph" style:parent-style-name="Standard" style:list-style-name="WW8Num3">
      <style:paragraph-properties fo:margin-top="0in" fo:margin-bottom="0in" fo:text-align="start" style:justify-single-word="false" fo:orphans="0" fo:widows="0" style:text-autospace="none">
        <style:tab-stops>
          <style:tab-stop style:position="0.5in"/>
        </style:tab-stops>
      </style:paragraph-properties>
    </style:style>
    <style:style style:name="P68" style:family="paragraph" style:parent-style-name="Standard" style:list-style-name="WW8Num2">
      <style:paragraph-properties fo:margin-top="0in" fo:margin-bottom="0in" fo:text-align="start" style:justify-single-word="false" fo:orphans="0" fo:widows="0" style:text-autospace="none">
        <style:tab-stops>
          <style:tab-stop style:position="0.5in"/>
        </style:tab-stops>
      </style:paragraph-properties>
    </style:style>
    <style:style style:name="P69" style:family="paragraph" style:parent-style-name="Standard" style:list-style-name="WW8Num37">
      <style:paragraph-properties fo:margin-top="0in" fo:margin-bottom="0in" fo:text-align="start" style:justify-single-word="false" fo:orphans="0" fo:widows="0" style:text-autospace="none"/>
    </style:style>
    <style:style style:name="P70" style:family="paragraph" style:parent-style-name="Standard" style:list-style-name="WW8Num60">
      <style:paragraph-properties fo:margin-top="0in" fo:margin-bottom="0in" fo:text-align="start" style:justify-single-word="false" fo:orphans="0" fo:widows="0" style:text-autospace="none">
        <style:tab-stops>
          <style:tab-stop style:position="0.3in"/>
        </style:tab-stops>
      </style:paragraph-properties>
    </style:style>
    <style:style style:name="P71" style:family="paragraph" style:parent-style-name="Standard" style:list-style-name="WW8Num7">
      <style:paragraph-properties fo:margin-top="0in" fo:margin-bottom="0in" fo:text-align="start" style:justify-single-word="false" fo:orphans="0" fo:widows="0" style:text-autospace="none">
        <style:tab-stops>
          <style:tab-stop style:position="1in"/>
        </style:tab-stops>
      </style:paragraph-properties>
    </style:style>
    <style:style style:name="P72" style:family="paragraph" style:parent-style-name="Standard" style:list-style-name="WW8Num8">
      <style:paragraph-properties fo:margin-top="0in" fo:margin-bottom="0in" fo:text-align="start" style:justify-single-word="false" fo:orphans="0" fo:widows="0" style:text-autospace="none"/>
    </style:style>
    <style:style style:name="P73" style:family="paragraph" style:parent-style-name="Standard" style:list-style-name="WW8Num36">
      <style:paragraph-properties fo:margin-top="0in" fo:margin-bottom="0in" fo:text-align="start" style:justify-single-word="false"/>
    </style:style>
    <style:style style:name="P74" style:family="paragraph" style:parent-style-name="Standard">
      <style:paragraph-properties fo:margin-top="0in" fo:margin-bottom="0in" fo:text-align="start" style:justify-single-word="false" style:snap-to-layout-grid="false"/>
    </style:style>
    <style:style style:name="P75" style:family="paragraph" style:parent-style-name="Standard" style:list-style-name="WW8Num36">
      <style:paragraph-properties fo:margin-top="0in" fo:margin-bottom="0in" fo:text-align="start" style:justify-single-word="false"/>
      <style:text-properties fo:color="#000000" style:font-name-asian="Times New Roman" style:font-size-complex="12pt"/>
    </style:style>
    <style:style style:name="P76" style:family="paragraph" style:parent-style-name="Standard">
      <style:paragraph-properties fo:margin-top="0in" fo:margin-bottom="0in"/>
      <style:text-properties fo:language="none" fo:country="none" style:language-asian="none" style:country-asian="none"/>
    </style:style>
    <style:style style:name="P77" style:family="paragraph" style:parent-style-name="Standard">
      <style:paragraph-properties fo:margin-left="0.2957in" fo:margin-right="0in" fo:text-indent="-0.2957in" style:auto-text-indent="false"/>
    </style:style>
    <style:style style:name="P78" style:family="paragraph" style:parent-style-name="Standard">
      <style:paragraph-properties fo:margin-left="0.498in" fo:margin-right="0in" fo:text-indent="0.248in" style:auto-text-indent="false"/>
      <style:text-properties style:text-position="42% 100%" style:font-name="Arial" fo:font-size="14pt" fo:language="en" fo:country="GB" fo:background-color="#ff0000" style:font-size-asian="14pt" style:font-name-complex="Arial" style:font-size-complex="14pt" text:display="none"/>
    </style:style>
    <style:style style:name="P79" style:family="paragraph" style:parent-style-name="Standard" style:list-style-name="WW8Num35">
      <style:paragraph-properties fo:margin-left="1.2457in" fo:margin-right="0in" fo:text-indent="-0.25in" style:auto-text-indent="false">
        <style:tab-stops>
          <style:tab-stop style:position="1.2457in"/>
        </style:tab-stops>
      </style:paragraph-properties>
    </style:style>
    <style:style style:name="P80" style:family="paragraph" style:parent-style-name="Standard">
      <style:paragraph-properties fo:margin-left="0.748in" fo:margin-right="0in" fo:text-indent="0in" style:auto-text-indent="false"/>
    </style:style>
    <style:style style:name="P81" style:family="paragraph" style:parent-style-name="Standard">
      <style:paragraph-properties fo:margin-left="0.748in" fo:margin-right="0in" fo:text-indent="0in" style:auto-text-indent="false"/>
      <style:text-properties style:font-name="Trebuchet MS" fo:font-size="11pt" style:font-size-asian="11pt" style:font-name-complex="Trebuchet MS"/>
    </style:style>
    <style:style style:name="P82" style:family="paragraph" style:parent-style-name="Standard">
      <style:paragraph-properties fo:margin-top="0.0799in" fo:margin-bottom="0in"/>
    </style:style>
    <style:style style:name="P83" style:family="paragraph" style:parent-style-name="Standard" style:list-style-name="WW8Num8">
      <style:paragraph-properties fo:margin-top="0.0799in" fo:margin-bottom="0in" fo:text-align="start" style:justify-single-word="false" fo:orphans="0" fo:widows="0" style:text-autospace="none"/>
    </style:style>
    <style:style style:name="P84" style:family="paragraph" style:parent-style-name="Standard">
      <style:paragraph-properties fo:margin-left="1in" fo:margin-right="0in" fo:text-indent="-0.25in" style:auto-text-indent="false">
        <style:tab-stops>
          <style:tab-stop style:position="0.75in"/>
        </style:tab-stops>
      </style:paragraph-properties>
    </style:style>
    <style:style style:name="P85" style:family="paragraph" style:parent-style-name="Standard">
      <style:paragraph-properties fo:margin-left="0.5in" fo:margin-right="0in" fo:text-indent="-0.25in" style:auto-text-indent="false">
        <style:tab-stops>
          <style:tab-stop style:position="0.5in"/>
        </style:tab-stops>
      </style:paragraph-properties>
    </style:style>
    <style:style style:name="P86" style:family="paragraph" style:parent-style-name="Standard" style:list-style-name="WW8Num8">
      <style:paragraph-properties fo:margin-left="0.5083in" fo:margin-right="0in" fo:orphans="0" fo:widows="0" fo:text-indent="-0.25in" style:auto-text-indent="false" style:text-autospace="none">
        <style:tab-stops>
          <style:tab-stop style:position="0.7602in"/>
        </style:tab-stops>
      </style:paragraph-properties>
      <style:text-properties style:font-name="Trebuchet MS" fo:font-size="11pt" fo:language="en" fo:country="GB" style:font-size-asian="11pt" style:font-name-complex="Trebuchet MS" style:font-size-complex="11pt"/>
    </style:style>
    <style:style style:name="P87" style:family="paragraph" style:parent-style-name="Standard" style:list-style-name="WW8Num1">
      <style:paragraph-properties fo:margin-left="0.4925in" fo:margin-right="0in" fo:margin-top="0in" fo:margin-bottom="0in" fo:orphans="0" fo:widows="0" fo:text-indent="-0.25in" style:auto-text-indent="false" style:text-autospace="none">
        <style:tab-stops>
          <style:tab-stop style:position="0.4925in"/>
        </style:tab-stops>
      </style:paragraph-properties>
      <style:text-properties style:font-name="Trebuchet MS" fo:font-size="11pt" fo:language="en" fo:country="GB" style:font-size-asian="11pt" style:font-name-complex="Trebuchet MS" style:font-size-complex="11pt"/>
    </style:style>
    <style:style style:name="P88" style:family="paragraph" style:parent-style-name="Standard" style:list-style-name="WW8Num1">
      <style:paragraph-properties fo:margin-left="0.4925in" fo:margin-right="0in" fo:margin-top="0in" fo:margin-bottom="0in" fo:text-align="start" style:justify-single-word="false" fo:orphans="0" fo:widows="0" fo:text-indent="-0.25in" style:auto-text-indent="false" style:text-autospace="none">
        <style:tab-stops>
          <style:tab-stop style:position="0.4925in"/>
        </style:tab-stops>
      </style:paragraph-properties>
    </style:style>
    <style:style style:name="P89" style:family="paragraph" style:parent-style-name="Standard" style:list-style-name="WW8Num36">
      <style:paragraph-properties fo:margin-top="0.0417in" fo:margin-bottom="0in" fo:text-align="start" style:justify-single-word="false"/>
    </style:style>
    <style:style style:name="P90" style:family="paragraph" style:parent-style-name="Standard" style:list-style-name="WW8Num36">
      <style:paragraph-properties fo:margin-top="0in" fo:margin-bottom="0.1945in" fo:text-align="start" style:justify-single-word="false"/>
      <style:text-properties fo:color="#000000" style:font-name-asian="Times New Roman" style:font-size-complex="12pt"/>
    </style:style>
    <style:style style:name="P91" style:family="paragraph" style:parent-style-name="Standard" style:list-style-name="WW8Num18">
      <style:paragraph-properties fo:margin-left="1.498in" fo:margin-right="0in" fo:text-indent="-0.25in" style:auto-text-indent="false"/>
    </style:style>
    <style:style style:name="P92" style:family="paragraph" style:parent-style-name="Standard">
      <style:paragraph-properties fo:margin-left="0.7425in" fo:margin-right="0in" fo:text-indent="0in" style:auto-text-indent="false"/>
    </style:style>
    <style:style style:name="P93" style:family="paragraph" style:parent-style-name="Standard" style:list-style-name="WW8Num59">
      <style:paragraph-properties fo:margin-left="0.7874in" fo:margin-right="0in" fo:text-indent="-0.25in" style:auto-text-indent="false"/>
    </style:style>
    <style:style style:name="P94" style:family="paragraph" style:parent-style-name="Standard" style:list-style-name="WW8Num16">
      <style:paragraph-properties fo:margin-left="0.7874in" fo:margin-right="0in" fo:text-indent="-0.25in" style:auto-text-indent="false"/>
    </style:style>
    <style:style style:name="P95" style:family="paragraph" style:parent-style-name="Standard">
      <style:paragraph-properties fo:margin-left="1.5in" fo:margin-right="0in" fo:text-align="start" style:justify-single-word="false" fo:text-indent="0in" style:auto-text-indent="false"/>
    </style:style>
    <style:style style:name="P96" style:family="paragraph" style:parent-style-name="Standard">
      <style:paragraph-properties fo:margin-left="1.0835in" fo:margin-right="0in" fo:text-align="start" style:justify-single-word="false" fo:text-indent="0in" style:auto-text-indent="false"/>
    </style:style>
    <style:style style:name="P97" style:family="paragraph" style:parent-style-name="Standard" style:list-style-name="WW8Num59">
      <style:paragraph-properties fo:margin-left="0.7874in" fo:margin-right="0in" fo:text-indent="-0.2953in" style:auto-text-indent="false"/>
    </style:style>
    <style:style style:name="P98" style:family="paragraph" style:parent-style-name="Standard" style:list-style-name="WW8Num18">
      <style:paragraph-properties fo:margin-left="0.7874in" fo:margin-right="0in" fo:text-indent="-0.2953in" style:auto-text-indent="false"/>
    </style:style>
    <style:style style:name="P99" style:family="paragraph" style:parent-style-name="Standard">
      <style:paragraph-properties fo:margin-left="0.002in" fo:margin-right="0in" fo:text-indent="0in" style:auto-text-indent="false"/>
    </style:style>
    <style:style style:name="P100" style:family="paragraph" style:parent-style-name="Standard">
      <style:paragraph-properties fo:margin-left="0in" fo:margin-right="0in" fo:text-indent="0.2957in" style:auto-text-indent="false"/>
    </style:style>
    <style:style style:name="P101" style:family="paragraph" style:parent-style-name="Standard">
      <style:paragraph-properties fo:margin-left="0.002in" fo:margin-right="0in" fo:text-indent="0.2937in" style:auto-text-indent="false"/>
    </style:style>
    <style:style style:name="P102" style:family="paragraph" style:parent-style-name="Standard" style:list-style-name="WW8Num21">
      <style:paragraph-properties fo:margin-left="0.5in" fo:margin-right="0in" fo:text-indent="-0.252in" style:auto-text-indent="false"/>
    </style:style>
    <style:style style:name="P103" style:family="paragraph" style:parent-style-name="Heading_20_4">
      <style:paragraph-properties fo:margin-top="0.4134in" fo:margin-bottom="0.2047in" fo:padding="0in" fo:border-left="none" fo:border-right="none" fo:border-top="0.26pt solid #000000" fo:border-bottom="none">
        <style:tab-stops>
          <style:tab-stop style:position="0.4in"/>
        </style:tab-stops>
      </style:paragraph-properties>
      <style:text-properties style:font-name="Arial" fo:font-size="11pt" fo:language="en" fo:country="GB" style:font-size-asian="11pt" style:font-name-complex="Arial" style:font-size-complex="11pt" text:display="none"/>
    </style:style>
    <style:style style:name="P104" style:family="paragraph" style:parent-style-name="Heading_20_1">
      <style:text-properties fo:language="en" fo:country="GB"/>
    </style:style>
    <style:style style:name="P105" style:family="paragraph" style:parent-style-name="Heading_20_1" style:master-page-name="Convert_20_1">
      <style:paragraph-properties style:page-number="auto"/>
    </style:style>
    <style:style style:name="P106" style:family="paragraph" style:parent-style-name="title" style:master-page-name="Standard">
      <style:paragraph-properties style:page-number="auto"/>
    </style:style>
    <style:style style:name="P107" style:family="paragraph" style:parent-style-name="Contents_20_1">
      <style:paragraph-properties>
        <style:tab-stops>
          <style:tab-stop style:position="6.2984in" style:type="right" style:leader-style="dotted" style:leader-text="."/>
          <style:tab-stop style:position="7.0791in" style:type="right" style:leader-style="dotted" style:leader-text="."/>
        </style:tab-stops>
      </style:paragraph-properties>
    </style:style>
    <style:style style:name="P108" style:family="paragraph" style:parent-style-name="Heading_20_1_20_no_20_TOC">
      <style:paragraph-properties fo:margin-left="0in" fo:margin-right="0in" fo:text-indent="0in" style:auto-text-indent="false"/>
    </style:style>
    <style:style style:name="T1" style:family="text"/>
    <style:style style:name="T2" style:family="text">
      <style:text-properties fo:font-style="italic" fo:font-weight="bold" style:font-style-asian="italic" style:font-weight-asian="bold"/>
    </style:style>
    <style:style style:name="T3" style:family="text">
      <style:text-properties fo:language="none" fo:country="none" style:language-asian="none" style:country-asian="none"/>
    </style:style>
    <style:style style:name="T4" style:family="text">
      <style:text-properties fo:language="none" fo:country="none" fo:font-weight="bold" style:language-asian="none" style:country-asian="none" style:font-weight-asian="bold"/>
    </style:style>
    <style:style style:name="T5" style:family="text">
      <style:text-properties fo:language="none" fo:country="none" fo:font-weight="bold" style:font-name-asian="Times New Roman" style:language-asian="none" style:country-asian="none" style:font-weight-asian="bold"/>
    </style:style>
    <style:style style:name="T6" style:family="text">
      <style:text-properties fo:language="none" fo:country="none" style:font-name-asian="Times New Roman" style:language-asian="none" style:country-asian="none"/>
    </style:style>
    <style:style style:name="T7" style:family="text">
      <style:text-properties fo:font-size="10pt" style:font-size-asian="10pt"/>
    </style:style>
    <style:style style:name="T8" style:family="text">
      <style:text-properties fo:font-weight="bold" style:font-weight-asian="bold"/>
    </style:style>
    <style:style style:name="T9" style:family="text">
      <style:text-properties fo:font-style="italic" fo:font-weight="bold" style:font-style-asian="italic" style:font-weight-asian="bold"/>
    </style:style>
    <style:style style:name="T10" style:family="text">
      <style:text-properties fo:font-style="italic" style:font-style-asian="italic"/>
    </style:style>
    <style:style style:name="T11" style:family="text">
      <style:text-properties style:language-complex="none" style:country-complex="none"/>
    </style:style>
    <style:style style:name="T12" style:family="text">
      <style:text-properties style:font-name-asian="Times New Roman"/>
    </style:style>
    <style:style style:name="T13" style:family="text">
      <style:text-properties style:text-position="super 58%"/>
    </style:style>
    <style:style style:name="T14" style:family="text">
      <style:text-properties style:font-name="Trebuchet MS" fo:font-size="11pt" fo:language="en" fo:country="GB" style:font-size-asian="11pt" style:font-name-complex="Trebuchet MS" style:font-size-complex="11pt"/>
    </style:style>
    <style:style style:name="T15" style:family="text">
      <style:text-properties style:font-name="Trebuchet MS" fo:font-size="11pt" fo:language="en" fo:country="GB" style:font-size-asian="11pt" style:font-size-complex="11pt"/>
    </style:style>
    <style:style style:name="T16" style:family="text">
      <style:text-properties style:font-name="Trebuchet MS" fo:font-size="11pt" fo:language="en" fo:country="GB" fo:font-weight="bold" style:font-size-asian="11pt" style:font-weight-asian="bold" style:font-name-complex="Trebuchet MS" style:font-size-complex="11pt"/>
    </style:style>
    <style:style style:name="T17" style:family="text">
      <style:text-properties fo:language="en" fo:country="GB" style:font-size-complex="11pt"/>
    </style:style>
    <style:style style:name="T18" style:family="text">
      <style:text-properties fo:color="#333333" style:font-name="Trebuchet MS" fo:font-size="11pt" fo:language="en" fo:country="GB" fo:font-style="italic" style:font-size-asian="11pt" style:font-style-asian="italic" style:font-name-complex="Trebuchet MS" style:font-size-complex="11pt"/>
    </style:style>
    <style:style style:name="T19" style:family="text">
      <style:text-properties fo:color="#333333" fo:language="en" fo:country="GB" fo:font-style="italic" style:font-style-asian="italic" style:font-size-complex="11pt"/>
    </style:style>
    <style:style style:name="T20" style:family="text">
      <style:text-properties style:text-position="40% 100%" style:font-name="Trebuchet MS" fo:font-size="11pt" fo:language="en" fo:country="GB" style:font-size-asian="11pt" style:font-size-complex="11pt"/>
    </style:style>
    <style:style style:name="T21" style:family="text">
      <style:text-properties fo:language="it" fo:country="IT"/>
    </style:style>
    <style:style style:name="T22" style:family="text">
      <style:text-properties fo:language="it" fo:country="IT" fo:font-style="italic" fo:font-weight="bold" style:font-style-asian="italic" style:font-weight-asian="bold" style:font-size-complex="12pt"/>
    </style:style>
    <style:style style:name="T23" style:family="text">
      <style:text-properties style:font-weight-complex="bold"/>
    </style:style>
    <style:style style:name="T24" style:family="text">
      <style:text-properties style:font-style-complex="italic"/>
    </style:style>
    <style:style style:name="T25" style:family="text">
      <style:text-properties fo:color="#660099"/>
    </style:style>
    <style:style style:name="T26" style:family="text">
      <style:text-properties style:font-size-complex="12pt"/>
    </style:style>
    <style:style style:name="T27" style:family="text">
      <style:text-properties fo:color="#993300" fo:language="it" fo:country="IT" style:font-size-complex="12pt"/>
    </style:style>
    <style:style style:name="T28" style:family="text">
      <style:text-properties fo:color="#993300" style:font-size-complex="12pt"/>
    </style:style>
    <style:style style:name="T29" style:family="text">
      <style:text-properties style:font-name="Monaco" fo:font-size="10pt" fo:language="it" fo:country="IT" style:font-size-asian="10pt" style:font-name-complex="Monaco"/>
    </style:style>
    <style:style style:name="T30" style:family="text">
      <style:text-properties style:font-name="Courier New" fo:font-size="8pt" style:font-size-asian="8pt" style:font-name-complex="Courier New"/>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false">
        <text:changed-region xml:id="ct34573648" text:id="ct34573648">
          <text:deletion>
            <office:change-info>
              <dc:creator>Fabio Vitali</dc:creator>
              <dc:date>2013-02-06T17:41:00</dc:date>
            </office:change-info>
            <text:p text:style-name="P1">CSD01 </text:p>
          </text:deletion>
        </text:changed-region>
        <text:changed-region xml:id="ct35098768" text:id="ct35098768">
          <text:insertion>
            <office:change-info>
              <dc:creator>Fabio Vitali</dc:creator>
              <dc:date>2013-02-06T17:41:00</dc:date>
            </office:change-info>
          </text:insertion>
        </text:changed-region>
        <text:changed-region xml:id="ct34479872" text:id="ct34479872">
          <text:deletion>
            <office:change-info>
              <dc:creator>Fabio Vitali</dc:creator>
              <dc:date>2013-02-06T17:41:00</dc:date>
            </office:change-info>
            <text:p text:style-name="P1">20 January </text:p>
          </text:deletion>
        </text:changed-region>
        <text:changed-region xml:id="ct34477040" text:id="ct34477040">
          <text:insertion>
            <office:change-info>
              <dc:creator>Fabio Vitali</dc:creator>
              <dc:date>2013-02-06T17:41:00</dc:date>
            </office:change-info>
          </text:insertion>
        </text:changed-region>
        <text:changed-region xml:id="ct34586576" text:id="ct34586576">
          <text:deletion>
            <office:change-info>
              <dc:creator>Fabio Vitali</dc:creator>
              <dc:date>2013-02-06T18:25:00</dc:date>
            </office:change-info>
            <text:p text:style-name="Standard"><text:s/>2.0</text:p>
          </text:deletion>
        </text:changed-region>
        <text:changed-region xml:id="ct34482688" text:id="ct34482688">
          <text:deletion>
            <office:change-info>
              <dc:creator>Fabio Vitali</dc:creator>
              <dc:date>2013-02-06T18:25:00</dc:date>
            </office:change-info>
            <text:p text:style-name="Standard"><text:s/>2.0</text:p>
          </text:deletion>
        </text:changed-region>
        <text:changed-region xml:id="ct34488912" text:id="ct34488912">
          <text:deletion>
            <office:change-info>
              <dc:creator>Fabio Vitali</dc:creator>
              <dc:date>2013-02-06T18:26:00</dc:date>
            </office:change-info>
            <text:p text:style-name="Standard"><text:s/>2.0</text:p>
          </text:deletion>
        </text:changed-region>
        <text:changed-region xml:id="ct34487008" text:id="ct34487008">
          <text:insertion>
            <office:change-info>
              <dc:creator>Fabio Vitali</dc:creator>
              <dc:date>2013-02-06T18:26:00</dc:date>
            </office:change-info>
          </text:insertion>
        </text:changed-region>
        <text:changed-region xml:id="ct34606944" text:id="ct34606944">
          <text:insertion>
            <office:change-info>
              <dc:creator>Fabio Vitali</dc:creator>
              <dc:date>2013-02-06T18:26:00</dc:date>
            </office:change-info>
          </text:insertion>
        </text:changed-region>
        <text:changed-region xml:id="ct34611824" text:id="ct34611824">
          <text:insertion>
            <office:change-info>
              <dc:creator>Fabio Vitali</dc:creator>
              <dc:date>2013-02-06T18:27:00</dc:date>
            </office:change-info>
          </text:insertion>
        </text:changed-region>
        <text:changed-region xml:id="ct34614880" text:id="ct34614880">
          <text:deletion>
            <office:change-info>
              <dc:creator>Fabio Vitali</dc:creator>
              <dc:date>2013-02-06T18:27:00</dc:date>
            </office:change-info>
            <text:p text:style-name="Standard"><text:span text:style-name="code">http://www.akomantoso.org/2.0</text:span></text:p>
          </text:deletion>
        </text:changed-region>
        <text:changed-region xml:id="ct34614336" text:id="ct34614336">
          <text:insertion>
            <office:change-info>
              <dc:creator>Fabio Vitali</dc:creator>
              <dc:date>2013-02-06T18:27:00</dc:date>
            </office:change-info>
          </text:insertion>
        </text:changed-region>
        <text:changed-region xml:id="ct34501008" text:id="ct34501008">
          <text:insertion>
            <office:change-info>
              <dc:creator>Fabio Vitali</dc:creator>
              <dc:date>2013-02-06T18:28:00</dc:date>
            </office:change-info>
          </text:insertion>
        </text:changed-region>
        <text:changed-region xml:id="ct34505184" text:id="ct34505184">
          <text:deletion>
            <office:change-info>
              <dc:creator>Fabio Vitali</dc:creator>
              <dc:date>2013-02-06T18:28:00</dc:date>
            </office:change-info>
            <text:p text:style-name="Standard">15 July 2011 </text:p>
          </text:deletion>
        </text:changed-region>
        <text:changed-region xml:id="ct34646544" text:id="ct34646544">
          <text:insertion>
            <office:change-info>
              <dc:creator>Fabio Vitali</dc:creator>
              <dc:date>2013-02-06T18:28:00</dc:date>
            </office:change-info>
          </text:insertion>
        </text:changed-region>
        <text:changed-region xml:id="ct34507968" text:id="ct34507968">
          <text:deletion>
            <office:change-info>
              <dc:creator>Fabio Vitali</dc:creator>
              <dc:date>2013-02-06T18:28:00</dc:date>
            </office:change-info>
            <text:p text:style-name="Standard">2</text:p>
          </text:deletion>
        </text:changed-region>
        <text:changed-region xml:id="ct34502400" text:id="ct34502400">
          <text:insertion>
            <office:change-info>
              <dc:creator>Fabio Vitali</dc:creator>
              <dc:date>2013-02-06T18:28:00</dc:date>
            </office:change-info>
          </text:insertion>
        </text:changed-region>
        <text:changed-region xml:id="ct34506576" text:id="ct34506576">
          <text:deletion>
            <office:change-info>
              <dc:creator>Fabio Vitali</dc:creator>
              <dc:date>2013-02-06T18:28:00</dc:date>
            </office:change-info>
            <text:p text:style-name="Standard">.0</text:p>
          </text:deletion>
        </text:changed-region>
        <text:changed-region xml:id="ct34503792" text:id="ct34503792">
          <text:insertion>
            <office:change-info>
              <dc:creator>Fabio Vitali</dc:creator>
              <dc:date>2013-02-06T18:28:00</dc:date>
            </office:change-info>
          </text:insertion>
        </text:changed-region>
        <text:changed-region xml:id="ct34616496" text:id="ct34616496">
          <text:insertion>
            <office:change-info>
              <dc:creator>Fabio Vitali</dc:creator>
              <dc:date>2013-02-06T18:28:00</dc:date>
            </office:change-info>
          </text:insertion>
        </text:changed-region>
        <text:changed-region xml:id="ct34509360" text:id="ct34509360">
          <text:insertion>
            <office:change-info>
              <dc:creator>Fabio Vitali</dc:creator>
              <dc:date>2013-02-06T18:29:00</dc:date>
            </office:change-info>
          </text:insertion>
        </text:changed-region>
        <text:changed-region xml:id="ct34493472" text:id="ct34493472">
          <text:insertion>
            <office:change-info>
              <dc:creator>Fabio Vitali</dc:creator>
              <dc:date>2013-02-06T18:28:00</dc:date>
            </office:change-info>
          </text:insertion>
        </text:changed-region>
        <text:changed-region xml:id="ct34510752" text:id="ct34510752">
          <text:insertion>
            <office:change-info>
              <dc:creator>Fabio Vitali</dc:creator>
              <dc:date>2013-02-06T18:29:00</dc:date>
            </office:change-info>
          </text:insertion>
        </text:changed-region>
        <text:changed-region xml:id="ct34546448" text:id="ct34546448">
          <text:deletion>
            <office:change-info>
              <dc:creator>Fabio Vitali</dc:creator>
              <dc:date>2013-02-06T18:29:00</dc:date>
            </office:change-info>
            <text:p text:style-name="Standard"><text:s/>As a transitory evolutionary path, the 15 July 2011 version of the Akoma Ntoso language is released using both the old namespace (1.0) and the new namespace (2.0). Documents using the 15 July 2011 release of the language <text:span text:style-name="T2">may</text:span> either use the 1.0 or the 2.0 namespace. Documents using older versions<text:span text:style-name="T2"> must </text:span>use the 1.0 namespace. Documents using subsequent releases<text:span text:style-name="T2"> must </text:span>use the 2.0 namespace. <text:s/></text:p>
          </text:deletion>
        </text:changed-region>
        <text:changed-region xml:id="ct34549232" text:id="ct34549232">
          <text:deletion>
            <office:change-info>
              <dc:creator>Fabio Vitali</dc:creator>
              <dc:date>2013-02-06T18:29:00</dc:date>
            </office:change-info>
            <text:p text:style-name="Standard"><text:s/>2.0</text:p>
          </text:deletion>
        </text:changed-region>
        <text:changed-region xml:id="ct34849840" text:id="ct34849840">
          <text:deletion>
            <office:change-info>
              <dc:creator>Fabio Vitali</dc:creator>
              <dc:date>2013-02-06T18:29:00</dc:date>
            </office:change-info>
            <text:p text:style-name="Standard"><text:s/>2.0</text:p>
          </text:deletion>
        </text:changed-region>
        <text:changed-region xml:id="ct34529104" text:id="ct34529104">
          <text:deletion>
            <office:change-info>
              <dc:creator>Fabio Vitali</dc:creator>
              <dc:date>2013-02-06T18:29:00</dc:date>
            </office:change-info>
            <text:p text:style-name="Standard"><text:s/>2.0</text:p>
          </text:deletion>
        </text:changed-region>
        <text:changed-region xml:id="ct35084800" text:id="ct35084800">
          <text:insertion>
            <office:change-info>
              <dc:creator>Fabio Vitali</dc:creator>
              <dc:date>2013-02-06T17:41:00</dc:date>
            </office:change-info>
          </text:insertion>
        </text:changed-region>
        <text:changed-region xml:id="ct34575936" text:id="ct34575936">
          <text:insertion>
            <office:change-info>
              <dc:creator>Fabio Vitali</dc:creator>
              <dc:date>2013-02-06T17:42:00</dc:date>
            </office:change-info>
          </text:insertion>
        </text:changed-region>
        <text:changed-region xml:id="ct34475600" text:id="ct34475600">
          <text:insertion>
            <office:change-info>
              <dc:creator>Fabio Vitali</dc:creator>
              <dc:date>2013-02-06T17:50:00</dc:date>
            </office:change-info>
          </text:insertion>
        </text:changed-region>
        <text:changed-region xml:id="ct34481264" text:id="ct34481264">
          <text:insertion>
            <office:change-info>
              <dc:creator>Fabio Vitali</dc:creator>
              <dc:date>2013-02-06T17:42:00</dc:date>
            </office:change-info>
          </text:insertion>
        </text:changed-region>
        <text:changed-region xml:id="ct34484080" text:id="ct34484080">
          <text:insertion>
            <office:change-info>
              <dc:creator>Fabio Vitali</dc:creator>
              <dc:date>2013-02-06T17:43:00</dc:date>
            </office:change-info>
          </text:insertion>
        </text:changed-region>
        <text:changed-region xml:id="ct34591744" text:id="ct34591744">
          <text:insertion>
            <office:change-info>
              <dc:creator>Fabio Vitali</dc:creator>
              <dc:date>2013-02-06T17:45:00</dc:date>
            </office:change-info>
          </text:insertion>
        </text:changed-region>
        <text:changed-region xml:id="ct34518848" text:id="ct34518848">
          <text:insertion>
            <office:change-info>
              <dc:creator>Fabio Vitali</dc:creator>
              <dc:date>2013-02-06T17:46:00</dc:date>
            </office:change-info>
          </text:insertion>
        </text:changed-region>
        <text:changed-region xml:id="ct34496256" text:id="ct34496256">
          <text:insertion>
            <office:change-info>
              <dc:creator>Fabio Vitali</dc:creator>
              <dc:date>2013-02-06T17:45:00</dc:date>
            </office:change-info>
          </text:insertion>
        </text:changed-region>
        <text:changed-region xml:id="ct34738032" text:id="ct34738032">
          <text:insertion>
            <office:change-info>
              <dc:creator>Fabio Vitali</dc:creator>
              <dc:date>2013-02-06T17:46:00</dc:date>
            </office:change-info>
          </text:insertion>
        </text:changed-region>
        <text:changed-region xml:id="ct34527712" text:id="ct34527712">
          <text:insertion>
            <office:change-info>
              <dc:creator>Fabio Vitali</dc:creator>
              <dc:date>2013-02-06T17:47:00</dc:date>
            </office:change-info>
          </text:insertion>
        </text:changed-region>
        <text:changed-region xml:id="ct34534672" text:id="ct34534672">
          <text:insertion>
            <office:change-info>
              <dc:creator>Fabio Vitali</dc:creator>
              <dc:date>2013-02-06T17:48:00</dc:date>
            </office:change-info>
          </text:insertion>
        </text:changed-region>
        <text:changed-region xml:id="ct34530496" text:id="ct34530496">
          <text:insertion>
            <office:change-info>
              <dc:creator>Fabio Vitali</dc:creator>
              <dc:date>2013-02-06T17:47:00</dc:date>
            </office:change-info>
          </text:insertion>
        </text:changed-region>
        <text:changed-region xml:id="ct34536064" text:id="ct34536064">
          <text:insertion>
            <office:change-info>
              <dc:creator>Fabio Vitali</dc:creator>
              <dc:date>2013-02-06T17:48:00</dc:date>
            </office:change-info>
          </text:insertion>
        </text:changed-region>
        <text:changed-region xml:id="ct34538848" text:id="ct34538848">
          <text:insertion>
            <office:change-info>
              <dc:creator>Fabio Vitali</dc:creator>
              <dc:date>2013-02-06T17: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Akoma Ntoso 3.0 Release Notes</text:p>
      <text:p text:style-name="P1">Release <text:change text:change-id="ct34573648"/><text:change-start text:change-id="ct35098768"/>CSD02 <text:change-end text:change-id="ct35098768"/>– <text:change text:change-id="ct34479872"/><text:change-start text:change-id="ct34477040"/>6 February <text:change-end text:change-id="ct34477040"/>2013</text:p>
      <text:p text:style-name="P1">Technical Supervision: Fabio Vitali</text:p>
      <text:p text:style-name="P1">Legal Domain Supervision: Monica Palmirani</text:p>
      <text:p text:style-name="P1">University of Bologna</text:p>
      <text:p text:style-name="P108"/>
      <text:p text:style-name="P108"/>
      <text:p text:style-name="P108"/>
      <text:p text:style-name="Heading_20_1_20_no_20_TOC"><text:bookmark-start text:name="__RefHeading__1_2104082316"/>Table of content<text:bookmark-end text:name="__RefHeading__1_2104082316"/></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7.0791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0634in" style:leader-char=" " style:with-tab="false"/>
            <text:index-entry-tab-stop style:type="left" style:position="7.0791in"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752in" style:leader-char=" " style:with-tab="false"/>
            <text:index-entry-tab-stop style:type="left" style:position="1.5972in" style:leader-char=" " style:with-tab="false"/>
            <text:index-entry-tab-stop style:type="left" style:position="11.0252in"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P107"><text:a xlink:type="simple" xlink:href="#__RefHeading__1_2104082316" text:style-name="Index_20_Link" text:visited-style-name="Index_20_Link"><text:s/>Table of content<text:tab/>1</text:a></text:p>
          <text:p text:style-name="P107"><text:a xlink:type="simple" xlink:href="#__RefHeading__3_2104082316" text:style-name="Index_20_Link" text:visited-style-name="Index_20_Link">1 Introduction<text:tab/>3</text:a></text:p>
          <text:p text:style-name="P107"><text:a xlink:type="simple" xlink:href="#__RefHeading__5_2104082316" text:style-name="Index_20_Link" text:visited-style-name="Index_20_Link">2 Namespaces<text:tab/>3</text:a></text:p>
          <text:p text:style-name="P107"><text:a xlink:type="simple" xlink:href="#__RefHeading__7_2104082316" text:style-name="Index_20_Link" text:visited-style-name="Index_20_Link">3 Global overview of the schema<text:tab/>3</text:a></text:p>
          <text:p text:style-name="P107"><text:a xlink:type="simple" xlink:href="#__RefHeading__9_2104082316" text:style-name="Index_20_Link" text:visited-style-name="Index_20_Link">4 Patterns<text:tab/>4</text:a></text:p>
          <text:p text:style-name="P107"><text:a xlink:type="simple" xlink:href="#__RefHeading__11_2104082316" text:style-name="Index_20_Link" text:visited-style-name="Index_20_Link">5 Metadata elements<text:tab/>6</text:a></text:p>
          <text:p text:style-name="P107"><text:a xlink:type="simple" xlink:href="#__RefHeading__13_2104082316" text:style-name="Index_20_Link" text:visited-style-name="Index_20_Link">6 Amendments, versions and document lifecycle <text:tab/>7</text:a></text:p>
          <text:p text:style-name="P107"><text:a xlink:type="simple" xlink:href="#__RefHeading__15_2104082316" text:style-name="Index_20_Link" text:visited-style-name="Index_20_Link">7 References<text:tab/>8</text:a></text:p>
          <text:p text:style-name="P107"><text:a xlink:type="simple" xlink:href="#__RefHeading__17_2104082316" text:style-name="Index_20_Link" text:visited-style-name="Index_20_Link">8 AKOMA NTOSO Naming Convention<text:tab/>15</text:a></text:p>
          <text:p text:style-name="P107"><text:a xlink:type="simple" xlink:href="#__RefHeading__19_2104082316" text:style-name="Index_20_Link" text:visited-style-name="Index_20_Link">9 Differences from previous releases<text:tab/>33</text:a></text:p>
        </text:index-body>
      </text:table-of-content>
      <text:p text:style-name="P4"/>
      <text:p text:style-name="P5"/>
      <text:h text:style-name="P105" text:outline-level="1"><text:bookmark-start text:name="__RefHeading__3_2104082316"/>Introduction<text:bookmark-end text:name="__RefHeading__3_2104082316"/></text:h>
      <text:p text:style-name="Standard">This document introduces and explains the schema for AKOMA NTOSO<text:change text:change-id="ct34586576"/>, an XML-based document format for legislative documents in African countries. More details about the background and rationale of this project and of the design methodology can be found in the AKOMA NTOSO web site<text:span text:style-name="T7">, www.akomantoso.org</text:span>. </text:p>
      <text:p text:style-name="Standard">In this document we provide technical details and assumptions about the AKOMA NTOSO<text:change text:change-id="ct34482688"/>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8">all</text:span> AKOMA NTOSO documents). <text:s/></text:p>
      <text:h text:style-name="Heading_20_1" text:outline-level="1"><text:bookmark-start text:name="__RefHeading__5_2104082316"/>Namespaces<text:bookmark-end text:name="__RefHeading__5_2104082316"/></text:h>
      <text:p text:style-name="Standard">AKOMA NTOSO<text:change text:change-id="ct34488912"/>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text:change-start text:change-id="ct34487008"/>family of <text:change-end text:change-id="ct34487008"/>release<text:change-start text:change-id="ct34606944"/>s<text:change-end text:change-id="ct34606944"/> is therefore “<text:change-start text:change-id="ct34611824"/><text:span text:style-name="code">http://docs.oasis-open.org/legaldocml/ns/akn/3.0/CSDXX</text:span><text:change-end text:change-id="ct34611824"/><text:change text:change-id="ct34614880"/>”<text:change-start text:change-id="ct34614336"/>, where XX refers to the sequential version of the Committee <text:change-end text:change-id="ct34614336"/><text:change-start text:change-id="ct34501008"/>Specification Draft it refers to<text:change-end text:change-id="ct34501008"/>. </text:p>
      <text:p text:style-name="Standard">Starting from the <text:change text:change-id="ct34505184"/><text:change-start text:change-id="ct34646544"/>20 January 2013 <text:change-end text:change-id="ct34646544"/>release of the language, Akoma Ntoso enters in the <text:change text:change-id="ct34507968"/><text:change-start text:change-id="ct34502400"/>3<text:change-end text:change-id="ct34502400"/><text:change text:change-id="ct34506576"/><text:change-start text:change-id="ct34503792"/>.0<text:change-end text:change-id="ct34503792"/> namespace<text:change-start text:change-id="ct34616496"/> and transits from the <text:a xlink:type="simple" xlink:href="http://www.akomantoso.org/"><text:span text:style-name="Internet_20_link">www.akomantoso.org</text:span></text:a> domain into the OASIS usual <text:change-end text:change-id="ct34616496"/><text:change-start text:change-id="ct34509360"/>naming<text:change-end text:change-id="ct34509360"/><text:change-start text:change-id="ct34493472"/> <text:change-end text:change-id="ct34493472"/><text:change-start text:change-id="ct34510752"/>convention<text:change-end text:change-id="ct34510752"/>.<text:change text:change-id="ct34546448"/></text:p>
      <text:h text:style-name="Heading_20_1" text:outline-level="1"><text:bookmark-start text:name="__RefHeading__7_2104082316"/>Global overview of the schema<text:bookmark-end text:name="__RefHeading__7_2104082316"/></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text:soft-page-break/>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common form, but lists different elements in different orders, and individual container-like complex types are spread throughout the schema. </text:p>
      <text:p text:style-name="Standard">Elements are organized in meaningful sections: </text:p>
      <text:list xml:id="list989245649" text:style-name="WW8Num49">
        <text:list-item>
          <text:p text:style-name="P6">The root element <text:span text:style-name="code">&lt;akomantoso&gt;</text:span></text:p>
        </text:list-item>
        <text:list-item>
          <text:p text:style-name="P6">The document elements, one for each document type (such <text:s/>as <text:span text:style-name="code">&lt;act&gt;</text:span>, <text:span text:style-name="code">&lt;bill&gt;</text:span>, <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6">The shared container elements, one for each main part of the abovementioned structures, except for <text:span text:style-name="Macchina_20_da_20_scrivere_20_HTML">&lt;meta&gt;</text:span>, which is described in the apposite section.</text:p>
        </text:list-item>
        <text:list-item>
          <text:p text:style-name="P6">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6">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6">Elements for judgements, particularly <text:span text:style-name="code">&lt;background&gt;, &lt;motivation&gt;, &lt;decision&gt;,</text:span> and for open structures, particularly <text:span text:style-name="code">&lt;item&gt;</text:span>.</text:p>
        </text:list-item>
        <text:list-item>
          <text:p text:style-name="P6">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6">Generic elements: the list of available generic elements (one for each of the main categories of content models). </text:p>
        </text:list-item>
        <text:list-item>
          <text:p text:style-name="P6">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6">Metadata elements within the <text:span text:style-name="Macchina_20_da_20_scrivere_20_HTML">&lt;meta&gt;</text:span> element provide a location for all relevant information about a AKOMA NTOSO document that <text:span text:style-name="T10">does not belong to its actual content</text:span>. Metadata thus are all, by definition, editorial additions to the text as originally composing the document.</text:p>
        </text:list-item>
      </text:list>
      <text:h text:style-name="Heading_20_1" text:outline-level="1"><text:bookmark-start text:name="__RefHeading__9_2104082316"/>Patterns<text:bookmark-end text:name="__RefHeading__9_2104082316"/></text:h>
      <text:p text:style-name="Standard">Patterns are the abstraction and distillation of past experiences in designing and resolving <text:soft-page-break/>design problems. They are general and widely applicable guidelines for approaching and justifying design issues that often occur in XML-based projects. </text:p>
      <text:p text:style-name="P8">In AKOMA NTOSO patterns are used to create categories of content models (and thus correspond to only those content models that have been found to be actually useful) and more 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Categories in content model</text:h>
      <text:p text:style-name="Standard">Categories of content models is the term used within AKOMA NTOSO to refer to families of elements that share the same conceptual organization of the internals. The AKOMA NTOSO<text:change text:change-id="ct34549232"/> Schema uses systematically six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2008429402" text:style-name="WW8Num64">
        <text:list-item>
          <text:p text:style-name="P7">The <text:span text:style-name="T10">markers</text:span>: markers are content-less elements that are placed here and there in the document and are meaningful for their position, their names and their attributes. Markers are also known as <text:span text:style-name="T10">empty elements</text:span> or <text:span text:style-name="T10">milestones</text:span>. There are two main families of markers in the AKOMA NTOSO schema: <text:span text:style-name="T10">placeholders</text:span> in the text content (e.g., note references) that can appear in any position that also has text, and <text:span text:style-name="T10">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7">The <text:span text:style-name="T10">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7">The <text:span text:style-name="T10">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7">The <text:span text:style-name="T10">popups</text:span>: a popup element is an element placed within a mixed model element to identify a completely separate context that, for any reason, appears within the flow of the text, but does not belong to it or does not follow its rules. Popup elements are containers appearing in the middle of sentences but containing full structures (with no direct containment of text or inline elements). <text:s/></text:p>
        </text:list-item>
        <text:list-item>
          <text:p text:style-name="P7">The <text:span text:style-name="T10">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text:soft-page-break/>but only a collection of other elements. Text therefore can only be placed within a block within the container. </text:p>
        </text:list-item>
        <text:list-item>
          <text:p text:style-name="P7">The <text:span text:style-name="T10">hierarchy</text:span>: a hierarchy is a set of sections nested to an arbitrary depth, all provided with title and numbering. Each level of the nesting can contain either more nested sections or a container. No text is allowed directly inside the hierarchy, but only within a block element that is contained within a container element (not considering, of course, titles and numbering). AKOMA NTOSO<text:change text:change-id="ct34849840"/> uses only one hierarchy, with predefined names and no constraints on their order or systematic layering. </text:p>
        </text:list-item>
      </text:list>
      <text:p text:style-name="P54">There are two exceptions to the systematic use of patterns: </text:p>
      <text:list xml:id="list1725473420" text:style-name="WW8Num24">
        <text:list-item>
          <text:p text:style-name="P9">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9">There are some inline elements that only make sense in the preface and/or preamble of the document: for 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2">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Patterns in schema design</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text:bookmark-start text:name="__RefHeading__11_2104082316"/>Metadata elements<text:bookmark-end text:name="__RefHeading__11_2104082316"/></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56">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text:soft-page-break/>by local implementations without the need for all other implementations to know about them and know how to react to them. </text:p>
      <text:h text:style-name="Heading_20_1" text:outline-level="1"><text:bookmark-start text:name="__RefHeading__13_2104082316"/>Amendments, versions and document lifecycle <text:bookmark-end text:name="__RefHeading__13_2104082316"/></text:h>
      <text:p text:style-name="Standard">AKOMA NTOSO<text:change text:change-id="ct34529104"/> include a sophisticated mechanism to keep track of the life cycle and evolution of a legal document. This is particularly useful for acts that are amended and modified in time, while maintaining their fundamental nature. </text:p>
      <text:p text:style-name="Standard">The management of evolution of a document makes two important assumptions: </text:p>
      <text:list xml:id="list195148307" text:style-name="WW8Num53">
        <text:list-item>
          <text:p text:style-name="P10">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0">Amendments and events in the life cycle are due to the enactment of a specific, individual document that can be objectively traced back and identified with an U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U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805528378" text:style-name="WW8Num57">
        <text:list-item>
          <text:p text:style-name="P11"><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11"><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8">must</text:span> be all mentioned in the <text:span text:style-name="Macchina_20_da_20_scrivere_20_HTML">&lt;lifecycle&gt;</text:span> element. Individual additions and deletions are not marked in the content. </text:p>
        </text:list-item>
        <text:list-item>
          <text:p text:style-name="P11"><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text:soft-page-break/>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pan text:style-name="code">&lt;inline&gt;</text:span> element for text fragments for which no exact containing element exists) must use these attribute to specify its nature. </text:p>
      <text:p text:style-name="Standard">The start and end attributes (and similarly the <text:span text:style-name="Macchina_20_da_20_scrivere_20_HTML">startEfficacy</text:span> and <text:span text:style-name="Macchina_20_da_20_scrivere_20_HTML">endEfficacy</text:span> 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text:bookmark-start text:name="__RefHeading__15_2104082316"/>References<text:bookmark-end text:name="__RefHeading__15_2104082316"/></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non-Akoma Ntoso documents that are accessible through the net, or to individual instances of classes specified in a local ontology. </text:p>
      <text:h text:style-name="Heading_20_2" text:outline-level="2">The structure of references</text:h>
      <text:p text:style-name="Standard">All references to external concepts share the same structure, in that they are empty elements in the <text:span text:style-name="Macchina_20_da_20_scrivere_20_HTML">references</text:span> section provided with exactly four attributes: </text:p>
      <text:list xml:id="list1136111815" text:style-name="WW8Num23">
        <text:list-item>
          <text:p text:style-name="P12"><text:span text:style-name="Macchina_20_da_20_scrivere_20_HTML">href</text:span>: the URI reference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12"><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12"><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12"><text:span text:style-name="Macchina_20_da_20_scrivere_20_HTML">shortForm</text:span>: this optional attribute contains a secondary form of the display <text:soft-page-break/>information of the entity. For instance, in some reports it is necessary to provide the full name of a person at the first utterance, and only the name in any further utterance from the same person. </text:p>
        </text:list-item>
      </text:list>
      <text:h text:style-name="Heading_20_2" text:outline-level="2">Referring to precise concepts in the document</text:h>
      <text:p text:style-name="Standard">AKOMA NTOSO provides a series of mechanisms for referring to precise concepts in the documents being marked up. Regardless of whether the textual content of the document is sufficiently explicit and unambiguous, the marker of the document may and should provide additional disambiguating information about individual pieces of fragment denoting precise 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1335177756" text:style-name="WW8Num17">
        <text:list-item>
          <text:p text:style-name="P13"><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13"><text:span text:style-name="Macchina_20_da_20_scrivere_20_HTML">href</text:span>: contains the URI of a instance of an FRBR document class or of a web page. Furthermore, it signals the application that the reference must be considered navigable, i.e., activatable by the user (e.g. via a link). </text:p>
        </text:list-item>
        <text:list-item>
          <text:p text:style-name="P13"><text:span text:style-name="Macchina_20_da_20_scrivere_20_HTML">upTo</text:span>: for range references (e.g., <text:span text:style-name="Macchina_20_da_20_scrivere_20_HTML">rref</text:span> and <text:span text:style-name="Macchina_20_da_20_scrivere_20_HTML">rmod</text:span>) this specifies the URI of the last, or highest, element of the range being referred to. </text:p>
        </text:list-item>
        <text:list-item>
          <text:p text:style-name="P13"><text:span text:style-name="Macchina_20_da_20_scrivere_20_HTML">by</text:span>: points to a person, i.e., an instance of the class TLCPerson in the references section, relative to the person by which the content has been provided. </text:p>
        </text:list-item>
        <text:list-item>
          <text:p text:style-name="P13"><text:span text:style-name="Macchina_20_da_20_scrivere_20_HTML">as</text:span>: points to a role, i.e., an instance of the class TLCRole in the references, relative to the role held by the person when uttering the content. </text:p>
        </text:list-item>
        <text:list-item>
          <text:p text:style-name="P13"><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2002195834" text:style-name="WW8Num56">
        <text:list-item>
          <text:p text:style-name="P14">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14"><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14"><text:soft-page-break/><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14">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56">The following inline elements may appear to be references, but are rather definitions: </text:p>
      <text:list xml:id="list1394849169" text:style-name="WW8Num39">
        <text:list-item>
          <text:p text:style-name="P15"><text:span text:style-name="Macchina_20_da_20_scrivere_20_HTML">date</text:span>: <text:s/>specifies that the content of the element is a date. Through the date attribute it is possible to provide the unambiguous form of the date in XSD 2.0 syntax (yyyy-mm-dd). </text:p>
        </text:list-item>
        <text:list-item>
          <text:p text:style-name="P15"><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15"><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h text:style-name="Heading_20_2" text:outline-level="2">Identifiers</text:h>
      <text:p text:style-name="Standard">Identifiers are systematically used in AKOMA NTOSO. All AKOMA NTOSO elements allow an identifier. Most relevant elements and sections <text:span text:style-name="T10">require</text:span> it.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identifiers, which is described here in human readable format. Identifiers are composed by juxtaposing subidentifiers of the path needed to access them. Legal documents provide explicit global numbering for sections and articles, and local numbering for hierarchical subparts of them.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Each sub-identifier is composed of three letters, plus a string or a number identifying its position within the overall list of similarly named elements. Blocks are all named “blkX”, regardless of their actual names, and inlines are all named “inlX”, regardless of their actual names. An exception to this are references “refX” and amendments “modX”. </text:p>
      <text:p text:style-name="Standard">The following is a table with some examples of identifiers: </text:p>
      <text:p text:style-name="Standard"><text:soft-page-break/></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7">Element</text:p>
          </table:table-cell>
          <table:table-cell table:style-name="Table1.A1" office:value-type="string">
            <text:p text:style-name="P57">Identifier</text:p>
          </table:table-cell>
          <table:table-cell table:style-name="Table1.A1" office:value-type="string">
            <text:p text:style-name="P57">Example</text:p>
          </table:table-cell>
          <table:table-cell table:style-name="Table1.D1" office:value-type="string">
            <text:p text:style-name="P57">Identifier of example</text:p>
          </table:table-cell>
        </table:table-row>
        <table:table-row table:style-name="Table1.1">
          <table:table-cell table:style-name="Table1.A1" office:value-type="string">
            <text:p text:style-name="P56"><text:span text:style-name="code"><text:span text:style-name="T11">&lt;book&gt;</text:span></text:span></text:p>
          </table:table-cell>
          <table:table-cell table:style-name="Table1.A1" office:value-type="string">
            <text:p text:style-name="P56"><text:span text:style-name="code"><text:span text:style-name="T11">secXX</text:span></text:span></text:p>
          </table:table-cell>
          <table:table-cell table:style-name="Table1.A1" office:value-type="string">
            <text:p text:style-name="P58">Book 2 of this act</text:p>
          </table:table-cell>
          <table:table-cell table:style-name="Table1.D1" office:value-type="string">
            <text:p text:style-name="P56"><text:span text:style-name="code"><text:span text:style-name="T11">Bck2</text:span></text:span></text:p>
          </table:table-cell>
        </table:table-row>
        <table:table-row table:style-name="Table1.1">
          <table:table-cell table:style-name="Table1.A1" office:value-type="string">
            <text:p text:style-name="P56"><text:span text:style-name="code"><text:span text:style-name="T11">&lt;part&gt;</text:span></text:span></text:p>
          </table:table-cell>
          <table:table-cell table:style-name="Table1.A1" office:value-type="string">
            <text:p text:style-name="P56"><text:span text:style-name="code"><text:span text:style-name="T11">prtXX</text:span></text:span></text:p>
          </table:table-cell>
          <table:table-cell table:style-name="Table1.A1" office:value-type="string">
            <text:p text:style-name="P58">Part 1 of book 2 of this act</text:p>
          </table:table-cell>
          <table:table-cell table:style-name="Table1.D1" office:value-type="string">
            <text:p text:style-name="P56"><text:span text:style-name="code"><text:span text:style-name="T11">bck2-prt1</text:span></text:span></text:p>
          </table:table-cell>
        </table:table-row>
        <table:table-row table:style-name="Table1.1">
          <table:table-cell table:style-name="Table1.A1" office:value-type="string">
            <text:p text:style-name="P56"><text:span text:style-name="code"><text:span text:style-name="T11">&lt;paragraph&gt;</text:span></text:span></text:p>
          </table:table-cell>
          <table:table-cell table:style-name="Table1.A1" office:value-type="string">
            <text:p text:style-name="P56"><text:span text:style-name="code"><text:span text:style-name="T11">parXX</text:span></text:span></text:p>
          </table:table-cell>
          <table:table-cell table:style-name="Table1.A1" office:value-type="string">
            <text:p text:style-name="P58">Paragraph 3 of part 1 of book 2 of this act</text:p>
          </table:table-cell>
          <table:table-cell table:style-name="Table1.D1" office:value-type="string">
            <text:p text:style-name="P56"><text:span text:style-name="code"><text:span text:style-name="T11">bck2-prt1-par3</text:span></text:span></text:p>
          </table:table-cell>
        </table:table-row>
        <table:table-row table:style-name="Table1.1">
          <table:table-cell table:style-name="Table1.A1" office:value-type="string">
            <text:p text:style-name="P56"><text:span text:style-name="code"><text:span text:style-name="T11">&lt;chapter&gt;</text:span></text:span></text:p>
          </table:table-cell>
          <table:table-cell table:style-name="Table1.A1" office:value-type="string">
            <text:p text:style-name="P56"><text:span text:style-name="code"><text:span text:style-name="T11">chpXX</text:span></text:span></text:p>
          </table:table-cell>
          <table:table-cell table:style-name="Table1.A1" office:value-type="string">
            <text:p text:style-name="P58">Chapter 5 of paragraph 3 of part 1 of book 2 of this act</text:p>
          </table:table-cell>
          <table:table-cell table:style-name="Table1.D1" office:value-type="string">
            <text:p text:style-name="P56"><text:span text:style-name="code"><text:span text:style-name="T11">bck2-prt1-par3-chp5</text:span></text:span></text:p>
          </table:table-cell>
        </table:table-row>
        <table:table-row table:style-name="Table1.1">
          <table:table-cell table:style-name="Table1.A1" office:value-type="string">
            <text:p text:style-name="P56"><text:span text:style-name="code"><text:span text:style-name="T11">&lt;article&gt;</text:span></text:span></text:p>
          </table:table-cell>
          <table:table-cell table:style-name="Table1.A1" office:value-type="string">
            <text:p text:style-name="P56"><text:span text:style-name="code"><text:span text:style-name="T11">artXX</text:span></text:span></text:p>
          </table:table-cell>
          <table:table-cell table:style-name="Table1.A1" office:value-type="string">
            <text:p text:style-name="P58">Article 12</text:p>
          </table:table-cell>
          <table:table-cell table:style-name="Table1.D1" office:value-type="string">
            <text:p text:style-name="P56"><text:span text:style-name="code"><text:span text:style-name="T11">art12</text:span></text:span></text:p>
          </table:table-cell>
        </table:table-row>
        <table:table-row table:style-name="Table1.1">
          <table:table-cell table:style-name="Table1.A1" office:value-type="string">
            <text:p text:style-name="P56"><text:span text:style-name="code"><text:span text:style-name="T11">&lt;clause&gt;</text:span></text:span></text:p>
          </table:table-cell>
          <table:table-cell table:style-name="Table1.A1" office:value-type="string">
            <text:p text:style-name="P56"><text:span text:style-name="code"><text:span text:style-name="T11">claXX</text:span></text:span></text:p>
          </table:table-cell>
          <table:table-cell table:style-name="Table1.A1" office:value-type="string">
            <text:p text:style-name="P58">Clause 3 of article 12</text:p>
          </table:table-cell>
          <table:table-cell table:style-name="Table1.D1" office:value-type="string">
            <text:p text:style-name="P56"><text:span text:style-name="code"><text:span text:style-name="T11">art12-cla3</text:span></text:span></text:p>
          </table:table-cell>
        </table:table-row>
        <table:table-row table:style-name="Table1.1">
          <table:table-cell table:style-name="Table1.A1" office:value-type="string">
            <text:p text:style-name="P56"><text:span text:style-name="code"><text:span text:style-name="T11">&lt;li&gt;</text:span></text:span></text:p>
          </table:table-cell>
          <table:table-cell table:style-name="Table1.A1" office:value-type="string">
            <text:p text:style-name="P56"><text:span text:style-name="code"><text:span text:style-name="T11">itmXX</text:span></text:span></text:p>
          </table:table-cell>
          <table:table-cell table:style-name="Table1.A1" office:value-type="string">
            <text:p text:style-name="P58">item “c” of clause 3 of article 12</text:p>
          </table:table-cell>
          <table:table-cell table:style-name="Table1.D1" office:value-type="string">
            <text:p text:style-name="P56"><text:span text:style-name="code"><text:span text:style-name="T11">art12-cla3-itm3</text:span></text:span></text:p>
          </table:table-cell>
        </table:table-row>
        <table:table-row table:style-name="Table1.1">
          <table:table-cell table:style-name="Table1.A1" office:value-type="string">
            <text:p text:style-name="P56"><text:span text:style-name="code"><text:span text:style-name="T11">&lt;p&gt;</text:span></text:span></text:p>
          </table:table-cell>
          <table:table-cell table:style-name="Table1.A1" office:value-type="string">
            <text:p text:style-name="P56"><text:span text:style-name="code"><text:span text:style-name="T11">blkXX</text:span></text:span></text:p>
          </table:table-cell>
          <table:table-cell table:style-name="Table1.A1" office:value-type="string">
            <text:p text:style-name="P58">Third paragraph of clause 3 of article 12</text:p>
          </table:table-cell>
          <table:table-cell table:style-name="Table1.D1" office:value-type="string">
            <text:p text:style-name="P56"><text:span text:style-name="code"><text:span text:style-name="T11">art12-cla3-blk3</text:span></text:span></text:p>
          </table:table-cell>
        </table:table-row>
      </table:table>
      <text:p text:style-name="Standard"/>
      <text:p text:style-name="Standard">Identifiers <text:span text:style-name="T8">never change</text:span> even if and when the elements get officially renumbered. Insertions may add a character at the end of the identifier. So if an amendment creates an article “12/a” or “12 bis” between articles 12 and 13, then the relevant identifies will be “art12a” in both cases. No trailing zeros are ever used. Elements with an explicit numbering mechanism in place (such as member of the hierarchy) will display the number as written in the document (i.e., with no trailing zeros but will all decorations as present), while unnumbered elements will add the number required to make the count correct.</text:p>
      <text:p text:style-name="Standard">Structures within the <text:span text:style-name="code">&lt;quotedStructure&gt;</text:span> elements add the relevant mod identifier before their “natural” identifiers. So for instance if clause 3 of article 15 has an amendment that adds article 4/a to a different act, the identifier of the <text:span text:style-name="code">&lt;quotedStructure&gt;</text:span> element that contains the new article will be “<text:span text:style-name="Macchina_20_da_20_scrivere_20_HTML">art15-cla03-mod01-art04a</text:span>”. Of course, automatic systems that create current versions of texts will remove the prefix belonging to the amendment law and will only keep the “<text:span text:style-name="Macchina_20_da_20_scrivere_20_HTML">art04a</text:span>” identifier in the final result. </text:p>
      <text:h text:style-name="Heading_20_2" text:outline-level="2">Evolving IDs</text:h>
      <text:p text:style-name="Standard">Documents are complex structures. Sometime, it is important to record the fact that the (conceptually) same structure may have different content (e.g., for different languages, different versions or different audiences. Permanent Ids are the basic tool to be able to identify the concept of <text:span text:style-name="T10">sameness</text:span> across situations that require different content to be known as really being the same. Unfortunately, relying only on a permanent id prevent some common and very useful operations to be performed on documents that present multiple content for the same structure. For this reason, starting with version 2.0 of Akoma Ntoso, the concept of evolving Id is being introduced. <text:s/></text:p>
      <text:p text:style-name="Standard">The problems in the permanence of ids appear in four situations: </text:p>
      <text:list xml:id="list1067349057" text:style-name="WW8Num55">
        <text:list-item>
          <text:p text:style-name="P17">in a multilingual document, the concurrence of two similarly named structures in two languages, say art.2 in the French and art.2 in the English part of the document</text:p>
        </text:list-item>
        <text:list-item>
          <text:p text:style-name="P17">in a multi-version document, the concurrence of two similarly named structures from two versions, say art.2 in the past version and art.2 in the current version. </text:p>
        </text:list-item>
        <text:list-item>
          <text:p text:style-name="P17">in a modification act, the concurrence of two similarly named structures in the amending and in the amended document, say I am amending art.2 of the amended act, and of course an art.2 exists already in the amending act. </text:p>
        </text:list-item>
        <text:list-item>
          <text:p text:style-name="P17">in a chain of versions, the request to renumber the content may desynchronize completely the old identification and the new one, e.g. art.2 is from now on known as art.15. Such renumbering is frequent in bills, and rare in acts. But external references to bills are mainly static (i.e. they refer to a specific version of a bill), while external references to <text:soft-page-break/>acts are often dynamic (i.e. they refer to any of a number of versions depending on the nature of the quest). </text:p>
          <text:list>
            <text:list-item>
              <text:p text:style-name="P17">First use case – renumbering in bills: an approved amendment A inserts a new article between art.1 and art.2 of version 1 of bill B. Because of this decision, art.2 is known in version 2 of B as art.3, art.3 is known as art.4, etc. </text:p>
            </text:list-item>
            <text:list-item>
              <text:p text:style-name="P17">Second use case – renumbering in acts: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ext:p>
            </text:list-item>
          </text:list>
        </text:list-item>
      </text:list>
      <text:p text:style-name="Standard"/>
      <text:p text:style-name="Standard">The risk here is to collapse two potentially very different meanings in just one id: while they both deal with identification, i.e. letting a specific fragment of the document emerge from the rest as the target of our activity, in reality they signal two very different kinds of identification that are often overlapping, but that create problems when they are not: the id of the right place (the one that I mean now when I use that id) and the id of the same place (the one that had such id in the past). </text:p>
      <text:p text:style-name="Standard">In fact there are really two identifiers at work: one has the purpose of matching the evolving nature of the document and the other must guarantee the persistency of the identity of the fragment. They are usually the same, and diverge only when one of the four above-mentioned situations occur. </text:p>
      <text:p text:style-name="Standard">Our solution must maintain some fundamental principles: <text:s/></text:p>
      <text:list xml:id="list1659990827" text:style-name="WW8Num47">
        <text:list-item>
          <text:p text:style-name="P18"><text:span text:style-name="T10">Universality</text:span>: the approach taken must work for all document types that Akoma Ntoso deals with now or will in the future. It must work for amendable parts as well as non-amendable parts, for frequently modified parts as well as never modified parts. It must work for original versions, single versions, multiple versions, and chains of versions. </text:p>
        </text:list-item>
        <text:list-item>
          <text:p text:style-name="P18"><text:span text:style-name="T10">Proportionality of impact</text:span>: the approach taken for a rare occurrence must not affect the solutions taken for the rather more frequent occurrences. It is better for the solution of a rare occurrence to be very convoluted than for the solution to a frequent occurrence to be even only mildly convoluted. <text:s/></text:p>
        </text:list-item>
        <text:list-item>
          <text:p text:style-name="P18"><text:span text:style-name="T10">Unicity</text:span>: the id of a part must be unique within the document. </text:p>
        </text:list-item>
        <text:list-item>
          <text:p text:style-name="P18"><text:span text:style-name="T10">Persistency</text:span>: the id of a part must be persistent across versions, i.e., across all expressions of the same work. The persistency must refer to the identity of the part, and not of the name or the number (i.e., if a part is moved and renamed the id must accompany the part, and not stay with the number), so it remains possible to track across versions the movement of the part.</text:p>
        </text:list-item>
        <text:list-item>
          <text:p text:style-name="P18"><text:span text:style-name="T10">Navigability</text:span>: the id of a part must be usable in URI as the fragment part (after the # sign), even in the hypertext link of a separate document, and the link must remain traversable to the right place regardless of what happened to the document. </text:p>
        </text:list-item>
        <text:list-item>
          <text:p text:style-name="P18"><text:span text:style-name="T10">Self-sufficiency</text:span>: the id of a part must be the only information needed to perform the basic operations (in particular, navigation and tracking). Explanatory metadata are always optional, so that it is not appropriate to deal with tracking in an apposite metadata section. </text:p>
        </text:list-item>
        <text:list-item>
          <text:p text:style-name="P18"><text:span text:style-name="T10">Contiguity</text:span>: the id of a part must be near the part it refers to, e.g., as an attribute to the relevant element<text:span text:style-name="Footnote_20_Symbol"><text:note text:id="ftn1" text:note-class="footnote"><text:note-citation>1</text:note-citation><text:note-body><text:p text:style-name="Footnote"><text:span text:style-name="T12"><text:s/></text:span>Contiguity does NOT mean that the id must be called "id", or that it must be the only attribute to exhibit identification characteristics</text:p></text:note-body></text:note></text:span>. </text:p>
        </text:list-item>
        <text:list-item>
          <text:p text:style-name="P18"><text:soft-page-break/><text:span text:style-name="T10">Meaningfulness</text:span>: the id of a part must, as much as possible, express basic facts about its nature, position, or relation to superior and/or neighboring elements that are meaningful to the local tradition. <text:s/></text:p>
        </text:list-item>
        <text:list-item>
          <text:p text:style-name="P18"><text:span text:style-name="T10">Transferability</text:span>: the id of a part must, as much as possible, be transferable when the part is transferred from a document to another, or from a document type to another. For instance, ids of bills should be transferable to the ids of the corresponding act once the document has been promulgated, and similarly, the id of a structure within an amendment proposal, possibly even in an oral discussion reported in a hansard, must be transferable to the id of the structure in a new version of the bill.<text:span text:style-name="Footnote_20_Symbol"><text:note text:id="ftn2" text:note-class="footnote"><text:note-citation>2</text:note-citation><text:note-body><text:p text:style-name="Footnote"><text:span text:style-name="T12"><text:s/></text:span>Transferability does not mean "identical value", but only that a transformation between the two values must be possible in an automatic way.</text:p></text:note-body></text:note></text:span> </text:p>
        </text:list-item>
      </text:list>
      <text:p text:style-name="Standard">Given the above-mentioned principles, the natural solution is to have two identifiers to deal with. The first is persistent, while the second is evolving in time. Whenever the persistent id and the evolving id do not differ, only the persistent id is specified in the document. </text:p>
      <text:p text:style-name="Standard">When a situation occurs, that requires the navigable id to differ from the persistent id, such as one of the above-mentioned situations 1, 2, 3 or 4, then the <text:span text:style-name="Macchina_20_da_20_scrivere_20_HTML">id</text:span> attribute contains the persistent identifier, while the <text:span text:style-name="Macchina_20_da_20_scrivere_20_HTML">evolvingId</text:span> attribute contains the identifier that should be used if this this fragment was alone, without previous history or similarly named fragments. Thus, after any change in the document, the persistent id never changes, and the evolving id is updated according to the new data. </text:p>
      <text:p text:style-name="Standard">Tracking is always based on the persistent id, navigation is always based on the id that was the evolving id at the moment, and transfer is always based on the evolving id. <text:s/>Since the evolving id may change in time more than once, a metadata structure holds a complete map in time of the relationships between the persistent id and each of the evolving ids. </text:p>
      <text:p text:style-name="Standard">For instance, using the following simplified naming convention: <text:span text:style-name="Macchina_20_da_20_scrivere_20_HTML">doc@vers#fragment</text:span>, we can describe the four situation as follows: </text:p>
      <text:list xml:id="list1923427330" text:style-name="WW8Num65">
        <text:list-item>
          <text:p text:style-name="P19"><text:span text:style-name="T10">Multi-lingual document</text:span>: The fragment in the default language uses the basic id, the <text:s/>fragment is any further language uses a modified id, and both use the same evolvingId. E.g.:</text:p>
        </text:list-item>
      </text:list>
      <text:p text:style-name="P60"><text:span text:style-name="Macchina_20_da_20_scrivere_20_HTML">&lt;art id="art2" evolvingId="art2"&gt;</text:span></text:p>
      <text:p text:style-name="P60"><text:span text:style-name="Macchina_20_da_20_scrivere_20_HTML"><text:span text:style-name="T12"><text:s/></text:span></text:span><text:span text:style-name="Macchina_20_da_20_scrivere_20_HTML">&lt;num&gt;2&lt;/num&gt;</text:span></text:p>
      <text:p text:style-name="P60"><text:span text:style-name="Macchina_20_da_20_scrivere_20_HTML"><text:span text:style-name="T12"><text:s/></text:span></text:span><text:span text:style-name="Macchina_20_da_20_scrivere_20_HTML">&lt;content&gt;</text:span></text:p>
      <text:p text:style-name="P60"><text:span text:style-name="Macchina_20_da_20_scrivere_20_HTML"><text:span text:style-name="T12"><text:s text:c="3"/></text:span></text:span><text:span text:style-name="Macchina_20_da_20_scrivere_20_HTML">&lt;p&gt;Some text in English&lt;/p&gt;</text:span></text:p>
      <text:p text:style-name="P60"><text:span text:style-name="Macchina_20_da_20_scrivere_20_HTML"><text:span text:style-name="T12"><text:s/></text:span></text:span><text:span text:style-name="Macchina_20_da_20_scrivere_20_HTML">&lt;/content&gt;</text:span></text:p>
      <text:p text:style-name="P60"><text:span text:style-name="Macchina_20_da_20_scrivere_20_HTML">&lt;/art&gt;</text:span></text:p>
      <text:p text:style-name="P60"><text:span text:style-name="Macchina_20_da_20_scrivere_20_HTML">&lt;art id="art2fra" evolvingId="art2"&gt;</text:span></text:p>
      <text:p text:style-name="P60"><text:span text:style-name="Macchina_20_da_20_scrivere_20_HTML"><text:span text:style-name="T12"><text:s/></text:span></text:span><text:span text:style-name="Macchina_20_da_20_scrivere_20_HTML">&lt;num&gt;2&lt;/num&gt;</text:span></text:p>
      <text:p text:style-name="P60"><text:span text:style-name="Macchina_20_da_20_scrivere_20_HTML"><text:span text:style-name="T12"><text:s/></text:span></text:span><text:span text:style-name="Macchina_20_da_20_scrivere_20_HTML">&lt;content&gt;</text:span></text:p>
      <text:p text:style-name="P60"><text:span text:style-name="Macchina_20_da_20_scrivere_20_HTML"><text:span text:style-name="T12"><text:s text:c="3"/></text:span></text:span><text:span text:style-name="Macchina_20_da_20_scrivere_20_HTML">&lt;p&gt;Du texte en Français&lt;/p&gt;</text:span></text:p>
      <text:p text:style-name="P60"><text:span text:style-name="Macchina_20_da_20_scrivere_20_HTML"><text:span text:style-name="T12"><text:s/></text:span></text:span><text:span text:style-name="Macchina_20_da_20_scrivere_20_HTML">&lt;/content&gt;</text:span></text:p>
      <text:p text:style-name="P60"><text:span text:style-name="Macchina_20_da_20_scrivere_20_HTML">&lt;/art&gt;</text:span></text:p>
      <text:p text:style-name="P77"><text:tab/>In this context, a reference such as <text:span text:style-name="Macchina_20_da_20_scrivere_20_HTML">doc#art2 </text:span>points by default to the default destination, but a client-side script could, upon signaling that the user has a specific language preference, locally fiddle with the ids to have the destination change.</text:p>
      <text:list xml:id="list1638263289" text:style-name="WW8Num50">
        <text:list-item>
          <text:p text:style-name="P20"><text:span text:style-name="T10">Multi-version document</text:span>: The "default" fragment uses a plain id, the "secondary" destination uses a modified id, and both use the same evolvingId. </text:p>
        </text:list-item>
      </text:list>
      <text:p text:style-name="P60"><text:span text:style-name="Macchina_20_da_20_scrivere_20_HTML">&lt;art id="art2" evolvingId="art2"&gt;</text:span></text:p>
      <text:p text:style-name="P60"><text:span text:style-name="Macchina_20_da_20_scrivere_20_HTML"><text:span text:style-name="T12"><text:s/></text:span></text:span><text:span text:style-name="Macchina_20_da_20_scrivere_20_HTML">&lt;num&gt;2&lt;/num&gt;</text:span></text:p>
      <text:p text:style-name="P60"><text:span text:style-name="Macchina_20_da_20_scrivere_20_HTML"><text:span text:style-name="T12"><text:s/></text:span></text:span><text:span text:style-name="Macchina_20_da_20_scrivere_20_HTML">&lt;content&gt;</text:span></text:p>
      <text:p text:style-name="P60"><text:soft-page-break/><text:span text:style-name="Macchina_20_da_20_scrivere_20_HTML"><text:span text:style-name="T12"><text:s text:c="3"/></text:span></text:span><text:span text:style-name="Macchina_20_da_20_scrivere_20_HTML">&lt;p&gt;New version of art.2&lt;/p&gt;</text:span></text:p>
      <text:p text:style-name="P60"><text:span text:style-name="Macchina_20_da_20_scrivere_20_HTML"><text:span text:style-name="T12"><text:s/></text:span></text:span><text:span text:style-name="Macchina_20_da_20_scrivere_20_HTML">&lt;/content&gt;</text:span></text:p>
      <text:p text:style-name="P60"><text:span text:style-name="Macchina_20_da_20_scrivere_20_HTML">&lt;/art&gt;</text:span></text:p>
      <text:p text:style-name="P60"><text:span text:style-name="Macchina_20_da_20_scrivere_20_HTML">&lt;art id="art2v1" evolvingId="art2"&gt;</text:span></text:p>
      <text:p text:style-name="P60"><text:span text:style-name="Macchina_20_da_20_scrivere_20_HTML"><text:span text:style-name="T12"><text:s/></text:span></text:span><text:span text:style-name="Macchina_20_da_20_scrivere_20_HTML">&lt;num&gt;2&lt;/num&gt;</text:span></text:p>
      <text:p text:style-name="P60"><text:span text:style-name="Macchina_20_da_20_scrivere_20_HTML"><text:span text:style-name="T12"><text:s/></text:span></text:span><text:span text:style-name="Macchina_20_da_20_scrivere_20_HTML">&lt;content&gt;</text:span></text:p>
      <text:p text:style-name="P60"><text:span text:style-name="Macchina_20_da_20_scrivere_20_HTML"><text:span text:style-name="T12"><text:s text:c="3"/></text:span></text:span><text:span text:style-name="Macchina_20_da_20_scrivere_20_HTML">&lt;p&gt;Old version of art.2&lt;/p&gt;</text:span></text:p>
      <text:p text:style-name="P60"><text:span text:style-name="Macchina_20_da_20_scrivere_20_HTML"><text:span text:style-name="T12"><text:s/></text:span></text:span><text:span text:style-name="Macchina_20_da_20_scrivere_20_HTML">&lt;/content&gt;</text:span></text:p>
      <text:p text:style-name="P60"><text:span text:style-name="Macchina_20_da_20_scrivere_20_HTML">&lt;/art&gt;</text:span></text:p>
      <text:p text:style-name="P54">In this situation it is assumed that the expected default behavior when traversing documents is to go to the newer version of the document, and if the navigation mechanism knows something more specific about the needs of the user, it would lead to the older version of the fragment instead. </text:p>
      <text:list xml:id="list1066804364" text:continue-numbering="true" text:style-name="WW8Num50">
        <text:list-item>
          <text:p text:style-name="P20"><text:span text:style-name="T10">Amending act</text:span>: the structured content use evolvingId as a suggestion of the id that the structure will have in the new version of the amended document: </text:p>
        </text:list-item>
      </text:list>
      <text:p text:style-name="P60"><text:span text:style-name="Macchina_20_da_20_scrivere_20_HTML">&lt;mod id="mod1"&gt;</text:span></text:p>
      <text:p text:style-name="P60"><text:span text:style-name="Macchina_20_da_20_scrivere_20_HTML"><text:tab/>Art. 5 is changed as follows: </text:span></text:p>
      <text:p text:style-name="P60"><text:span text:style-name="Macchina_20_da_20_scrivere_20_HTML"><text:tab/>&lt;quotedStructure id="mod1-quo1"&gt;</text:span></text:p>
      <text:p text:style-name="P60"><text:span text:style-name="Macchina_20_da_20_scrivere_20_HTML"><text:tab/><text:tab/>&lt;art id="mod1-quo1-art5" evolvingId="art5"&gt;</text:span></text:p>
      <text:p text:style-name="P60"><text:span text:style-name="Macchina_20_da_20_scrivere_20_HTML"><text:tab/><text:tab/><text:tab/>...</text:span></text:p>
      <text:p text:style-name="P60"><text:span text:style-name="Macchina_20_da_20_scrivere_20_HTML"><text:tab/><text:tab/>&lt;/art&gt;</text:span></text:p>
      <text:p text:style-name="P60"><text:span text:style-name="Macchina_20_da_20_scrivere_20_HTML"><text:tab/>&lt;/quotedStructure&gt;</text:span></text:p>
      <text:p text:style-name="P60"><text:span text:style-name="Macchina_20_da_20_scrivere_20_HTML">&lt;/mod&gt;</text:span></text:p>
      <text:list xml:id="list2152281300" text:continue-numbering="true" text:style-name="WW8Num50">
        <text:list-item>
          <text:p text:style-name="P20"><text:span text:style-name="T10">Renumbering of bill (see use case 4.1)</text:span>: The first version of the bill has simple ids: </text:p>
        </text:list-item>
      </text:list>
      <text:p text:style-name="Standard"/>
      <text:p text:style-name="P60"><text:span text:style-name="Macchina_20_da_20_scrivere_20_HTML"><text:tab/><text:tab/>&lt;article id="art1"&gt;</text:span></text:p>
      <text:p text:style-name="P60"><text:span text:style-name="Macchina_20_da_20_scrivere_20_HTML"><text:tab/><text:tab/><text:tab/>&lt;num&gt;1&lt;/num&gt;</text:span></text:p>
      <text:p text:style-name="P60"><text:span text:style-name="Macchina_20_da_20_scrivere_20_HTML"><text:tab/><text:tab/><text:tab/>&lt;content&gt;&lt;p&gt;Originally article 1&lt;/p&gt;&lt;/content&gt;</text:span></text:p>
      <text:p text:style-name="P60"><text:span text:style-name="Macchina_20_da_20_scrivere_20_HTML"><text:tab/><text:tab/>&lt;/article&gt;</text:span></text:p>
      <text:p text:style-name="P60"><text:span text:style-name="Macchina_20_da_20_scrivere_20_HTML"><text:tab/><text:tab/>&lt;article id="art2"&gt;</text:span></text:p>
      <text:p text:style-name="P60"><text:span text:style-name="Macchina_20_da_20_scrivere_20_HTML"><text:tab/><text:tab/><text:tab/>&lt;num&gt;2&lt;/num&gt;</text:span></text:p>
      <text:p text:style-name="P60"><text:span text:style-name="Macchina_20_da_20_scrivere_20_HTML"><text:tab/><text:tab/><text:tab/>&lt;content&gt;&lt;p&gt;Originally article 2&lt;/p&gt;&lt;/content&gt;</text:span></text:p>
      <text:p text:style-name="P60"><text:span text:style-name="Macchina_20_da_20_scrivere_20_HTML"><text:tab/><text:tab/>&lt;/article&gt;</text:span></text:p>
      <text:p text:style-name="P60"><text:span text:style-name="Macchina_20_da_20_scrivere_20_HTML"><text:tab/><text:tab/>&lt;article id="art3"&gt;</text:span></text:p>
      <text:p text:style-name="P60"><text:span text:style-name="Macchina_20_da_20_scrivere_20_HTML"><text:tab/><text:tab/><text:tab/>&lt;num&gt;3&lt;/num&gt;</text:span></text:p>
      <text:p text:style-name="P60"><text:span text:style-name="Macchina_20_da_20_scrivere_20_HTML"><text:tab/><text:tab/><text:tab/>&lt;content&gt;&lt;p&gt;Originally article 3&lt;/p&gt;&lt;/content&gt;</text:span></text:p>
      <text:p text:style-name="P60"><text:span text:style-name="Macchina_20_da_20_scrivere_20_HTML"><text:tab/><text:tab/>&lt;/article&gt;</text:span></text:p>
      <text:p text:style-name="Standard"/>
      <text:p text:style-name="P77"><text:tab/>The second version of the bill, after a new article 2 was inserted, generating a renumbering of the subsequent articles, uses id to specify the original ids, regardless of the position, and uses evolvingId to specify the id each article should have if this were a new document.</text:p>
      <text:p text:style-name="Standard"/>
      <text:p text:style-name="P60"><text:span text:style-name="Macchina_20_da_20_scrivere_20_HTML"><text:tab/><text:tab/>&lt;article id="art1"&gt;</text:span></text:p>
      <text:p text:style-name="P60"><text:span text:style-name="Macchina_20_da_20_scrivere_20_HTML"><text:tab/><text:tab/><text:tab/>&lt;num&gt;1&lt;/num&gt;</text:span></text:p>
      <text:p text:style-name="P60"><text:span text:style-name="Macchina_20_da_20_scrivere_20_HTML"><text:tab/><text:tab/><text:tab/>&lt;content&gt;&lt;p&gt;Originally article 1&lt;/p&gt;&lt;/content&gt;</text:span></text:p>
      <text:p text:style-name="P60"><text:span text:style-name="Macchina_20_da_20_scrivere_20_HTML"><text:tab/><text:tab/>&lt;/article&gt;</text:span></text:p>
      <text:p text:style-name="P60"><text:span text:style-name="Macchina_20_da_20_scrivere_20_HTML"><text:tab/><text:tab/>&lt;article id="art2new" evolvingId="art2"&gt;</text:span></text:p>
      <text:p text:style-name="P60"><text:span text:style-name="Macchina_20_da_20_scrivere_20_HTML"><text:tab/><text:tab/><text:tab/>&lt;num&gt;2&lt;/num&gt;</text:span></text:p>
      <text:p text:style-name="P60"><text:span text:style-name="Macchina_20_da_20_scrivere_20_HTML"><text:tab/><text:tab/><text:tab/>&lt;content&gt;&lt;p&gt;New article 2&lt;/p&gt;&lt;/content&gt;</text:span></text:p>
      <text:p text:style-name="P60"><text:span text:style-name="Macchina_20_da_20_scrivere_20_HTML"><text:tab/><text:tab/>&lt;/article&gt;</text:span></text:p>
      <text:p text:style-name="P60"><text:span text:style-name="Macchina_20_da_20_scrivere_20_HTML"><text:tab/><text:tab/>&lt;article id="art2" evolvingId="art3"&gt;</text:span></text:p>
      <text:p text:style-name="P60"><text:span text:style-name="Macchina_20_da_20_scrivere_20_HTML"><text:tab/><text:tab/><text:tab/>&lt;num&gt;3&lt;/num&gt;</text:span></text:p>
      <text:p text:style-name="P60"><text:span text:style-name="Macchina_20_da_20_scrivere_20_HTML"><text:tab/><text:tab/><text:tab/>&lt;content&gt;&lt;p&gt;Originally article 2&lt;/p&gt;&lt;/content&gt;</text:span></text:p>
      <text:p text:style-name="P60"><text:span text:style-name="Macchina_20_da_20_scrivere_20_HTML"><text:tab/><text:tab/>&lt;/article&gt;</text:span></text:p>
      <text:p text:style-name="P60"><text:span text:style-name="Macchina_20_da_20_scrivere_20_HTML"><text:tab/><text:tab/>&lt;article id="art3" evolvingId="art4"&gt;</text:span></text:p>
      <text:p text:style-name="P60"><text:soft-page-break/><text:span text:style-name="Macchina_20_da_20_scrivere_20_HTML"><text:tab/><text:tab/><text:tab/>&lt;num&gt;4&lt;/num&gt;</text:span></text:p>
      <text:p text:style-name="P60"><text:span text:style-name="Macchina_20_da_20_scrivere_20_HTML"><text:tab/><text:tab/><text:tab/>&lt;content&gt;&lt;p&gt;Originally article 3&lt;/p&gt;&lt;/content&gt;</text:span></text:p>
      <text:p text:style-name="P60"><text:span text:style-name="Macchina_20_da_20_scrivere_20_HTML"><text:tab/><text:tab/>&lt;/article&gt;</text:span></text:p>
      <text:p text:style-name="P77"><text:tab/>Since bills mostly receive static references, and since static references always include the version number, it is always very clear what refers to what: <text:span text:style-name="Macchina_20_da_20_scrivere_20_HTML">bill@v1#art2</text:span> refers to the same article as <text:span text:style-name="Macchina_20_da_20_scrivere_20_HTML">bill@v2#art3</text:span> and a different one than <text:span text:style-name="Macchina_20_da_20_scrivere_20_HTML">bill@v2#art2</text:span>.</text:p>
      <text:list xml:id="list933958463" text:continue-numbering="true" text:style-name="WW8Num50">
        <text:list-item>
          <text:p text:style-name="P20"><text:span text:style-name="T10">Renumbering of acts (see use case 4.2)</text:span>: The structure of the document is similar to the bills’ example, and given the use case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hen the following are ideas for the XML conversion:</text:p>
          <text:list>
            <text:list-item>
              <text:p text:style-name="P20">in act X the reference is <text:span text:style-name="Macchina_20_da_20_scrivere_20_HTML">Y#art2</text:span>. This corresponds to the structure that in version 1 had <text:span text:style-name="Macchina_20_da_20_scrivere_20_HTML">evolvingId="art2" </text:span>and<text:span text:style-name="Macchina_20_da_20_scrivere_20_HTML"> id="art2"</text:span></text:p>
            </text:list-item>
            <text:list-item>
              <text:p text:style-name="P20">in act W the reference is <text:span text:style-name="Macchina_20_da_20_scrivere_20_HTML">Y#art15</text:span>. This corresponds to the structure that in version 2 had <text:span text:style-name="Macchina_20_da_20_scrivere_20_HTML">evolvingId="art15" </text:span>and<text:span text:style-name="Macchina_20_da_20_scrivere_20_HTML"> id="art2"</text:span></text:p>
            </text:list-item>
            <text:list-item>
              <text:p text:style-name="P20">in act Z the reference is <text:span text:style-name="Macchina_20_da_20_scrivere_20_HTML">Y#art2</text:span>. This corresponds to the structure that in version 2 had <text:span text:style-name="Macchina_20_da_20_scrivere_20_HTML">evolvingID="art2" </text:span>and<text:span text:style-name="Macchina_20_da_20_scrivere_20_HTML"> id="art2new"</text:span>. </text:p>
            </text:list-item>
          </text:list>
        </text:list-item>
      </text:list>
      <text:h text:style-name="Heading_20_2" text:outline-level="2">Document URIs</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h text:style-name="P104" text:outline-level="1"><text:bookmark-start text:name="__RefHeading__17_2104082316"/>AKOMA NTOSO Naming Convention<text:bookmark-end text:name="__RefHeading__17_2104082316"/></text:h>
      <text:p text:style-name="P2"/>
      <text:p text:style-name="Standard">The Akoma Ntoso standard defines a number of referenceable concepts that are used in many situations in the lifecycle of legal documents. The purpose of this section is to provide a standard referencing mechanism to these concepts through the use of URI references associated to classes and instances of an <text:span text:style-name="T10">ad</text:span> <text:span text:style-name="T10">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10">International Federation of Library Associations (IFLA) - Functional Requirements for Bibliographic Records (FRBR) http://www.ifla.org/VII/s13/frbr/frbr.pdf</text:span>):</text:p>
      <text:list xml:id="list2164161515" text:style-name="WW8Num20">
        <text:list-item>
          <text:p text:style-name="P62">WORK – the abstract concept of the legal resource (e.g., act 3 of 2005).</text:p>
        </text:list-item>
        <text:list-item>
          <text:p text:style-name="P62">EXPRESSION - any version of the WORK whose content is specified and different from others for any reason: language, versions, etc. (e.g., act 3 of 2005 as in the version following the amendments entered into force on July 3<text:span text:style-name="T13">rd</text:span>, 2006).</text:p>
        </text:list-item>
        <text:list-item>
          <text:p text:style-name="P62">MANIFESTATION - any electronic or physical format of the EXPRESSION: MS <text:soft-page-break/>Word, Open Office, XML, TIFF, PDF, etc (e.g., PDF representation of act 3 of 2005 as in the version following the amendments entered into force on July 3<text:span text:style-name="T13">rd</text:span>, 2006).</text:p>
        </text:list-item>
        <text:list-item>
          <text:p text:style-name="P62">ITEM – the physical copy of any manifestation in the form of a file stored somewhere in some computer on the net or disconnected (e.g., the file called act32005.pdf <text:s/>on my computer containing a PDF representation of act 3, 2005 as in the version following the amendments entered into force on July 3<text:span text:style-name="T13">rd</text:span>, 2006). </text:p>
        </text:list-item>
      </text:list>
      <text:p text:style-name="Standard"/>
      <text:p text:style-name="Standard">All documents at all levels can be composed of sub-elements, that when combined form the whole document. These are called components, are abstractly represent the notion that several independent <text:span text:style-name="T10">subdocuments</text:span> form the whole document as it appears to the reader (i.e., a main body possibly followed by a number of attachments such as schedules and tables): </text:p>
      <text:list xml:id="list849570499" text:style-name="WW8Num37">
        <text:list-item>
          <text:p text:style-name="P69">WorkComponents (e.g., main, schedule, table, etc) - the WorkComponents are abstract entities that can be referenced to refer to different ExpressionComponents in time. </text:p>
        </text:list-item>
        <text:list-item>
          <text:p text:style-name="P69">ExpressionComponent (e.g., main, schedule, table, etc.) - the ExpressionComponents represent the visible division of the document as generated by the content author (Parliament, etc.)</text:p>
        </text:list-item>
        <text:list-item>
          <text:p text:style-name="P69">ManifestationComponent (e.g., xml files, PDF files, TIFF images, etc.) - the ManifestationComponents represent the division of the document as generated by the manifestation author (e.g., the XML editor).</text:p>
        </text:list-item>
        <text:list-item>
          <text:p text:style-name="P69">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Scope of the naming convention is to identify in a unique way all Akoma Ntoso concepts and resources on the net and in general all collections thereof. Some principles and characteristics should be respected in the naming convention:</text:p>
      <text:list xml:id="list1152985891" text:style-name="WW8Num62">
        <text:list-item>
          <text:p text:style-name="P22"><text:span text:style-name="T2">MEANINGFULNESS</text:span>: the name is a meaningful and logical description of the resource and not of its physical path</text:p>
        </text:list-item>
        <text:list-item>
          <text:p text:style-name="P22"><text:span text:style-name="T2">PERMANENCE</text:span>: the name must be permanent and stable over time</text:p>
        </text:list-item>
        <text:list-item>
          <text:p text:style-name="P22"><text:span text:style-name="T2">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 it is important to use the URI for the correct FRBR level of document. We describe here a few particularly frequent situations: </text:p>
      <text:list xml:id="list1208736901" text:style-name="WW8Num60">
        <text:list-item>
          <text:p text:style-name="P70">Legislative references will most probably refer to WORKs: acts referring to other acts do so regardless of the actual version, and references must be to something independent of all possible expressions, e.g., to the work. </text:p>
        </text:list-item>
        <text:list-item>
          <text:p text:style-name="P70">The list of attachments and schedules belong to a specific EXPRESSION, so references to ExpressionComponents is specific of the expression level. </text:p>
        </text:list-item>
        <text:list-item>
          <text:p text:style-name="P70">Yet the specific Manifestation that is the Akoma Ntoso XML format uses an XML-based syntax to refer to ExpressionComponents, and associate them to the corresponding ManifestationComponents containing the appropriate content. Therefore within XML files the URI of the ManifestationComponents must be <text:soft-page-break/>used to refer to all components, including the main document, all attachments and all schedules.</text:p>
        </text:list-item>
        <text:list-item>
          <text:p text:style-name="P70">Multimedia fragments within an XML manifestation (e.g., a drawing, a schema, a map, etc.) do not exist as independent ExpressionComponents, as they are only a part of some ExpressionComponent (even when they are the only part). In fact they are only ManifestationComponents, and as such are referred to in <text:span text:style-name="Macchina_20_da_20_scrivere_20_HTML">object</text:span> and <text:span text:style-name="Macchina_20_da_20_scrivere_20_HTML">img</text:span> elements with the appropriate ManifestationComponent URI. Even if the same multimedia content appears in different parts of the content of a Manifestation, each instance of that content must correspond to a different ManifestationComponent, and must be considered independently of the other. </text:p>
        </text:list-item>
        <text:list-item>
          <text:p text:style-name="P70">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70">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URI of the concept as specified in this document. </text:p>
        </text:list-item>
      </text:list>
      <text:p text:style-name="Standard"/>
      <text:p text:style-name="Standard">Since the most important concepts in Akoma Ntoso are connected to documents, the main part of this section is devoted to detailing the URIs of document-related concepts, and in particular Works, Expressions, and Manifestations. Items are by definition outside of the scope of this standard, and are only briefly described. The final part of the section provides a URI-based naming mechanism for non-document entities (as well as for document entities when they are handled in a similar way to non-document entities). </text:p>
      <text:h text:style-name="Heading_20_2" text:outline-level="2">Absolute and relative URIs</text:h>
      <text:p text:style-name="P24">Absolute and relative URIs. </text:p>
      <text:p text:style-name="Standard">At all levels, the Akoma Ntoso URIs belong to the http:// scheme and are normally resolved using mechanisms widely available in browsers and web servers. Within documents, URIs are used as references to addressable resources, and are thus called <text:span text:style-name="T10">URI references</text:span>. </text:p>
      <text:p text:style-name="Standard">According to the authoritative source RFC 3986<text:span text:style-name="Footnote_20_Symbol"><text:note text:id="ftn3" text:note-class="footnote"><text:note-citation>3</text:note-citation><text:note-body><text:p text:style-name="Footnote"><text:span text:style-name="T12"><text:s/></text:span>http://tools.ietf.org/html/rfc3986</text:p></text:note-body></text:note></text:span>, all http:// URI references are divided into <text:span text:style-name="T10">absolute URI</text:span> and <text:span text:style-name="T10">relative URI references</text:span>. An absolute URI starts with the string “http://”, which is then followed by an officially registered domain name, and the local part that starts off the first individual “/” character. A relative reference, on the other hand, has no indication of the scheme, no indication of the domain name, and may have further missing parts at the beginning of the whole string (no missing parts on the end, though). Browsers are able to build the absolute URI corresponding to the relative URI by adding at the beginning of the provided URI the missing parts that are taken from the URI of a base resource. <text:s/></text:p>
      <text:p text:style-name="Standard"><text:span text:style-name="T2">In XML manifestations of Akoma Ntoso documents, URI references shall always be expressed in relative forms</text:span>. This implies that any resolution is carried out by the source of the base document (e.g., the one where the URI reference is stored). This makes all U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In case the hosting document lacks a base URI, it is the <text:soft-page-break/>responsibility of the active application to provide a base URI in its stead. </text:p>
      <text:p text:style-name="Standard">Since it is a requirement of Akoma Ntoso that all existing FRBR items of a manifestation are byte-per-byte identical to each other, it is a natural consequence that it is not abstractly relevant which resolution engine dereferences the actual item whose URI is resolved out of a work-level, a expression-level or a manifestation-level URI reference. This in practice means that protocol and authority are, in resolution, not contributing information, and are thus interchangeable. Any party interested in absolute URIs for Akoma Ntoso are required to produce their own resolution engine and use its protocol and authority for the purpose. </text:p>
      <text:p text:style-name="Standard">Another distinction is between <text:span text:style-name="T10">global</text:span> and <text:span text:style-name="T10">local</text:span> URI refs<text:span text:style-name="Footnote_20_Symbol"><text:note text:id="ftn4" text:note-class="footnote"><text:note-citation>4</text:note-citation><text:note-body><text:p text:style-name="Footnote">in fact, this is a simplification of RFC 3986, that calls global URI refs as “absolute path references” and local URI refs as “relative path references”. </text:p></text:note-body></text:note></text:span>. A global URI ref is a relative URI ref where all parts are present except for protocol and authority (i.e., domain name). Thus a global URI ref <text:span text:style-name="T10">always</text:span> starts with a slash, to indicate that <text:span text:style-name="T10">all</text:span> other parts are explicitly specified. A local URI ref, on the other hand, may have one or more parts missing (necessarily from left to right), and the corresponding global (and, subsequently, absolute) URI reference is determined by adding the corresponding parts taken from the base document, as usual with relative URI refs with missing parts. In the following we will call all URI references as simply URI (they are <text:span text:style-name="T10">all</text:span> references, after all), and distinguish between absolute URIs, global URIs and local URIs. </text:p>
      <text:p text:style-name="Standard">In XML manifestations of Akoma Ntoso documents, all work, expression and manifestation level references to whole documents must be <text:span text:style-name="T10">global</text:span>, and all references to individual components within the same level (or lower levels) must be <text:span text:style-name="T10">local</text:span> and are stored simply as the name of the corresponding component.</text:p>
      <text:p text:style-name="Standard">Thus, for instance, "/kn/act/2007-01-01/1/schedule1" is the relative, global work-level URI for schedule 1 of act 1/2007 of Kenya, but a work-level reference to schedule 1 placed within the main document of the act will only contain the local URI "schedule1". This guarantees that these references keep on working even after new expressions are created of the same work, both if the part containing the reference is changed or if it remains untouched.</text:p>
      <text:p text:style-name="Standard">Akoma Ntoso XML elements refer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URIs only, while <text:span text:style-name="Macchina_20_da_20_scrivere_20_HTML">object, img </text:span>and<text:span text:style-name="Macchina_20_da_20_scrivere_20_HTML"> attachment</text:span> always point to manifestation-level URIs. As the global/local distinction is involved, <text:span text:style-name="Macchina_20_da_20_scrivere_20_HTML">ref, mref and rref</text:span> elements always use global URIs for documents different than the host, while <text:span text:style-name="Macchina_20_da_20_scrivere_20_HTML">img </text:span>or<text:span text:style-name="Macchina_20_da_20_scrivere_20_HTML"> attachment</text:span> always refer to components of the host document, and thus always use local references.</text:p>
      <text:p text:style-name="Standard"/>
      <text:p text:style-name="Standard">A reference to a different act is always global:</text:p>
      <text:p text:style-name="Standard"/>
      <text:p text:style-name="P25">as specified in &lt;ref href="/kn/act/2006-08-10/123#sec12"&gt;section 12 of act 13/2006&lt;/ref&gt;</text:p>
      <text:p text:style-name="Standard"/>
      <text:p text:style-name="Standard">while a reference to a specific attachment of the same act is always local:</text:p>
      <text:p text:style-name="Standard"/>
      <text:p text:style-name="P25">as specified in &lt;ref href="schedule01#par12"&gt;paragraph 12 of schedule 1 of this act&lt;/ref&gt;</text:p>
      <text:p text:style-name="Standard"/>
      <text:p text:style-name="Standard">Analogously multimedia fragments (e.g., images) within the main document are specified <text:soft-page-break/>using a local URI:</text:p>
      <text:p text:style-name="Standard"/>
      <text:p text:style-name="P25">&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U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U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Resolving Akoma Ntoso URIs</text:h>
      <text:p text:style-name="Standard">The AKOMA NTOSO naming architecture is built so as not to rely on the existence of a single storage architecture, since the URIs stored within documents are differentiated from the ones physically representing the resource being sought.</text:p>
      <text:p text:style-name="Standard">The mapping from architecture-independent URIs into accessible architecture-dependent URLs (representing the best ITEM for the document being sought) are realized through specific applications called <text:span text:style-name="T10">URI resolvers</text:span>. </text:p>
      <text:p text:style-name="Standard">The AKOMA NTOSO naming architecture is built so as not to rely on the existence of any individual URI resolver, but assumes that all URIs are always correctly resolved to the best available ITEM regardless of the resolving mechanisms. In fact, each naming authority is given the global task of resolving any possible Akoma Ntoso URIs, regardless of whether it belongs or not to the country or countries managed by the naming authority.</text:p>
      <text:p text:style-name="Standard">This implies that the authority-specific details of URIs are purposefully omitted in this specification, and need to be considered only when first accessing a document. </text:p>
      <text:p text:style-name="Standard">For this reason, all URIs in this specification are prefixed with the arbitrary domain name <text:span text:style-name="T18">[http://www.authority.org]</text:span> that stands for any of an arbitrarily large number of equivalent naming authorities. </text:p>
      <text:h text:style-name="Heading_20_2" text:outline-level="2">The URI of a Work</text:h>
      <text:h text:style-name="Heading_20_3" text:outline-level="3">The URI for the Work as a whole</text:h>
      <text:p text:style-name="P24">The URI of a Work</text:p>
      <text:p text:style-name="Standard">The URI for the WORK is the baseline for building the URI for the EXPRESSION, which is the baseline for the URI of the MANIFESTATION. </text:p>
      <text:p text:style-name="Standard"/>
      <text:p text:style-name="P54">The URI for the WORK consists of the following pieces:</text:p>
      <text:list xml:id="list1969049646" text:style-name="WW8Num35">
        <text:list-item>
          <text:p text:style-name="P27">The base URL of a naming authority with URI-resolving capabilities <text:span text:style-name="T10">(not relevant </text:span><text:soft-page-break/><text:span text:style-name="T10">for the Naming Convention)</text:span></text:p>
        </text:list-item>
        <text:list-item>
          <text:p text:style-name="P27">A detail fragment organizing in a hierarchical fashion the additional data:</text:p>
        </text:list-item>
      </text:list>
      <text:p text:style-name="P78"/>
      <text:list xml:id="list1046442920" text:continue-numbering="true" text:style-name="WW8Num35">
        <text:list-item>
          <text:p text:style-name="P79">Country (a two-letter code according to ISO 3166-1 alpha-2) – in case of an Akoma Ntoso XML representation, this value must correspond to the content of element FRBRcountry in the metadata. </text:p>
        </text:list-item>
        <text:list-item>
          <text:p text:style-name="P79">Type of document – in case of an Akoma Ntoso XML representation, this value must correspond to the element immediately below the akomaNtoso root element (e.g., act, bill, debateReport, etc.).</text:p>
        </text:list-item>
        <text:list-item>
          <text:p text:style-name="P79">Any specification of document subtype, if appropriate – in case of an Akoma Ntoso XML representation, this value must correspond to the content of element FRBRsubtype in the metadata.</text:p>
        </text:list-item>
        <text:list-item>
          <text:p text:style-name="P79">The emanating actor, unless implicitly deducible by the document type (e.g. acts and bills do not usually require actor, while ministerial decrees do) – in case of an Akoma Ntoso XML representation, this value must correspond to the content of element FRBRauthor in the FRBRWork section of the metadata.</text:p>
        </text:list-item>
        <text:list-item>
          <text:p text:style-name="P79">Original creation date (expressed in YYYY-MM-DD format or just YYYY if the year is enough for identification purposes) – in case of an Akoma Ntoso XML representation, this value must correspond to the content of element FRBRdate in the FRBRExpression section of the metadata.</text:p>
        </text:list-item>
        <text:list-item>
          <text:p text:style-name="P79">Number or title or other disambiguating feature of the work (when appropriate, otherwise the string <text:span text:style-name="Macchina_20_da_20_scrivere_20_HTML">nn</text:span>) – in case of an Akoma Ntoso XML representation, this value must correspond to the content of element FRBRnumber or FRBRname, respectively, of the metadata.</text:p>
        </text:list-item>
      </text:list>
      <text:p text:style-name="Standard">All components are separated by forward slashes (“/”) so as to exploit relative URIs in references.</text:p>
      <text:list xml:id="list1518084291" text:style-name="WW8Num52">
        <text:list-item>
          <text:p text:style-name="P28"><text:span text:style-name="T18">[http://www.authority.org]</text:span><text:span text:style-name="T16">/dz/debaterecord/2004-12-21</text:span><text:a xlink:type="simple" xlink:href="http://www.authority.org/dz/debaterecord/2004-12-21"><text:span text:style-name="Internet_20_link_20__28_user_29_"><text:line-break/></text:span></text:a><text:span text:style-name="T15">Algerian parliamentary debate record, 21</text:span><text:span text:style-name="T20">st</text:span><text:span text:style-name="T15"> December 2004. </text:span></text:p>
        </text:list-item>
        <text:list-item>
          <text:p text:style-name="P28"><text:span text:style-name="T18">[http://www.authority.org]</text:span><text:span text:style-name="T8">/sl/act/2004-02-13/2</text:span><text:a xlink:type="simple" xlink:href="http://www.authority.org/sl/act/2004-02-13/2"><text:span text:style-name="Internet_20_link_20__28_user_29_"><text:line-break/></text:span></text:a><text:span text:style-name="T15">Sierra Leone enacted Legislation. Act number 2 of 2004. </text:span></text:p>
        </text:list-item>
        <text:list-item>
          <text:p text:style-name="P28"><text:span text:style-name="T18">[http://www.authority.org]</text:span><text:span text:style-name="T16">/ng/bill/2003-05-14/19</text:span><text:a xlink:type="simple" xlink:href="http://www.authority.org/ng/bill/2003-05-14/19"><text:span text:style-name="Internet_20_link_20__28_user_29_"><text:line-break/></text:span></text:a><text:span text:style-name="T15">Namibia Bill number 19 of 2003</text:span></text:p>
        </text:list-item>
        <text:list-item>
          <text:p text:style-name="P28"><text:span text:style-name="T18">[http://www.authority.org]</text:span><text:span text:style-name="T16">/mg/act/2003-03-12/3</text:span><text:a xlink:type="simple" xlink:href="http://www.authority.org/mg/act/2003-03-12/3"><text:span text:style-name="Internet_20_link_20__28_user_29_"><text:line-break/></text:span></text:a><text:span text:style-name="T15">Madagascar. Act 3 from 2003</text:span></text:p>
        </text:list-item>
        <text:list-item>
          <text:p text:style-name="P28"><text:span text:style-name="T18">[http://www.authority.org]</text:span><text:span text:style-name="T16">/ke/act/decree/MinistryForeignAffairs/2005-07-12/3</text:span><text:span text:style-name="Internet_20_link_20__28_user_29_">: </text:span><text:span text:style-name="T15">Kenya, Decree n. 3 of 2005 by the Ministry of Foreign Affairs</text:span></text:p>
        </text:list-item>
        <text:list-item>
          <text:p text:style-name="P28"/>
        </text:list-item>
      </text:list>
      <text:h text:style-name="Heading_20_3" text:outline-level="3">The URI for WorkComponents</text:h>
      <text:p text:style-name="Standard">Although components are really belonging to expressions only, it often happens that the legislator makes work-level references to components, which thus need to have work-level URIs as well. Not only, but it may happen (and it has happened in the past several times) that the component (e.g., an attachment) may change name, or position, or even hierarchical placement, time after time. </text:p>
      <text:p text:style-name="Standard"><text:soft-page-break/>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URIs for Work Components. These are to be used when referring in a work-level fashion to components that have official names and positions, but may change in name and position with time. </text:p>
      <text:p text:style-name="Standard">One problem is that a work-level component URI has no expression-level part, and yet the component part is AFTER the expression level part. Therefore, it is necessary to make sure that a work-level URI fragment is never mistaken for an expression-level or a component-level URI fragment.</text:p>
      <text:p text:style-name="Standard">But since:</text:p>
      <text:list xml:id="list431933530" text:style-name="WW8Num29">
        <text:list-item>
          <text:p text:style-name="P29">The number part of the work-level URI (<text:span text:style-name="Macchina_20_da_20_scrivere_20_HTML">/nn/</text:span>) is required even in unnumbered documents ("<text:span text:style-name="Macchina_20_da_20_scrivere_20_HTML">/nn/</text:span>" <text:s/>for <text:span text:style-name="T10">not numbered</text:span>).</text:p>
        </text:list-item>
        <text:list-item>
          <text:p text:style-name="P29">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 in case of an Akoma Ntoso XML representation, this value must correspond to the content of element docTitle of the document.</text:p>
      <text:list xml:id="list1702487251" text:style-name="WW8Num15">
        <text:list-item>
          <text:p text:style-name="P26"><text:span text:style-name="T19">[http://www.authority.org]</text:span><text:span text:style-name="T8">/kn/act/2007-01-01/1/schedule1</text:span></text:p>
        </text:list-item>
      </text:list>
      <text:p text:style-name="P81">Kenya, schedule 1 of act 1 from 2007 (WorkComponent)</text:p>
      <text:h text:style-name="Heading_20_2" text:outline-level="2">The URI of an Expression</text:h>
      <text:p text:style-name="P23">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URIs.</text:p>
      <text:p text:style-name="Standard">Expressions are organized in components (the ExpressionComponents), and therefore we need to identify separately the Expression as a whole from the individual URIs for each ExpressionComponent. All of them are all immediately derived from the baseline, which is the URI for the Work. </text:p>
      <text:h text:style-name="Heading_20_3" text:outline-level="3">The URI for the expression as a whole</text:h>
      <text:p text:style-name="Standard">The URI for the EXPRESSION as a whole consists of the following pieces: </text:p>
      <text:list xml:id="list915425681" text:style-name="WW8Num7">
        <text:list-item>
          <text:p text:style-name="P63">The URI of the corresponding WORK </text:p>
        </text:list-item>
        <text:list-item>
          <text:p text:style-name="P63">The character “/”</text:p>
        </text:list-item>
        <text:list-item>
          <text:p text:style-name="P63">The human language code in which the expression is drafted (a three-letter code according to ISO 639-2 alpha-3) – in case of an Akoma Ntoso XML representation, this value must correspond to the content of the first element FRBRlanguage in the metadata section.</text:p>
        </text:list-item>
        <text:list-item>
          <text:p text:style-name="P63">The “@” character (required)</text:p>
        </text:list-item>
        <text:list-item>
          <text:p text:style-name="P63">Zero or more comma-separated version identifiers as follows:</text:p>
          <text:list>
            <text:list-item>
              <text:p text:style-name="P71">If an approved act, the version date of the expression in syntax YYYY-MM-DD – in case of an Akoma Ntoso XML representation, this value must correspond to the content of element FRBRdate in the FRBRExpression section of the metadata. </text:p>
            </text:list-item>
            <text:list-item>
              <text:p text:style-name="P71"><text:soft-page-break/>If a bill, the presentation date is appropriate, or the stage in the approval process that the current draft is the result of.</text:p>
            </text:list-item>
          </text:list>
        </text:list-item>
        <text:list-item>
          <text:p text:style-name="P63">The “#” character (required only if an optional part is added)</text:p>
        </text:list-item>
        <text:list-item>
          <text:p text:style-name="P63">Any content authoring information to determine the authoritativeness of the text content. This is separate and independent of the authoring information relative to the metadata and markup, which are among the features of the manifestation (optional) – in case of an Akoma Ntoso XML representation, these values must correspond to the content of elements in the FRBRExpression section of the metadata.</text:p>
        </text:list-item>
        <text:list-item>
          <text:p text:style-name="P63">Any content-specification date (as opposed to validity dates) (optional)</text:p>
        </text:list-item>
      </text:list>
      <text:p text:style-name="Standard">The absence of the version identifiers signals two different situations depending on the type of document: </text:p>
      <text:list xml:id="list357819857" text:continue-numbering="true" text:style-name="WW8Num7">
        <text:list-item>
          <text:p text:style-name="P63">If the document is not versioned (e.g., the debate record of an assembly) then version identifier need not and cannot be present.</text:p>
        </text:list-item>
        <text:list-item>
          <text:p text:style-name="P63">If the document is versioned (e.g., an act in force), then the lack of version identifiers refers to the version in force at the moment of the resolution of the URI (i.e., the “current” version of the act, where “current” refers to the moment in time in which the URI is dereferenced, rather than the moment in time in which the document containing the URI was created: <text:span text:style-name="T10">today</text:span> for the reader, as opposed to <text:span text:style-name="T10">today</text:span> for the author of the references). </text:p>
        </text:list-item>
      </text:list>
      <text:p text:style-name="P21"/>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he original version of an expression is referred to with an URI with a dangling "@" character (which implies that the actual version date is the first appropriate date for that work).</text:p>
      <text:p text:style-name="Standard"/>
      <text:list xml:id="list1239895997" text:style-name="WW8Num8">
        <text:list-item>
          <text:p text:style-name="P83"><text:span text:style-name="T18">[http://www.authority.org]</text:span><text:span text:style-name="T8">/dz/debaterecord/2004-12-21/fra</text:span><text:line-break/>Algerian parliamentary debate record, 21st December 2004., French version </text:p>
        </text:list-item>
        <text:list-item>
          <text:p text:style-name="P83"><text:span text:style-name="T18">[http://www.authority.org]</text:span><text:span text:style-name="T8">/sl/act/2004-02-13/2/eng</text:span><text:line-break/>Sierra Leone enacted Legislation. Act number 2 of 2004. <text:s/>English version, current version (as accessed today [according to the reader])</text:p>
        </text:list-item>
        <text:list-item>
          <text:p text:style-name="P83"><text:span text:style-name="T18">[http://www.authority.org]</text:span><text:span text:style-name="T8">/sl/act/2004-02-13/2/eng@</text:span><text:line-break/>Sierra Leone enacted Legislation. Act number 2 of 2004. <text:s/>English version, original version</text:p>
        </text:list-item>
        <text:list-item>
          <text:p text:style-name="P83"><text:span text:style-name="T18">[http://www.authority.org]</text:span><text:span text:style-name="T8">/sl/act/2004-02-13/2/eng@2004-07-21</text:span><text:line-break/>Sierra Leone enacted Legislation. Act number 2 of 2004. <text:s/>English version, as amended on July 2004</text:p>
        </text:list-item>
        <text:list-item>
          <text:p text:style-name="P83"><text:span text:style-name="T18">[http://www.authority.org]</text:span><text:span text:style-name="T8">/ng/bill/2003-05-14/19/eng@first</text:span><text:line-break/>Namibia Bill number 19 of 2003, first stage, English version</text:p>
        </text:list-item>
        <text:list-item>
          <text:p text:style-name="P83"><text:span text:style-name="T18">[http://www.authority.org]</text:span><text:span text:style-name="T8">/mg/act/2003-03-12/3/mul</text:span><text:line-break/>Madagascar. Act 3 from 2003 in French and Malagasy.</text:p>
        </text:list-item>
        <text:list-item>
          <text:p text:style-name="P83"><text:span text:style-name="T18">[http://www.auth.org]</text:span><text:span text:style-name="T8">/sl/act/2004-02-13/2/eng@2004-07-21#official/2004-07-25</text:span><text:line-break/>Sierra Leone enacted Legislation. Act number 2 of 2004. <text:s/>English version, as amended on July 2004. Official version generated on 25 July 2004. </text:p>
        </text:list-item>
      </text:list>
      <text:h text:style-name="Heading_20_3" text:outline-level="3"><text:soft-page-break/>The URIs for ExpressionComponents</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he expression is only composed of one component</text:h>
      <text:h text:style-name="P103" text:outline-level="4">The expression is only composed of one component</text:h>
      <text:p text:style-name="Standard">In this case, the URI for the expression as a whole and for its main component are identical plus the name “main”.</text:p>
      <text:h text:style-name="Heading_20_4" text:outline-level="4">The expression is composed of many components</text:h>
      <text:h text:style-name="P103" text:outline-level="4">The expression is composed of many components</text:h>
      <text:p text:style-name="Standard">The URI for each ExpressionComponent consist in this case of the following pieces: </text:p>
      <text:list xml:id="list79129060" text:style-name="WW8Num6">
        <text:list-item>
          <text:p text:style-name="P64">The URI of the corresponding EXPRESSION as a whole</text:p>
        </text:list-item>
        <text:list-item>
          <text:p text:style-name="P64">The character “/”</text:p>
        </text:list-item>
        <text:list-item>
          <text:p text:style-name="P64">Either</text:p>
        </text:list-item>
      </text:list>
      <text:p text:style-name="P84"><text:span text:style-name="T21">1.<text:tab/></text:span>A unique name for the attachment </text:p>
      <text:p text:style-name="P84"><text:span text:style-name="T21">2.<text:tab/></text:span>The name “main” which is reserved for the main document. It we have different main they are numbered sequentially: main1, main2, etc.</text:p>
      <text:p text:style-name="Standard"/>
      <text:list xml:id="list276326876" text:continue-list="list1239895997" text:style-name="WW8Num8">
        <text:list-item>
          <text:p text:style-name="P83"><text:span text:style-name="T18">[http://www.authority.org]</text:span><text:span text:style-name="T8">/dz/minutes/2004-12-21/fra/main</text:span><text:line-break/>Algerian parliamentary debate record, 21st December 2004., French version, main document</text:p>
        </text:list-item>
        <text:list-item>
          <text:p text:style-name="P83"><text:span text:style-name="T18">[http://www.authority.org]</text:span><text:span text:style-name="T8">/sl/act/2004-02-13/2/eng/main</text:span><text:line-break/>Main body of the Sierra Leone enacted Legislation. Act number 2 of 2004. <text:s/>English version, current version (as accessed today)</text:p>
        </text:list-item>
        <text:list-item>
          <text:p text:style-name="P83"><text:span text:style-name="T18">[http://www.authority.org]</text:span><text:span text:style-name="T8">/sl/act/2004-02-13/2/eng@2004-07-21/main/schedule1</text:span><text:line-break/>Attachment “schedule01” of Sierra Leone enacted Legislation. Act number 2 of 2004. <text:s/>English version, as amended on July 2004</text:p>
        </text:list-item>
        <text:list-item>
          <text:p text:style-name="P83"><text:span text:style-name="T18">[http://www.authority.org]</text:span><text:span text:style-name="T8">/ng/bill/2003-05-14/19/eng@first/main/schedule3</text:span><text:line-break/>Third attachment of Namibia Bill number 19 of 2003, first stage, English version</text:p>
        </text:list-item>
      </text:list>
      <text:h text:style-name="Heading_20_3" text:outline-level="3">Hierarchies of components in ExpressionComponents</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URI of attachments are as follows: </text:p>
      <text:list xml:id="list602744889" text:style-name="WW8Num5">
        <text:list-item>
          <text:p text:style-name="P65">if the attachment does not have further attachments, its URI is provided as detailed in the previous section, without further addenda. </text:p>
        </text:list-item>
        <text:list-item>
          <text:p text:style-name="P65">If the attachment has further attachments, the URI as detailed in the previous section <text:soft-page-break/>refers to the whole attachment, including its own attachments.</text:p>
        </text:list-item>
        <text:list-item>
          <text:p text:style-name="P65">To refer to the main document of an attachment that has further attachments, a further “/main” part should be added. </text:p>
        </text:list-item>
        <text:list-item>
          <text:p text:style-name="P65">To refer to any further attachment of an attachment, a further “/” followed by a unique name for the attachment must be added to the attachment itself. </text:p>
        </text:list-item>
      </text:list>
      <text:p text:style-name="Standard"/>
      <text:list xml:id="list297442701" text:continue-list="list276326876" text:style-name="WW8Num8">
        <text:list-item>
          <text:p text:style-name="P83"><text:span text:style-name="T18">[http://www.authority.org]</text:span><text:span text:style-name="T8">/sl/act/2004-02-13/2/eng@2004-07-21/main/schedule1</text:span><text:line-break/>Whole attachment “schedule01” of the Sierra Leone enacted Legislation. Act number 2 of 2004. <text:s/>English version, English version, as amended on July 2004. </text:p>
        </text:list-item>
        <text:list-item>
          <text:p text:style-name="P83"><text:span text:style-name="T18">[http://www.authority.org]</text:span><text:span text:style-name="T8">/sl/act/2004-02-13/2/eng@2004-07-21/main/schedule1/main</text:span><text:line-break/>Main document of the attachment “schedule01” of Sierra Leone enacted Legislation. Act number 2 of 2004. <text:s/>English version, as amended on July 2004</text:p>
        </text:list-item>
        <text:list-item>
          <text:p text:style-name="P83"><text:span text:style-name="T18">[http://www.authority.org]</text:span><text:span text:style-name="T8">/sl/act/2004-02-13/2/eng@2004-07-21/main/schedule1/tableA</text:span><text:line-break/>Attachment “Table A” of the attachment “schedule01” of Sierra Leone enacted Legislation. Act number 2 of 2004. <text:s/>English version, as amended on July 2004</text:p>
        </text:list-item>
        <text:list-item>
          <text:p text:style-name="P83"><text:span text:style-name="T18">[http://www.authority.org]</text:span><text:span text:style-name="T8">/sl/act/2004-02-13/2/eng@2004-07-21/main/schedule1/attachment1/main</text:span><text:line-break/>Main document of the attachment “attachment01” of the attachment “schedule01” of Sierra Leone enacted Legislation. Act number 2 of 2004. <text:s/>English version, amended on July 2004</text:p>
        </text:list-item>
      </text:list>
      <text:h text:style-name="Heading_20_3" text:outline-level="3">The URIs for virtual expressions</text:h>
      <text:p text:style-name="Standard">In some situations the information such as the actual enter-in-force date of the expression or the language is not known in advance, and it is necessary to create references or mentions of documents whose URI is now known completely (possibly, because their exact delivery date is not known yet). These are called <text:span text:style-name="T10">virtual expressions </text:span>(i.e., references to expressions that probably do not exist yet or ever, but can be unambiguously deduced once all relevant information is made available).</text:p>
      <text:p text:style-name="P23"/>
      <text:p text:style-name="Standard">There are at least three cases where such situation may take place: </text:p>
      <text:list xml:id="list1164953395" text:style-name="WW8Num4">
        <text:list-item>
          <text:p text:style-name="P66">the information is not known by the author of the expression (e.g., the legislator), in which case the act of actually retrieving the correct information is in itself an act of interpretation; </text:p>
        </text:list-item>
        <text:list-item>
          <text:p text:style-name="P66">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66">the information is not know by the query system.</text:p>
        </text:list-item>
      </text:list>
      <text:p text:style-name="P21"/>
      <text:p text:style-name="Standard">In these cases, the syntax for the URI of the virtual expression uses a similar syntax to the specification of the actual expression, but the character “:” is used before each unknown value and instead of the “@” at the end of the specification of the work U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1970576385" text:continue-list="list297442701" text:style-name="WW8Num8">
        <text:list-item>
          <text:p text:style-name="P72"><text:soft-page-break/><text:span text:style-name="T18">[http://www.authority.org]</text:span><text:span text:style-name="T8">/sl/act/2004-02-13/2/eng:2004-07-21</text:span><text:line-break/>Sierra Leone enacted Legislation. Act number 2 of 2004. <text:s/>English version, as amended on the closest date before July 21, 2004</text:p>
        </text:list-item>
      </text:list>
      <text:p text:style-name="Standard">Similarly, if we need to refer dynamically to the expressions in German of a specific act, we need to make a virtual reference whose date is left unspecified, and the language is forced to be German, as follows (<text:span text:style-name="Macchina_20_da_20_scrivere_20_HTML">deu</text:span> is SO 639-2 alpha-3 code for German). </text:p>
      <text:p text:style-name="Standard"/>
      <text:list xml:id="list1377295563" text:continue-numbering="true" text:style-name="WW8Num8">
        <text:list-item>
          <text:p text:style-name="P72"><text:span text:style-name="T18">[http://www.authority.org]</text:span><text:span text:style-name="T8">/ch/act/2009-05-09/432/:deu</text:span><text:line-break/>Swiss enacted Legislation. Act number 432 of 2009. <text:s/>Dynamic reference to any of the German versions.</text:p>
        </text:list-item>
        <text:list-item>
          <text:p text:style-name="P72"/>
        </text:list-item>
      </text:list>
      <text:h text:style-name="Heading_20_2" text:outline-level="2">The URI of a Manifestation</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URIs. </text:p>
      <text:p text:style-name="Standard">Manifestations are organized in components (the ManifestationComponents), and therefore we must identify separately the Manifestation as a whole and the individual URIs for each ManifestationComponent. All of them are all immediately derived from the baseline, which is the URI for the EXPRESSION.</text:p>
      <text:h text:style-name="Heading_20_3" text:outline-level="3">The URI for the manifestation as a whole</text:h>
      <text:p text:style-name="Standard">The URI for the Manifestation as a whole consists of the following pieces: </text:p>
      <text:list xml:id="list876828212" text:continue-list="list357819857" text:style-name="WW8Num7">
        <text:list-item>
          <text:p text:style-name="P63">The URI of the corresponding EXPRESSION as a whole</text:p>
        </text:list-item>
        <text:list-item>
          <text:p text:style-name="P63">The character “#” (only required if any of the optional parts is added)</text:p>
        </text:list-item>
        <text:list-item>
          <text:p text:style-name="P63">The <text:span text:style-name="T23">markup authoring information</text:span> (useful to determine the authoritativeness of the<text:span text:style-name="T24"> markup and metadata) (optional)</text:span> – in case of an Akoma Ntoso XML representation, this value must correspond to the content of element FRBRauthor in the FRBRManifestation section of the metadata.</text:p>
        </text:list-item>
        <text:list-item>
          <text:p text:style-name="P63">Any relevant <text:span text:style-name="T23">markup-specific date (optional)</text:span> – in case of an Akoma Ntoso XML representation, this value must correspond to the content of element FRBRdate in the FRBRManifestation section of the metadata.</text:p>
        </text:list-item>
        <text:list-item>
          <text:p text:style-name="P63">Any additional <text:span text:style-name="T23">markup-related annotation</text:span> (e.g., the existence of multiple versions, of annotations, etc.) (optional)</text:p>
        </text:list-item>
        <text:list-item>
          <text:p text:style-name="P63">The character “.” (required)</text:p>
        </text:list-item>
        <text:list-item>
          <text:p text:style-name="P63">A unique three letter acronym of the data format in which the manifestation is drafted. The acronym can be “pdf” for PDF, “doc” for MS Word, or “xml” for the XML manifestation, or “akn” for the package of all documents including XML version of the main document(s) according to the Akoma Ntoso rules (required) – in case of an Akoma Ntoso XML representation, this value must correspond to the content of element FRBRformat in the FRBRManifestation section of the metadata..</text:p>
        </text:list-item>
      </text:list>
      <text:p text:style-name="P82"/>
      <text:list xml:id="list2112875212" text:continue-list="list1377295563" text:style-name="WW8Num8">
        <text:list-item>
          <text:p text:style-name="P83"><text:span text:style-name="T18">[http://www.authority.org]</text:span><text:span text:style-name="T8">/dz/debaterecord/2004-12-21/fra/main.doc</text:span><text:line-break/>Word version of the Algerian parliamentary debate record, 21st December 2004., French version</text:p>
        </text:list-item>
        <text:list-item>
          <text:p text:style-name="P83"><text:span text:style-name="T18">[http://www.authority.org]</text:span><text:span text:style-name="T8">/sl/act/2004-02-13/2/eng/main.pdf</text:span><text:line-break/><text:soft-page-break/>PDF version of the Sierra Leone enacted Legislation. Act number 2 of 2004. <text:s/>English version, current version (as accessed today)</text:p>
        </text:list-item>
        <text:list-item>
          <text:p text:style-name="P83"><text:span text:style-name="T18">[http://www.authority.org]</text:span><text:span text:style-name="T8">/sl/act/2004-02-13/2/eng@2004-07-21/main.akn</text:span><text:line-break/>Package of all documents including XML versions of the Sierra Leone enacted Legislation. Act number 2 of 2004. <text:s/>English version, as amended in July 2004</text:p>
        </text:list-item>
        <text:list-item>
          <text:p text:style-name="P83"><text:span text:style-name="T18">[http://www.authority.org]</text:span><text:span text:style-name="T8">/sl/act/2004-02-13/2/eng@2004-07-21#CIRSFID/2011-07-15/main.akn</text:span><text:line-break/>Package of all documents including XML versions of the Sierra Leone enacted Legislation. Act number 2 of 2004. <text:s/>English version, as amended in July 2004. Rendered in Akoma Ntoso by CIRSFID on 15 July 2011.</text:p>
        </text:list-item>
      </text:list>
      <text:h text:style-name="Heading_20_3" text:outline-level="3">The URIs for ManifestationComponents</text:h>
      <text:p text:style-name="Standard">Each ManifestationComponent is an independent electronic structure (e.g., a file) in a single data format. Every type of manifestation has of course a different data structure and file structure. Therefore the actual format of the U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URI for each ManifestationComponent consists of the following pieces: </text:p>
      <text:list xml:id="list581146189" text:style-name="WW8Num3">
        <text:list-item>
          <text:p text:style-name="P67">The URI of the corresponding EXPRESSION as a whole</text:p>
        </text:list-item>
        <text:list-item>
          <text:p text:style-name="P67">The character “#” (only required if any of the optional parts is added)</text:p>
        </text:list-item>
        <text:list-item>
          <text:p text:style-name="P67">The <text:span text:style-name="T23">markup authoring information</text:span> to determine the authoritativeness of the<text:span text:style-name="T24"> markup and metadata (optional)</text:span></text:p>
        </text:list-item>
        <text:list-item>
          <text:p text:style-name="P67">Any relevant <text:span text:style-name="T23">markup-specific date (optional)</text:span></text:p>
        </text:list-item>
        <text:list-item>
          <text:p text:style-name="P67">Any additional <text:span text:style-name="T23">markup-related annotation</text:span> (e.g., the existence of multiple versions, of annotations, etc.) (optional)</text:p>
        </text:list-item>
        <text:list-item>
          <text:p text:style-name="P67">The character “/”</text:p>
        </text:list-item>
        <text:list-item>
          <text:p text:style-name="P67">Some unique identification of the ManifestationComponent with respect either to the manifestation as a whole or to the ExpressionComponent the component is the manifestation of. </text:p>
        </text:list-item>
        <text:list-item>
          <text:p text:style-name="P67">The character “.“</text:p>
        </text:list-item>
        <text:list-item>
          <text:p text:style-name="P67">A unique extension of the data format in which the manifestation is drafted. The acronym can be “pdf” for PDF, “doc” for MS Word, “xml” for XML documents, “tif” for image formats, etc. </text:p>
        </text:list-item>
      </text:list>
      <text:p text:style-name="P85"/>
      <text:p text:style-name="Standard">In the next section we will examine the format of the package and the relevant URIs for a specific manifestation of Akoma Ntoso documents, the XML format. </text:p>
      <text:h text:style-name="Heading_20_3" text:outline-level="3">The URIs for the components in the Akoma Ntoso package manifestation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437923213" text:style-name="WW8Num2">
        <text:list-item>
          <text:p text:style-name="P68"><text:soft-page-break/>If the document is just composed of text and does not refer to any multimedia fragment of any form, then the ZIP package contains a single document called “main.xml”. </text:p>
        </text:list-item>
        <text:list-item>
          <text:p text:style-name="P68">If the document is composed of many ManifestationComponents but does not refer to any multimedia fragment of any form, then the zip package is composed of many XML files, <text:span text:style-name="T8">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8"><text:s/></text:span></text:p>
        </text:list-item>
        <text:list-item>
          <text:p text:style-name="P68">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610987502" text:continue-list="list2112875212" text:style-name="WW8Num8">
        <text:list-item>
          <text:p text:style-name="P86">attachment1.xml<text:line-break/>Manifestation of the first attachment of the current document</text:p>
        </text:list-item>
        <text:list-item>
          <text:p text:style-name="P86">schedule3.xml<text:line-break/>Manifestation of the third attachment of the current document</text:p>
        </text:list-item>
        <text:list-item>
          <text:p text:style-name="P86">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429612734" text:style-name="WW8Num1">
        <text:list-item>
          <text:p text:style-name="P87">The URI of the corresponding EXPRESSION as a whole</text:p>
        </text:list-item>
        <text:list-item>
          <text:p text:style-name="P87">The character “/”</text:p>
        </text:list-item>
        <text:list-item>
          <text:p text:style-name="P88">The relative reference to the required ManifestationComponent as specified above. </text:p>
        </text:list-item>
      </text:list>
      <text:h text:style-name="Heading_20_2" text:outline-level="2">The URI of an Item</text:h>
      <text:p text:style-name="Standard">Akoma Ntoso makes no assumption on the physical storage mechanism employed to record actual manifestations. As such, there is NO rule for U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he URI of non-document entities</text:h>
      <text:p text:style-name="Standard">The object of all discourses within the Akoma Ntoso framework can be described as a set of abstract classes and their instances and of the relationship among them. Cumulatively, <text:soft-page-break/>definition of classes, relationships and instances are called an <text:span text:style-name="T10">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P34"><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10">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U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10">Top Level Classes</text:span> (TLC) that are guaranteed to be a partition of the overall domain of the Akoma Ntoso standard. TLC include Work, Expression, Manifestation, Item, Person, Organization, Concept, Object, Event, Process, Role, Term and Location. The list of TLC may include in future more,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8">not depend</text:span> on <text:soft-page-break/>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in the next section.</text:p>
      <text:p text:style-name="Standard"/>
      <text:p text:style-name="Standard">Therefore, the URI for non-document entities consists of the following pieces:</text:p>
      <text:list xml:id="list1116179445" text:continue-list="list610987502" text:style-name="WW8Num8">
        <text:list-item>
          <text:p text:style-name="P32">The base URL of a naming authority with URI-resolving capabilities</text:p>
        </text:list-item>
        <text:list-item>
          <text:p text:style-name="P32">A detail fragment organizing in a hierarchical fashion the additional data:</text:p>
          <text:list>
            <text:list-item>
              <text:p text:style-name="P33">The string “/ontology”</text:p>
            </text:list-item>
            <text:list-item>
              <text:p text:style-name="P33">The official name of the appropriate TLC</text:p>
            </text:list-item>
            <text:list-item>
              <text:p text:style-name="P33">Any number (including none) of slash-separated subclasses of the TLC, as long as they all refer to correct properties of the corresponding instance </text:p>
            </text:list-item>
            <text:list-item>
              <text:p text:style-name="P33">The ID of the instance, guaranteed to be unique within the TLC. </text:p>
            </text:list-item>
          </text:list>
        </text:list-item>
      </text:list>
      <text:p text:style-name="P31"/>
      <text:p text:style-name="Standard">All components are separated by forward slashes (“/”) so as to exploit relative URIs in references. </text:p>
      <text:p text:style-name="P82"/>
      <text:list xml:id="list1145381765" text:continue-numbering="true" text:style-name="WW8Num8">
        <text:list-item>
          <text:p text:style-name="P83"><text:span text:style-name="T18">[http://www.authority.org]</text:span><text:span text:style-name="T8">/ontology/person/kn.joe.smith.1964-12-22</text:span><text:line-break/>Joe Smith </text:p>
        </text:list-item>
        <text:list-item>
          <text:p text:style-name="P83"><text:span text:style-name="T18">[http://www.authority.org]</text:span><text:span text:style-name="T8">/ontology/person/kn/kn.joe.smith.1964-12-22</text:span><text:line-break/>Joe Smith (implying that he is a Kenyan)</text:p>
        </text:list-item>
        <text:list-item>
          <text:p text:style-name="P83"><text:span text:style-name="T18">[http://www.authority.org]</text:span><text:span text:style-name="T8">/ontology/person/kn/judge/kn.joe.smith.1964-12-22</text:span><text:line-break/>Joe Smith (implying that he is a Kenyan who is a judge)</text:p>
        </text:list-item>
        <text:list-item>
          <text:p text:style-name="P83"><text:span text:style-name="T18">[http://www.authority.org]</text:span><text:span text:style-name="T8">/ontology/person/judge/kn/kn.joe.smith.1964-12-22</text:span><text:line-break/>Joe Smith (implying that he is a judge who is a Kenyan)</text:p>
        </text:list-item>
        <text:list-item>
          <text:p text:style-name="P83"><text:span text:style-name="T18">[http://www.authority.org]</text:span><text:span text:style-name="T8">/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URI that refers to exactly the same entity. </text:p>
      <text:p text:style-name="Standard">Therefore, the following URIs are equivalent pair-wise, and refer to the same entities:</text:p>
      <text:p text:style-name="Standard"/>
      <text:list xml:id="list2134602336" text:continue-numbering="true" text:style-name="WW8Num8">
        <text:list-item>
          <text:p text:style-name="P83"><text:span text:style-name="T18">[http://www.authority.org]</text:span>/sl/act/2004-02-13/2<text:line-break/><text:span text:style-name="T18">[http://www.authority.org]</text:span>/ontology/work/sl.act.2004-02-13.2</text:p>
        </text:list-item>
        <text:list-item>
          <text:p text:style-name="P83"><text:span text:style-name="T18">[http://www.authority.org]</text:span>/sl/act/2004-02-13/2/eng@2004-07-21<text:line-break/><text:span text:style-name="T18">[http://www.authority.org]</text:span>/ontology/expression/sl.act.2004-02-13.2.eng@2004-07-21</text:p>
        </text:list-item>
        <text:list-item>
          <text:p text:style-name="P83"><text:span text:style-name="T18">[http://www.authority.org]</text:span>/sl/act/2004-02-13/2/eng@2004-07-21/main/schedule1<text:line-break/><text:span text:style-name="T18">[http://www.authority.org]</text:span>/ontology/expression.component/sl.act.2004-02-13.2.eng@2004-07-21.main.schedule1</text:p>
        </text:list-item>
        <text:list-item>
          <text:p text:style-name="P83"><text:soft-page-break/><text:span text:style-name="T18">[http://www.authority.org]</text:span>/sl/act/2004-02-13/2/eng@2004-07-21/main.akn<text:line-break/><text:span text:style-name="T18">[http://www.authority.org]</text:span>/ontology/manifestation/sl.act.2004-02-13.2.eng@2004-07-21.main.akn</text:p>
        </text:list-item>
      </text:list>
      <text:h text:style-name="Heading_20_2" text:outline-level="2">The IDs for Top Level Classes</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h text:style-name="Heading_20_3" text:outline-level="3">TLC Person</text:h>
      <text:p text:style-name="Standard"><text:span text:style-name="T12"><text:s/></text:span>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406361059" text:style-name="WW8Num41">
        <text:list-item>
          <text:p text:style-name="P35"><text:span text:style-name="T8">kn.joe.smith.1964-12-22<text:line-break/></text:span>Mr. Joe Smith, the only Kenyan citizen with that name born on December 22nd, 1964 </text:p>
        </text:list-item>
      </text:list>
      <text:h text:style-name="Heading_20_3" text:outline-level="3">TLC Organization</text:h>
      <text:p text:style-name="Standard"><text:span text:style-name="T12"><text:s/></text:span>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1985712472" text:continue-numbering="true" text:style-name="WW8Num41">
        <text:list-item>
          <text:p text:style-name="P35"><text:span text:style-name="T8">kn.parliament<text:line-break/></text:span>the Kenyan Parliament</text:p>
        </text:list-item>
      </text:list>
      <text:h text:style-name="Heading_20_3" text:outline-level="3">TLC Concept</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2073169373" text:continue-numbering="true" text:style-name="WW8Num41">
        <text:list-item>
          <text:p text:style-name="P35"><text:span text:style-name="T8">wikipedia.Presidential.election<text:line-break/></text:span>the concept of Presidential Election as defined in Wikipedia</text:p>
        </text:list-item>
      </text:list>
      <text:h text:style-name="Heading_20_3" text:outline-level="3">TLC Object</text:h>
      <text:p text:style-name="Standard">Objects must refer to a specific reference resource that can be used to disambiguate the <text:soft-page-break/>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234534934" text:continue-numbering="true" text:style-name="WW8Num41">
        <text:list-item>
          <text:p text:style-name="P35"><text:span text:style-name="Macchina_20_da_20_scrivere_20_HTML"><text:span text:style-name="T16">wikipedia.weapon</text:span></text:span><text:span text:style-name="Macchina_20_da_20_scrivere_20_HTML"><text:span text:style-name="T17"><text:line-break/></text:span></text:span><text:span text:style-name="T14">a weapon (as a physical object) as defined in Wikipedia</text:span></text:p>
        </text:list-item>
      </text:list>
      <text:h text:style-name="Heading_20_3" text:outline-level="3">TLC Event</text:h>
      <text:p text:style-name="Standard">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Standard"/>
      <text:list xml:id="list85462552" text:continue-numbering="true" text:style-name="WW8Num41">
        <text:list-item>
          <text:p text:style-name="P35"><text:span text:style-name="Macchina_20_da_20_scrivere_20_HTML"><text:span text:style-name="T16">wikipedia.world.war.ii</text:span></text:span><text:span text:style-name="Macchina_20_da_20_scrivere_20_HTML"><text:span text:style-name="T17"><text:line-break/></text:span></text:span><text:span text:style-name="T17">The second World War as defined in Wikipedia</text:span></text:p>
        </text:list-item>
      </text:list>
      <text:h text:style-name="Heading_20_3" text:outline-level="3">TLC Location</text:h>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
      <text:list xml:id="list960494967" text:continue-numbering="true" text:style-name="WW8Num41">
        <text:list-item>
          <text:p text:style-name="P35"><text:span text:style-name="Macchina_20_da_20_scrivere_20_HTML"><text:span text:style-name="T16">wikipedia.rome</text:span></text:span><text:span text:style-name="Macchina_20_da_20_scrivere_20_HTML"><text:span text:style-name="T17"><text:line-break/></text:span></text:span><text:span text:style-name="T17">The city of Rome as defined in Wikipedia</text:span></text:p>
        </text:list-item>
      </text:list>
      <text:h text:style-name="Heading_20_3" text:outline-level="3">TLC Process</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1669114848" text:continue-numbering="true" text:style-name="WW8Num41">
        <text:list-item>
          <text:p text:style-name="P35"><text:span text:style-name="Macchina_20_da_20_scrivere_20_HTML"><text:span text:style-name="T16">wikipedia.kn.promulgation</text:span></text:span><text:span text:style-name="Macchina_20_da_20_scrivere_20_HTML"><text:span text:style-name="T17"><text:line-break/></text:span></text:span><text:span text:style-name="T17">The promulgation as defined in Wikipedia and as carried out in Kenya.</text:span></text:p>
        </text:list-item>
      </text:list>
      <text:h text:style-name="Heading_20_3" text:outline-level="3">TLC Role</text:h>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1756185591" text:continue-numbering="true" text:style-name="WW8Num41">
        <text:list-item>
          <text:p text:style-name="P35"><text:span text:style-name="Macchina_20_da_20_scrivere_20_HTML"><text:span text:style-name="T16">wikipedia.kn.speaker</text:span></text:span><text:span text:style-name="Macchina_20_da_20_scrivere_20_HTML"><text:span text:style-name="T17"><text:line-break/></text:span></text:span><text:soft-page-break/><text:span text:style-name="T17">The role of the speaker of the house as defined in Wikipedia and as conceived in Kenya.</text:span></text:p>
        </text:list-item>
      </text:list>
      <text:h text:style-name="Heading_20_3" text:outline-level="3">TLC Term</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 </text:p>
      <text:p text:style-name="Standard"/>
      <text:list xml:id="list562293447" text:continue-numbering="true" text:style-name="WW8Num41">
        <text:list-item>
          <text:p text:style-name="P35"><text:span text:style-name="Macchina_20_da_20_scrivere_20_HTML"><text:span text:style-name="T16">wikipedia.eng.speaker</text:span></text:span><text:span text:style-name="Macchina_20_da_20_scrivere_20_HTML"><text:span text:style-name="T17"><text:line-break/></text:span></text:span><text:span text:style-name="T17">The role of the speaker of the house as defined in Wikipedia and expressed in English.</text:span></text:p>
        </text:list-item>
      </text:list>
      <text:p text:style-name="Standard"/>
      <text:h text:style-name="Heading_20_3" text:outline-level="3">TLC Work</text:h>
      <text:p text:style-name="Standard">The domain-less URI of the Work as specified in this document, with all slash substituted by dots. </text:p>
      <text:p text:style-name="Standard"/>
      <text:list xml:id="list2039117605" text:continue-numbering="true" text:style-name="WW8Num41">
        <text:list-item>
          <text:p text:style-name="P35"><text:span text:style-name="T8">sl.act.2004-02-13.2<text:line-break/></text:span>Sierra Leone enacted Legislation. Act number 2 of 2004.</text:p>
        </text:list-item>
      </text:list>
      <text:h text:style-name="Heading_20_3" text:outline-level="3">TLC Expression</text:h>
      <text:p text:style-name="Standard">The domain-less URI of the Expression as specified in this document, with all slash substituted by dots. </text:p>
      <text:p text:style-name="Standard"/>
      <text:list xml:id="list1252951467" text:continue-numbering="true" text:style-name="WW8Num41">
        <text:list-item>
          <text:p text:style-name="P35"><text:span text:style-name="T8">sl.act.2004-02-13.2.eng@2004-07-21</text:span><text:line-break/>Sierra Leone enacted Legislation. Act number 2 of 2004. <text:s/>English version, as amended on July 2004</text:p>
        </text:list-item>
      </text:list>
      <text:h text:style-name="Heading_20_3" text:outline-level="3">TLC Expression Component</text:h>
      <text:p text:style-name="Standard">The domain-less URI of the Expression Component as specified in this document, with all slash substituted by dots. </text:p>
      <text:p text:style-name="Standard"/>
      <text:list xml:id="list1336049638" text:continue-numbering="true" text:style-name="WW8Num41">
        <text:list-item>
          <text:p text:style-name="P35"><text:span text:style-name="T8">sl.act.2004-02-13.2.eng@2004-07-21.schedule1</text:span><text:line-break/>Attachment “schedule01” of Sierra Leone enacted Legislation. Act number 2 of 2004. <text:s/>English version, as amended on July 2004</text:p>
        </text:list-item>
      </text:list>
      <text:h text:style-name="Heading_20_3" text:outline-level="3">TLC Manifestation</text:h>
      <text:p text:style-name="Standard">The domain-less URI of the Manifestation as specified in this document, with all slash substituted by dots. </text:p>
      <text:p text:style-name="Standard"/>
      <text:list xml:id="list2100323666" text:continue-numbering="true" text:style-name="WW8Num41">
        <text:list-item>
          <text:p text:style-name="P35"><text:span text:style-name="T8">sl.act.2004-02-13.2.eng@2004-07-21.akn</text:span><text:line-break/>Package of all documents including XML versions of the Sierra Leone enacted <text:soft-page-break/>Legislation. Act number 2 of 2004. <text:s/>English version, as amended in July 2004</text:p>
        </text:list-item>
      </text:list>
      <text:h text:style-name="Heading_20_3" text:outline-level="3">TLC Manifestation Component</text:h>
      <text:p text:style-name="Standard">The domain-less URI of the Manifestation Component as specified in this document, with all slash substituted by dots. </text:p>
      <text:list xml:id="list58257642" text:continue-numbering="true" text:style-name="WW8Num41">
        <text:list-item>
          <text:p text:style-name="P35"><text:span text:style-name="T8">sl.act.2004-02-13.2.eng@2004-07-21.main.xml</text:span><text:line-break/>The main document (in XML) of the Sierra Leone enacted Legislation. Act number 2 of 2004. <text:s/>English version, as amended in July 2004</text:p>
        </text:list-item>
      </text:list>
      <text:h text:style-name="Heading_20_3" text:outline-level="3">TLC Item</text:h>
      <text:p text:style-name="Standard">The exact URL of the item as specified in the document, with all slashes substituted by dots.</text:p>
      <text:h text:style-name="Heading_20_1" text:outline-level="1"><text:bookmark-start text:name="__RefHeading__19_2104082316"/>Differences from previous releases<text:bookmark-end text:name="__RefHeading__19_2104082316"/></text:h>
      <text:h text:style-name="Heading_20_2" text:outline-level="2"><text:change-start text:change-id="ct35084800"/>Differences between release 6/2/2013 (CSD02 AN 3.0) and 20/1/2013 (CSD01 AN 3.0)<text:change-end text:change-id="ct35084800"/></text:h>
      <text:p text:style-name="Standard"><text:change-start text:change-id="ct34575936"/>This release contains a few <text:change-end text:change-id="ct34575936"/><text:change-start text:change-id="ct34475600"/>minor <text:change-end text:change-id="ct34475600"/><text:change-start text:change-id="ct34481264"/>modifications to CSD01 as suggested by the discussion on the conference call of the OASIS LegalDocML Technical Committee of the 23<text:span text:style-name="T13">rd</text:span> of January 2013, <text:change-end text:change-id="ct34481264"/><text:change-start text:change-id="ct34484080"/>arising from suggestions from Veronique Parisse of the European Parliament. <text:change-end text:change-id="ct34484080"/></text:p>
      <text:list xml:id="list1850047831" text:continue-list="list933958463" text:style-name="WW8Num50">
        <text:list-item>
          <text:p text:style-name="P20"><text:change-start text:change-id="ct34591744"/>Attribute <text:span text:style-name="Macchina_20_da_20_scrivere_20_HTML">date</text:span> is now back to be a <text:span text:style-name="Macchina_20_da_20_scrivere_20_HTML">xsd:date </text:span>value. Elements marked up as <text:span text:style-name="Macchina_20_da_20_scrivere_20_HTML">datetime</text:span> now have <text:span text:style-name="T8">two separate attributes</text:span>, a required <text:span text:style-name="Macchina_20_da_20_scrivere_20_HTML">date</text:span> accepting an <text:span text:style-name="Macchina_20_da_20_scrivere_20_HTML">xsd:date</text:span> value and <text:change-end text:change-id="ct34591744"/><text:change-start text:change-id="ct34518848"/>an optional <text:change-end text:change-id="ct34518848"/><text:change-start text:change-id="ct34496256"/><text:span text:style-name="Macchina_20_da_20_scrivere_20_HTML">time</text:span> accepting<text:change-end text:change-id="ct34496256"/><text:change-start text:change-id="ct34738032"/> an <text:span text:style-name="Macchina_20_da_20_scrivere_20_HTML">xsd:time</text:span> value. </text:p>
        </text:list-item>
        <text:list-item>
          <text:p text:style-name="P20">The single <text:span text:style-name="Macchina_20_da_20_scrivere_20_HTML">quote</text:span> attribute used in <text:span text:style-name="Macchina_20_da_20_scrivere_20_HTML">quotedText</text:span>, <text:span text:style-name="Macchina_20_da_20_scrivere_20_HTML">quotedStructure</text:span>, <text:span text:style-name="Macchina_20_da_20_scrivere_20_HTML">extractText</text:span> and <text:span text:style-name="Macchina_20_da_20_scrivere_20_HTML">extractStructure</text:span> has been turned in two separate attributes, <text:span text:style-name="Macchina_20_da_20_scrivere_20_HTML">startQuote</text:span> and <text:span text:style-name="Macchina_20_da_20_scrivere_20_HTML">endQuote</text:span>. <text:change-end text:change-id="ct34738032"/><text:change-start text:change-id="ct34527712"/>This allows to specify different start and end quote characters. </text:p>
        </text:list-item>
        <text:list-item>
          <text:p text:style-name="P20">A new attribute has been inherited from the xml namespace, namely <text:span text:style-name="Macchina_20_da_20_scrivere_20_HTML">xml:space</text:span>, to side <text:span text:style-name="Macchina_20_da_20_scrivere_20_HTML">xml:lang</text:span>, exactly for the purpose for which the attribute has been invented, namely to specify the <text:change-end text:change-id="ct34527712"/><text:change-start text:change-id="ct34534672"/>treatment<text:change-end text:change-id="ct34534672"/><text:change-start text:change-id="ct34530496"/> <text:change-end text:change-id="ct34530496"/><text:change-start text:change-id="ct34536064"/>of whitespace nodes in the content of the elements. <text:change-end text:change-id="ct34536064"/></text:p>
        </text:list-item>
        <text:list-item>
          <text:p text:style-name="P20"><text:change-start text:change-id="ct34538848"/>The <text:span text:style-name="Macchina_20_da_20_scrivere_20_HTML">id</text:span> attribute of elements <text:span text:style-name="Macchina_20_da_20_scrivere_20_HTML">formula</text:span>, <text:span text:style-name="Macchina_20_da_20_scrivere_20_HTML">heading</text:span>, <text:span text:style-name="Macchina_20_da_20_scrivere_20_HTML">content</text:span>, <text:span text:style-name="Macchina_20_da_20_scrivere_20_HTML">intro</text:span>, <text:span text:style-name="Macchina_20_da_20_scrivere_20_HTML">wrap</text:span>, <text:span text:style-name="Macchina_20_da_20_scrivere_20_HTML">other</text:span>, <text:span text:style-name="Macchina_20_da_20_scrivere_20_HTML">recitals</text:span>, <text:span text:style-name="Macchina_20_da_20_scrivere_20_HTML">citations</text:span>, <text:span text:style-name="Macchina_20_da_20_scrivere_20_HTML">longTitle</text:span>, and <text:span text:style-name="Macchina_20_da_20_scrivere_20_HTML">documentRef</text:span> are now required. <text:change-end text:change-id="ct34538848"/></text:p>
        </text:list-item>
      </text:list>
      <text:h text:style-name="Heading_20_2" text:outline-level="2">Differences between release 20/1/2013 (CSD01 AN 3.0) and 27/07/2012 (AN 2.0)</text:h>
      <text:p text:style-name="Standard">This release is the first to be created as a deliverable of the OASIS LegalDocML Technical Committee. It contains answers to a number of requirements by the European Parliament, by the Library of Congress of Chile, by XCential, and by CIRSFID. </text:p>
      <text:p text:style-name="Standard">The most apparent difference is in the management of namespaces, especially with regard to future releases. There are several issues with regard to namespaces. First of all, it has been proposed that very new release is associated to a different namespace. Thus, from now on, regardless of the number of differences in the release, a new namespace will be forged and associated to the release. Second, being under the cover of the OASIS LegalDocML implies adopting OASIS-style naming conventions for schemas, as detailed in <text:a xlink:type="simple" xlink:href="http://docs.oasis-open.org/specGuidelines/ndr/namingDirectives-v1.3.html#xml-namespaces"><text:span text:style-name="Internet_20_link">http://docs.oasis-open.org/specGuidelines/ndr/namingDirectives-v1.3.html#xml-namespaces</text:span></text:a> . In particular, this means that namespaces from now on will have the form: <text:a xlink:type="simple" xlink:href="http://docs.oasis-open.org/legaldocml/ns/akn/xxx"><text:span text:style-name="Internet_20_link">http://docs.oasis-open.org/legaldocml/ns/akn/xxx</text:span></text:a> , where xxx is one of </text:p>
      <text:list xml:id="list183678179" text:style-name="WW8Num36">
        <text:list-item>
          <text:list>
            <text:list-item>
              <text:p text:style-name="P89"><text:span text:style-name="Internet_20_link"><text:span text:style-name="T25">Working Draft (WD)</text:span></text:span></text:p>
            </text:list-item>
            <text:list-item>
              <text:p text:style-name="P73"><text:span text:style-name="Internet_20_link"><text:span text:style-name="T25">Committee Specification Draft (CSD)</text:span></text:span></text:p>
            </text:list-item>
            <text:list-item>
              <text:p text:style-name="P75">Committee Specification Public Review Draft (CSPRD)</text:p>
            </text:list-item>
            <text:list-item>
              <text:p text:style-name="P75">Committee Specification (CS)</text:p>
            </text:list-item>
            <text:list-item>
              <text:p text:style-name="P75"><text:soft-page-break/>Candidate OASIS Standard (COS)</text:p>
            </text:list-item>
            <text:list-item>
              <text:p text:style-name="P75">OASIS Standard (OS)</text:p>
            </text:list-item>
            <text:list-item>
              <text:p text:style-name="P90">Approved Errata (Errata)</text:p>
            </text:list-item>
          </text:list>
        </text:list-item>
      </text:list>
      <text:p text:style-name="Standard">, followed by a sequential number. Finally, the objective of this stage of the OASIS LegalDocML TC at this stage is to deliver the 3<text:span text:style-name="T13">rd</text:span> version of Akoma Ntoso. Therefore, the namespace of this release will be <text:a xlink:type="simple" xlink:href="http://docs.oasis-open.org/legaldocml/ns/akn/3.0/CSD01"><text:span text:style-name="Internet_20_link"><text:span text:style-name="T22">http://docs.oasis-open.org/legaldocml/ns/akn/3.0/CSD01</text:span></text:span></text:a><text:span text:style-name="T27"> .</text:span></text:p>
      <text:p text:style-name="P36">Additional differences include: </text:p>
      <text:list xml:id="list1388853331" text:continue-list="list1850047831" text:style-name="WW8Num50">
        <text:list-item>
          <text:p text:style-name="P20"><text:span text:style-name="T28">A new element has been included in speech sections, called </text:span><text:span text:style-name="Macchina_20_da_20_scrivere_20_HTML">speechGroup</text:span><text:span text:style-name="T28">. This is meant for collecting within a single, annotated group an otherwise unmarked sequence of individual speeches, of which there is one main flow of speeches (by an appointed speaker, possibly introduced by the chair, interrupted by the audience and followed by a debate. In this case, the </text:span><text:span text:style-name="Macchina_20_da_20_scrivere_20_HTML">speechGroup</text:span><text:span text:style-name="T28"> element will help identify the main speaker (attribute </text:span><text:span text:style-name="Macchina_20_da_20_scrivere_20_HTML">by</text:span><text:span text:style-name="T28">), the role of the main speaker (attribute </text:span><text:span text:style-name="Macchina_20_da_20_scrivere_20_HTML">as</text:span><text:span text:style-name="T28">) and the addressees (attribute </text:span><text:span text:style-name="Macchina_20_da_20_scrivere_20_HTML">to</text:span><text:span text:style-name="T28">) as well as the individual speech elements that the overall discussion is composed by. </text:span></text:p>
        </text:list-item>
        <text:list-item>
          <text:p text:style-name="P20"><text:span text:style-name="T28">Elements </text:span><text:span text:style-name="Macchina_20_da_20_scrivere_20_HTML">recitals</text:span><text:span text:style-name="T28">, </text:span><text:span text:style-name="Macchina_20_da_20_scrivere_20_HTML">citations</text:span><text:span text:style-name="T28"> and </text:span><text:span text:style-name="Macchina_20_da_20_scrivere_20_HTML">toc</text:span><text:span text:style-name="T28"> are now provided with a list of optional heading elements (such as </text:span><text:span text:style-name="Macchina_20_da_20_scrivere_20_HTML">header</text:span><text:span text:style-name="T28">, </text:span><text:span text:style-name="Macchina_20_da_20_scrivere_20_HTML">subheader</text:span><text:span text:style-name="T28">, </text:span><text:span text:style-name="Macchina_20_da_20_scrivere_20_HTML">num</text:span><text:span text:style-name="T28">, etc.) in case the structure of the section becomes fairly complicated. This also implies that </text:span><text:span text:style-name="Macchina_20_da_20_scrivere_20_HTML">toc</text:span><text:span text:style-name="T28">, previously a block element, has been upgraded to container. </text:span></text:p>
        </text:list-item>
        <text:list-item>
          <text:p text:style-name="P20"><text:span text:style-name="T28">Two new elements from HTML have been added, </text:span><text:span text:style-name="Macchina_20_da_20_scrivere_20_HTML">abbr</text:span><text:span text:style-name="T28"> and </text:span><text:span text:style-name="Macchina_20_da_20_scrivere_20_HTML">br</text:span><text:span text:style-name="T28"> (an inline and a marker, respectively). With the same use and semantics as in HTML. </text:span></text:p>
        </text:list-item>
        <text:list-item>
          <text:p text:style-name="P20"><text:span text:style-name="T28">Two new elements have been added to </text:span><text:span text:style-name="Macchina_20_da_20_scrivere_20_HTML">judgements</text:span><text:span text:style-name="T28">, namely </text:span><text:span text:style-name="Macchina_20_da_20_scrivere_20_HTML">arguments</text:span><text:span text:style-name="T28"> and </text:span><text:span text:style-name="Macchina_20_da_20_scrivere_20_HTML">remedies</text:span><text:span text:style-name="T28">. </text:span></text:p>
        </text:list-item>
        <text:list-item>
          <text:p text:style-name="P20"><text:span text:style-name="T28">Type </text:span><text:span text:style-name="Macchina_20_da_20_scrivere_20_HTML">YesNoType</text:span><text:span text:style-name="T28"> data type has been removed and unified with the plain </text:span><text:span text:style-name="Macchina_20_da_20_scrivere_20_HTML">xsd:Boolean</text:span><text:span text:style-name="T28"> data type. Attributes that used </text:span><text:span text:style-name="Macchina_20_da_20_scrivere_20_HTML">“yes”/”no”</text:span><text:span text:style-name="T28"> values need now to use </text:span><text:span text:style-name="Macchina_20_da_20_scrivere_20_HTML">“true”/”false”</text:span><text:span text:style-name="T28"> values. </text:span></text:p>
        </text:list-item>
        <text:list-item>
          <text:p text:style-name="P20">Attribute <text:span text:style-name="Macchina_20_da_20_scrivere_20_HTML">status</text:span> has been clarified and streamlined. Its values now express the justification for the difference between the actual content of the manifestation and the content of the corresponding expression. In particular, the new values for the attribute are as follows: </text:p>
          <text:list>
            <text:list-item>
              <text:p text:style-name="P20"><text:span text:style-name="T10">removed</text:span>: the content of the element is present in the markup (manifestation) but is not present in the real content of the document (expression level) because it has been definitely removed (either ex tunc, as in annullments, or ex nunc, as in abrogations). </text:p>
            </text:list-item>
            <text:list-item>
              <text:p text:style-name="P20"><text:span text:style-name="T10">temporarily removed</text:span>: the content of the element is present in the markup (manifestation) but is not present in the real content of the document (expression level) because it has been temporarily removed (e.g., for a temporary suspension or limitation of efficacy). </text:p>
            </text:list-item>
            <text:list-item>
              <text:p text:style-name="P20"><text:span text:style-name="T10">translated</text:span>: the content of the element is present in the markup (manifestation) in a different form than in the real content of the document (expression level) because it has been translated into a different language (e.g., to match the rest of the document or because of other editorial decisions). </text:p>
            </text:list-item>
            <text:list-item>
              <text:p text:style-name="P20"><text:span text:style-name="T10">editorial</text:span>: the content of the element is present in the markup (manifestation) but is not present in the real content of the document (expression level) because it has been inserted as an editorial process when creating the XML markup.</text:p>
            </text:list-item>
            <text:list-item>
              <text:p text:style-name="P20"><text:span text:style-name="T10">edited</text:span>: the content of the element is different in the markup (manifestation) than in the real content of the document (expression level) because it has been amended <text:soft-page-break/>(e.g., to remove scurrilous or offensive remarks). </text:p>
            </text:list-item>
            <text:list-item>
              <text:p text:style-name="P20"><text:span text:style-name="T10">verbatim</text:span>: the content of the element is present in the markup (manifestation) is EXACTLY as it was in the real content of the document (expression level) because usual silent fixes and edits were NOT performed (e.g. to punctuation, grammatical errors or other usually non-debatable problems). </text:p>
            </text:list-item>
            <text:list-item>
              <text:p text:style-name="P20"><text:span text:style-name="T10">incomplete</text:span>: the content of the element or the value of a required attribute is NOT present in the markup (manifestation), although it should, because the missing data is not known at the moment, but in the future it might become known. This is especially appropriate for documents in drafting phase (e.g., the publication date of the act while drafting the bill)</text:p>
            </text:list-item>
            <text:list-item>
              <text:p text:style-name="P20"><text:span text:style-name="T10">unknown</text:span>: the content of the element or the value of a required attribute is NOT present in the markup (manifestation), although it should, because the author of the manifestation does not know it.</text:p>
            </text:list-item>
            <text:list-item>
              <text:p text:style-name="P20"><text:span text:style-name="T10">undefined</text:span>: the content of the element or the value of a required attribute is NOT present in the markup (manifestation), because the information is not defined in the original document, or it doesn't exist in some legal tradition (e.g. an anonymous speech cannot specify the attribute by, or some publications do not record the numbering of the items, etc.),</text:p>
            </text:list-item>
            <text:list-item>
              <text:p text:style-name="P20"><text:span text:style-name="T10">ignored</text:span>: the content of the element or the value of a required attribute is NOT present in the markup (manifestation) because the information exists but the author of the manifestation is not interested in reporting it (e.g., omitted parts of the document due to editorial reasons, etc.).</text:p>
            </text:list-item>
          </text:list>
        </text:list-item>
        <text:list-item>
          <text:p text:style-name="P20">A new element, <text:span text:style-name="Macchina_20_da_20_scrivere_20_HTML">documentRef</text:span>, has been added to side pre-existing <text:span text:style-name="Macchina_20_da_20_scrivere_20_HTML">componentRef</text:span>. This should clarify and streamline the use of each: <text:span text:style-name="Macchina_20_da_20_scrivere_20_HTML">componentRef</text:span> is now only a manifestation-level placeholder for content that is placed in a separate file, and can be placed instead of any structural element of the body of the document. Element <text:span text:style-name="Macchina_20_da_20_scrivere_20_HTML">documentref</text:span>, on the other hand, is meant as a work-level or expression-level placeholder to a whole document that is available at a different URI. It can be only placed as members of a document collection, as an attachment, or as an included document within <text:span text:style-name="Macchina_20_da_20_scrivere_20_HTML">quotedStructure</text:span> and <text:span text:style-name="Macchina_20_da_20_scrivere_20_HTML">extractStructure</text:span> elements. <text:s/></text:p>
        </text:list-item>
        <text:list-item>
          <text:p text:style-name="P20"><text:span text:style-name="T28">All containers and hcontainers can now be empty. This is meant to help in using </text:span><text:span text:style-name="Macchina_20_da_20_scrivere_20_HTML">status=”omissis”</text:span><text:span text:style-name="T28"> on a structure, or any other situation in which content exist but is not represented in the XML document. </text:span></text:p>
        </text:list-item>
        <text:list-item>
          <text:p text:style-name="P20"><text:span text:style-name="T28">Elements </text:span><text:span text:style-name="Macchina_20_da_20_scrivere_20_HTML">formula</text:span><text:span text:style-name="T28"> and </text:span><text:span text:style-name="Macchina_20_da_20_scrivere_20_HTML">FRBRAlias</text:span><text:span text:style-name="T28"> have now a </text:span><text:span text:style-name="Macchina_20_da_20_scrivere_20_HTML">name</text:span><text:span text:style-name="T28"> attribute to help identify the kind of formula it is. </text:span></text:p>
        </text:list-item>
        <text:list-item>
          <text:p text:style-name="P20">Elements <text:span text:style-name="Macchina_20_da_20_scrivere_20_HTML">docDate</text:span>, <text:span text:style-name="Macchina_20_da_20_scrivere_20_HTML">publication</text:span>, <text:span text:style-name="Macchina_20_da_20_scrivere_20_HTML">step</text:span> and <text:span text:style-name="Macchina_20_da_20_scrivere_20_HTML">eventRef</text:span> now accept a <text:span text:style-name="Macchina_20_da_20_scrivere_20_HTML">dateTime</text:span>, in its norm attribute, which allows the (optional) specification of a time as well as a date, if present.</text:p>
        </text:list-item>
        <text:list-item>
          <text:p text:style-name="P20">A new element <text:span text:style-name="Macchina_20_da_20_scrivere_20_HTML">time</text:span> has been added. It contains a <text:span text:style-name="Macchina_20_da_20_scrivere_20_HTML">time</text:span> attribute to specify a normalized specification of a time as present in the text. </text:p>
        </text:list-item>
        <text:list-item>
          <text:p text:style-name="P20">Elements <text:span text:style-name="Macchina_20_da_20_scrivere_20_HTML">quotedText</text:span>, <text:span text:style-name="Macchina_20_da_20_scrivere_20_HTML">extractText</text:span>, <text:span text:style-name="Macchina_20_da_20_scrivere_20_HTML">quotedStructure</text:span> and <text:span text:style-name="Macchina_20_da_20_scrivere_20_HTML">extractStructure</text:span> now allow a new attribute <text:span text:style-name="Macchina_20_da_20_scrivere_20_HTML">quote</text:span>, which is used to specify the quote character used (if any) in the text. </text:p>
        </text:list-item>
        <text:list-item>
          <text:p text:style-name="P20"><text:span text:style-name="Macchina_20_da_20_scrivere_20_HTML">Keyword</text:span> elements now accept a <text:span text:style-name="Macchina_20_da_20_scrivere_20_HTML">href</text:span> attribute meant to associate the individual keyword to a specific fragment of the text, so that it is now possible to perform classification of individual fragments of the document. Keywords without the <text:span text:style-name="Macchina_20_da_20_scrivere_20_HTML">href</text:span> elements will be <text:soft-page-break/>assumed to refer to the whole document. </text:p>
        </text:list-item>
        <text:list-item>
          <text:p text:style-name="P20">Two new textual modifications have been added to the analysis section of the metadata, <text:span text:style-name="Macchina_20_da_20_scrivere_20_HTML">join</text:span> and <text:span text:style-name="Macchina_20_da_20_scrivere_20_HTML">split</text:span>, to identify operations that respectively create a single structure out of two adjoining ones, and that create two adjoining structures by separating one. </text:p>
        </text:list-item>
        <text:list-item>
          <text:p text:style-name="P20">Elements <text:span text:style-name="Macchina_20_da_20_scrivere_20_HTML">old</text:span> and <text:span text:style-name="Macchina_20_da_20_scrivere_20_HTML">new</text:span> can now be contained multiple times within the same textual modification. This allows for the same modification to affect multiple parts of a document. Additional attributes <text:span text:style-name="Macchina_20_da_20_scrivere_20_HTML">id</text:span> and <text:span text:style-name="Macchina_20_da_20_scrivere_20_HTML">href</text:span> allows to specify which new refers to which old part. </text:p>
        </text:list-item>
        <text:list-item>
          <text:p text:style-name="P20">Element <text:span text:style-name="Macchina_20_da_20_scrivere_20_HTML">attachments</text:span> can now contain either a <text:span text:style-name="Macchina_20_da_20_scrivere_20_HTML">documentRef</text:span> (as previously) or any of the document types. This allows for each manifestation to decide whether an attachment should be placed outside of the main XML flow or within it on a document by document basis. </text:p>
        </text:list-item>
        <text:list-item>
          <text:p text:style-name="P20">A specification has been added to the Akoma Ntoso naming convention with regard to virtual expressions (i.e., expressions where some of the information is unknown or unavailable). This is specified in section 8.4.4 of these Release Notes. </text:p>
        </text:list-item>
      </text:list>
      <text:h text:style-name="Heading_20_2" text:outline-level="2">Differences between release 27/07/2012 and 29/06/2012</text:h>
      <text:p text:style-name="Standard">This release contains just two small modifications: </text:p>
      <text:list xml:id="list1232690518" text:continue-numbering="true" text:style-name="WW8Num50">
        <text:list-item>
          <text:p text:style-name="P20">Element <text:span text:style-name="Macchina_20_da_20_scrivere_20_HTML">docProponent</text:span> now allows attribute <text:span text:style-name="Macchina_20_da_20_scrivere_20_HTML">as</text:span> to specify the role the document proponent has in proposing it.</text:p>
        </text:list-item>
        <text:list-item>
          <text:p text:style-name="P20">All elements with type <text:span text:style-name="Macchina_20_da_20_scrivere_20_HTML">popupStructure</text:span> (namely, <text:span text:style-name="Macchina_20_da_20_scrivere_20_HTML">quotedStrcture, extractStructure, authorialNote </text:span>and<text:span text:style-name="Macchina_20_da_20_scrivere_20_HTML"> popup</text:span>) now allow also <text:span text:style-name="Macchina_20_da_20_scrivere_20_HTML">longTitle, formula, citations, </text:span>and<text:span text:style-name="Macchina_20_da_20_scrivere_20_HTML"> recitals</text:span> in their content models. </text:p>
        </text:list-item>
        <text:list-item>
          <text:p text:style-name="P20">Some clarifications were added to section 8.1 of the naming convention about the use and need for absolute URIs in Akoma Ntoso. <text:s/></text:p>
        </text:list-item>
      </text:list>
      <text:h text:style-name="Heading_20_2" text:outline-level="2">Differences between release 29/06/2012 and 07/05/2012 take II</text:h>
      <text:p text:style-name="Standard">This release contains a few small modifications:</text:p>
      <text:list xml:id="list740238240" text:continue-numbering="true" text:style-name="WW8Num50">
        <text:list-item>
          <text:p text:style-name="P20">Element <text:span text:style-name="Macchina_20_da_20_scrivere_20_HTML">preambleSubdivision</text:span> has been replaced with the generic element <text:span text:style-name="Macchina_20_da_20_scrivere_20_HTML">container</text:span>, which seems more appropriate since it is allowed in many more contexts than preambles alone. </text:p>
        </text:list-item>
        <text:list-item>
          <text:p text:style-name="P20">Element <text:span text:style-name="Macchina_20_da_20_scrivere_20_HTML">FRBRtitle</text:span> has been renamed into <text:span text:style-name="Macchina_20_da_20_scrivere_20_HTML">FRBRname</text:span>, as title was considered inappropriate for the role in the determination of the contribution of the document’s name for the Work URI .</text:p>
        </text:list-item>
        <text:list-item>
          <text:p text:style-name="P20">Attribute <text:span text:style-name="Macchina_20_da_20_scrivere_20_HTML">time</text:span> of element <text:span text:style-name="Macchina_20_da_20_scrivere_20_HTML">recordedTime</text:span> now allows a <text:span text:style-name="Macchina_20_da_20_scrivere_20_HTML">datetime</text:span> value, instead of a simple time. This is to deal with situations where a parliamentary session spans over multiple dates, and it is therefore necessary to record, within the debate, not only the time of individual speeches, but also the date in which it was held. </text:p>
        </text:list-item>
        <text:list-item>
          <text:p text:style-name="P20">Elements <text:span text:style-name="Macchina_20_da_20_scrivere_20_HTML">eventRef</text:span> and <text:span text:style-name="Macchina_20_da_20_scrivere_20_HTML">step</text:span> (for the description of lifecycles and workflows, respectively) were added a <text:span text:style-name="Macchina_20_da_20_scrivere_20_HTML">refersTo</text:span> attribute for the description of the nature of the individual event and step, respectively. </text:p>
        </text:list-item>
        <text:list-item>
          <text:p text:style-name="P20">Elements <text:span text:style-name="Macchina_20_da_20_scrivere_20_HTML">docCommittee</text:span>, <text:span text:style-name="Macchina_20_da_20_scrivere_20_HTML">session</text:span> and <text:span text:style-name="Macchina_20_da_20_scrivere_20_HTML">legislature</text:span> now admit a <text:span text:style-name="Macchina_20_da_20_scrivere_20_HTML">value</text:span> attribute to specify in non-ambiguous form a number or string identifying, respectively, the name or number of the committee, of the session and of the legislature as specified in the document. </text:p>
        </text:list-item>
        <text:list-item>
          <text:p text:style-name="P20">Element <text:span text:style-name="Macchina_20_da_20_scrivere_20_HTML">fragment</text:span> is now available as a document type, for fragments physically stored <text:soft-page-break/>elsewhere than their main document. </text:p>
        </text:list-item>
        <text:list-item>
          <text:p text:style-name="P20">Some fixes in the overall organization of the modules were also performed. </text:p>
        </text:list-item>
      </text:list>
      <text:h text:style-name="Heading_20_2" text:outline-level="2">Differences between release 07/05/2012 take II and 07/05/2012</text:h>
      <text:p text:style-name="Standard">This release contains just a small bug fix allowing element <text:span text:style-name="Macchina_20_da_20_scrivere_20_HTML">componentRef</text:span> within the content model of popup elements such as <text:span text:style-name="Macchina_20_da_20_scrivere_20_HTML">quotedStructure</text:span> and <text:span text:style-name="Macchina_20_da_20_scrivere_20_HTML">extractStructure</text:span>. </text:p>
      <text:h text:style-name="Heading_20_2" text:outline-level="2">Differences between release 07/05/2012 and 12/10/2011</text:h>
      <text:p text:style-name="Standard">This is a release containing additions and bug fixes resulting from interactions with users and toolmakers and attendants of the meeting “Achieving Greater Transparency in Legislatures through the Use of Open Document Standards”, U.S. House of Representatives in Washington, D.C., 27-29 February 2012, and later events and discussions. Most suggestions come from Ashok Hariharan, Monica Palmirani, Veronique Parisse, and Grant Vergottini. Typos were identified by Flavio Zeni.</text:p>
      <text:list xml:id="list1364520676" text:continue-numbering="true" text:style-name="WW8Num50">
        <text:list-item>
          <text:p text:style-name="P20"><text:span text:style-name="T2">anyAttribute</text:span>: All elements now allow any attribute as long as they are specified in a different namespace than Akoma Ntoso. </text:p>
        </text:list-item>
        <text:list-item>
          <text:p text:style-name="P20">Element <text:span text:style-name="Macchina_20_da_20_scrivere_20_HTML">division</text:span> is now an <text:span text:style-name="T10">hcontainer</text:span>, and it is fully integrated in the hierarchy of containers of the legislative documents. Former element <text:span text:style-name="Macchina_20_da_20_scrivere_20_HTML">division</text:span> is now called <text:span text:style-name="Macchina_20_da_20_scrivere_20_HTML">prefaceSubdivision</text:span>, and it is now a fully generic element with the addition of the required <text:span text:style-name="Macchina_20_da_20_scrivere_20_HTML">name</text:span> attribute. </text:p>
        </text:list-item>
        <text:list-item>
          <text:p text:style-name="P20">A new manifestation-level structure has been created by extending the reach of <text:span text:style-name="Macchina_20_da_20_scrivere_20_HTML">componentRef</text:span> to <text:span text:style-name="T2">any</text:span> structure within the containers and hierarchical containers of the document. This means that it is now possible to extract a full sub-tree of a document, place it in a separate manifestation-level file, and make a reference to it via a <text:span text:style-name="Macchina_20_da_20_scrivere_20_HTML">componentRef</text:span> element. This is useful to split very long documents into smaller, more manageable units without losing the legal integrity: in fact, since <text:span text:style-name="Macchina_20_da_20_scrivere_20_HTML">componentRef</text:span> requires a manifestation-level reference, the conceptual structure of the document (and hence its legal content) is not changed. </text:p>
        </text:list-item>
        <text:list-item>
          <text:p text:style-name="P20">Element <text:span text:style-name="Macchina_20_da_20_scrivere_20_HTML">componentRef</text:span> (previously used for attachments and composite documents) is not fully and completely a manifestation-level reference, thereby using the <text:span text:style-name="Macchina_20_da_20_scrivere_20_HTML">src</text:span> attribute instead of the <text:span text:style-name="Macchina_20_da_20_scrivere_20_HTML">href</text:span> attribute (which is from now on reserved for Work-level or Expression-level references).</text:p>
        </text:list-item>
        <text:list-item>
          <text:p text:style-name="P20">A new element <text:span text:style-name="Macchina_20_da_20_scrivere_20_HTML">formula</text:span> has been added in <text:span text:style-name="Macchina_20_da_20_scrivere_20_HTML">preface</text:span>, <text:span text:style-name="Macchina_20_da_20_scrivere_20_HTML">preamble</text:span> and <text:span text:style-name="Macchina_20_da_20_scrivere_20_HTML">conclusions</text:span> for the specification of formulaic text that appear systematically in a specific kind of documents. Examples are enacting formulas. </text:p>
        </text:list-item>
        <text:list-item>
          <text:p text:style-name="P20">A new preface inline element, <text:span text:style-name="Macchina_20_da_20_scrivere_20_HTML">shortTitle</text:span>, has been added for the identification of the short Title of an act. </text:p>
        </text:list-item>
        <text:list-item>
          <text:p text:style-name="P20">Speech elements (<text:span text:style-name="Macchina_20_da_20_scrivere_20_HTML">speech</text:span>, <text:span text:style-name="Macchina_20_da_20_scrivere_20_HTML">question</text:span> and <text:span text:style-name="Macchina_20_da_20_scrivere_20_HTML">answer</text:span>) have now two new attributes, <text:span text:style-name="Macchina_20_da_20_scrivere_20_HTML">startTime</text:span> and <text:span text:style-name="Macchina_20_da_20_scrivere_20_HTML">endTime</text:span>, for the specification of the date and time in which the question was effectively uttered during a debate. This is useful to synchronize transcriptions of speeches within a debate report with the video or audio recordings of the actual debate. It is important to point out that the value specified in these two attributes should NEVER be the time offset from the beginning of an actual video file, but an absolute time and date in which the speech started or ended, and synchronization is obtained by also recording and comparing the absolute date and time of the beginning of the video used. </text:p>
        </text:list-item>
        <text:list-item>
          <text:p text:style-name="P20">Element <text:span text:style-name="Macchina_20_da_20_scrivere_20_HTML">rref</text:span> and <text:span text:style-name="Macchina_20_da_20_scrivere_20_HTML">rmod</text:span> (range reference and range modification) have now a different set of attributes. In both cases, the URI of the first of the range is specified through attribute <text:soft-page-break/><text:span text:style-name="Macchina_20_da_20_scrivere_20_HTML">from</text:span> (instead of <text:span text:style-name="Macchina_20_da_20_scrivere_20_HTML">href</text:span>), while the last of the range is still specified through attribute <text:span text:style-name="Macchina_20_da_20_scrivere_20_HTML">upTo</text:span>, as it was previously. </text:p>
        </text:list-item>
        <text:list-item>
          <text:p text:style-name="P20">Elements <text:span text:style-name="Macchina_20_da_20_scrivere_20_HTML">FRBRcountry, FRBRsubtype, FRBRnumber, FRBRtitle </text:span>and<text:span text:style-name="Macchina_20_da_20_scrivere_20_HTML"> FRBRformat</text:span> have been added to contain, respectively, the country, the subtype, the number, the title of the work, and the data format of the manifestation. These elements provide a safe place within the XML document for all the data that need to be used when generating Work-level, Expression-level and Manifestation-level URIs of the document. <text:s/></text:p>
        </text:list-item>
        <text:list-item>
          <text:p text:style-name="P20">Elements <text:span text:style-name="Macchina_20_da_20_scrivere_20_HTML">mainContent</text:span>, <text:span text:style-name="Macchina_20_da_20_scrivere_20_HTML">collectionContent</text:span>, and <text:span text:style-name="Macchina_20_da_20_scrivere_20_HTML">debateContent</text:span> are now called <text:span text:style-name="Macchina_20_da_20_scrivere_20_HTML">mainBody</text:span>, <text:span text:style-name="Macchina_20_da_20_scrivere_20_HTML">collectionBody</text:span> and <text:span text:style-name="Macchina_20_da_20_scrivere_20_HTML">debateBody</text:span> to maintain consistency with <text:span text:style-name="Macchina_20_da_20_scrivere_20_HTML">body</text:span>, <text:span text:style-name="Macchina_20_da_20_scrivere_20_HTML">judgmentBody</text:span> and <text:span text:style-name="Macchina_20_da_20_scrivere_20_HTML">amendmentBody</text:span>. </text:p>
        </text:list-item>
        <text:list-item>
          <text:p text:style-name="P20">A new HTML element has been added, <text:span text:style-name="Macchina_20_da_20_scrivere_20_HTML">br</text:span>, for line breaks that must not be counted by line-counting algorithms. Documents where line numbering is not relevant can use either <text:span text:style-name="Macchina_20_da_20_scrivere_20_HTML">br</text:span> or <text:span text:style-name="Macchina_20_da_20_scrivere_20_HTML">eol</text:span> without difference, but in documents where line numbering is relevant each <text:span text:style-name="Macchina_20_da_20_scrivere_20_HTML">eol</text:span> element is counted to determine the line number of each fragment of text. If for any reason some presentation-oriented breaks need not be counted (e.g., within the preface or the preamble), then element <text:span text:style-name="Macchina_20_da_20_scrivere_20_HTML">br</text:span> must be used in these cases.</text:p>
        </text:list-item>
        <text:list-item>
          <text:p text:style-name="P20"><text:span text:style-name="T10">Bug fix: </text:span>Element <text:span text:style-name="Macchina_20_da_20_scrivere_20_HTML">fillin</text:span> now correctly follows the camelCase convention of Akoma Ntoso, and is now called <text:span text:style-name="Macchina_20_da_20_scrivere_20_HTML">fillIn</text:span> (with a middle capital I). </text:p>
        </text:list-item>
        <text:list-item>
          <text:p text:style-name="P20"><text:span text:style-name="T10">Bug fix: </text:span>The <text:span text:style-name="Macchina_20_da_20_scrivere_20_HTML">number</text:span> attribute of the metadata element <text:span text:style-name="Macchina_20_da_20_scrivere_20_HTML">publication</text:span> is now a string and not a number. It is also now optional.</text:p>
        </text:list-item>
        <text:list-item>
          <text:p text:style-name="P20"><text:span text:style-name="T10">Bug fix</text:span>: Elements <text:span text:style-name="Macchina_20_da_20_scrivere_20_HTML">recitals</text:span> and <text:span text:style-name="Macchina_20_da_20_scrivere_20_HTML">citations</text:span> now have their attributes (<text:span text:style-name="Macchina_20_da_20_scrivere_20_HTML">coreopt</text:span>).</text:p>
        </text:list-item>
        <text:list-item>
          <text:p text:style-name="P20"><text:span text:style-name="T10">Bug fix</text:span>: attribute <text:span text:style-name="Macchina_20_da_20_scrivere_20_HTML">authoritative</text:span> in element <text:span text:style-name="Macchina_20_da_20_scrivere_20_HTML">FRBRtranslation</text:span> has been <text:span text:style-name="T10">really</text:span> introduced (it was documented in Release 15/7/2011, but it was not actually present). </text:p>
        </text:list-item>
        <text:list-item>
          <text:p text:style-name="P20"><text:span text:style-name="T10">Bug fix</text:span>: the automatically generated documentation within the XML Schema does not report spurious Akoma Ntoso 1.0 namespace declarations everywhere. <text:s/></text:p>
        </text:list-item>
        <text:list-item>
          <text:p text:style-name="P20"><text:span text:style-name="T10">Bug fix</text:span>: several errors and typos in the inline schema documentation have been corrected at the cost of one (1) ice cream (to be delivered) to the individual who spotted most of them. </text:p>
        </text:list-item>
      </text:list>
      <text:h text:style-name="Heading_20_2" text:outline-level="2">Differences between release 12/10/2011 and 15/7/2011</text:h>
      <text:p text:style-name="Standard">This a minor release with some additions and bug fixes drawn from discussions held at the Ravenna Legislative XML Summer School in September 2011. This is an almost backward compatible release. <text:s/>This release is the first one to exclusively use the new namespace declaration <text:span text:style-name="Macchina_20_da_20_scrivere_20_HTML">http://www.akomantoso.org/2.0.</text:span></text:p>
      <text:list xml:id="list2137518674" text:continue-numbering="true" text:style-name="WW8Num50">
        <text:list-item>
          <text:p text:style-name="P20">A new attribute, <text:span text:style-name="Macchina_20_da_20_scrivere_20_HTML">number</text:span>, has been specified for the metadata <text:span text:style-name="Macchina_20_da_20_scrivere_20_HTML">publication</text:span> element</text:p>
        </text:list-item>
        <text:list-item>
          <text:p text:style-name="P20">Element <text:span text:style-name="Macchina_20_da_20_scrivere_20_HTML">list</text:span>, a block-level hierarchical container, is now called <text:span text:style-name="Macchina_20_da_20_scrivere_20_HTML">blockList</text:span>, thus freeing the name <text:span text:style-name="Macchina_20_da_20_scrivere_20_HTML">list</text:span> to become a new hierarchical container in the main hierarchy. </text:p>
        </text:list-item>
        <text:list-item>
          <text:p text:style-name="P20">Three new hierarchical containers have been added, <text:span text:style-name="Macchina_20_da_20_scrivere_20_HTML">division</text:span>, <text:span text:style-name="Macchina_20_da_20_scrivere_20_HTML">list</text:span> and <text:span text:style-name="Macchina_20_da_20_scrivere_20_HTML">sublist</text:span>. </text:p>
        </text:list-item>
        <text:list-item>
          <text:p text:style-name="P20">Attribute <text:span text:style-name="Macchina_20_da_20_scrivere_20_HTML">for</text:span> has been added to <text:span text:style-name="Macchina_20_da_20_scrivere_20_HTML">quotedText</text:span> for a similar purpose as in <text:span text:style-name="Macchina_20_da_20_scrivere_20_HTML">quotedStructure</text:span>, in case of multiple quotations within a same <text:span text:style-name="Macchina_20_da_20_scrivere_20_HTML">mmod</text:span> or <text:span text:style-name="Macchina_20_da_20_scrivere_20_HTML">rmod</text:span>. </text:p>
        </text:list-item>
        <text:list-item>
          <text:p text:style-name="P20">A new element <text:span text:style-name="Macchina_20_da_20_scrivere_20_HTML">fillin</text:span> has been added as an inline element (to be probably shown as a dotted line or any other typographical characteristics to represent a fill-in element in a printed form, that is as an example of an actual form. It is NOT meant to be used for form elements as in HTML, i.e. as a way to collect input from the reader and deliver to some server-side process. </text:p>
        </text:list-item>
        <text:list-item>
          <text:p text:style-name="P20"><text:soft-page-break/>Element <text:span text:style-name="Macchina_20_da_20_scrivere_20_HTML">subheading</text:span> can now be placed within a <text:span text:style-name="Macchina_20_da_20_scrivere_20_HTML">quotedStructure</text:span></text:p>
        </text:list-item>
        <text:list-item>
          <text:p text:style-name="P20">Two new elements, <text:span text:style-name="Macchina_20_da_20_scrivere_20_HTML">extractText</text:span> and <text:span text:style-name="Macchina_20_da_20_scrivere_20_HTML">extractStructure</text:span>, can now be specified in any context to express an extract from a different text. </text:p>
        </text:list-item>
        <text:list-item>
          <text:p text:style-name="P20">Two new inline HTML elements have been added, <text:span text:style-name="Macchina_20_da_20_scrivere_20_HTML">sup</text:span> and <text:span text:style-name="Macchina_20_da_20_scrivere_20_HTML">sub</text:span>, for respectively superscript and subscript text. </text:p>
        </text:list-item>
      </text:list>
      <text:h text:style-name="Heading_20_2" text:outline-level="2">Differences between release 15/7/2011 and 9/12/2009</text:h>
      <text:p text:style-name="Standard">The 15 July 2011 release represents a major release, sufficiently different and richer than previous ones to justify a new version number and a new namespace version. Many modifications were introduced in intermediate tentative releases throughout 2010 and 2011. </text:p>
      <text:p text:style-name="Standard">In order to allow a smooth transition to Akoma Ntoso 2.0, this release will accept and support both namespace declarations. </text:p>
      <text:h text:style-name="Heading_20_3" text:outline-level="3">General changes</text:h>
      <text:list xml:id="list2101740738" text:style-name="WW8Num18">
        <text:list-item>
          <text:p text:style-name="P37">Namespace declaration can be either <text:span text:style-name="Macchina_20_da_20_scrivere_20_HTML">http://www.akomantoso.org/1.0 </text:span>or<text:span text:style-name="Macchina_20_da_20_scrivere_20_HTML"> http://www.akomantoso.org/2.0</text:span> . This is the only release to exist in both namespaces. Subsequent releases will only use the 2.0 namespace. </text:p>
        </text:list-item>
        <text:list-item>
          <text:p text:style-name="P37">An improved specification of the naming convention is presented, introducing the few elements that remained to align it to the CEN Metalex naming convention. </text:p>
        </text:list-item>
      </text:list>
      <text:h text:style-name="Heading_20_3" text:outline-level="3">Multi-linguism</text:h>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142004138" text:style-name="WW8Num51">
        <text:list-item>
          <text:p text:style-name="P38"><text:span text:style-name="T8">Specifying the main language(s) of a document</text:span>: the new expression-level <text:span text:style-name="Macchina_20_da_20_scrivere_20_HTML">FRBRlanguage</text:span> element was added to the <text:span text:style-name="Macchina_20_da_20_scrivere_20_HTML">FRBRExpression</text:span> structure of the metadata, where the main language(s) of the document are specified using the codes of RFC 4646. If more than one language are present in this specific expression, then the <text:span text:style-name="Macchina_20_da_20_scrivere_20_HTML">FRBRlanguage</text:span> element can be repeated. </text:p>
        </text:list-item>
        <text:list-item>
          <text:p text:style-name="P38"><text:span text:style-name="T8">Specifying the actual language of individual fragments of the text</text:span>: text fragments in a language different from the language specified in the <text:span text:style-name="Macchina_20_da_20_scrivere_20_HTML">FRBRlanguage</text:span> needs to be wrapped in a element (if none appropriate exists, a <text:span text:style-name="Macchina_20_da_20_scrivere_20_HTML">span</text:span> element) and the <text:span text:style-name="Macchina_20_da_20_scrivere_20_HTML">xml:lang</text:span> attribute needs to be used in the fragment with the appropriate RFC4646 code. if two or more <text:span text:style-name="Macchina_20_da_20_scrivere_20_HTML">FRBRlanguage</text:span> elements exist, every fragment of the text needs to have its own <text:span text:style-name="Macchina_20_da_20_scrivere_20_HTML">xml:lang</text:span> attribute according to the specifications of <text:a xlink:type="simple" xlink:href="http://www.w3.org/TR/REC-xml/"><text:span text:style-name="Internet_20_link">http://www.w3.org/TR/REC-xml/</text:span></text:a>, section 2.12.</text:p>
        </text:list-item>
        <text:list-item>
          <text:p text:style-name="P38"><text:span text:style-name="T8">Specifying translations</text:span>:<text:span text:style-name="T8"> </text:span>the expression-level <text:span text:style-name="Macchina_20_da_20_scrivere_20_HTML">FRBRtranslation</text:span> element, available in the <text:span text:style-name="Macchina_20_da_20_scrivere_20_HTML">FRBRExpression</text:span> structure allows to specify that the document is a (authoritative/non authoritative/unknown according to attribute <text:span text:style-name="Macchina_20_da_20_scrivere_20_HTML">authoritative</text:span>) translation from a different language (attribute <text:span text:style-name="Macchina_20_da_20_scrivere_20_HTML">language</text:span>) made by some agent (attribute <text:span text:style-name="Macchina_20_da_20_scrivere_20_HTML">by</text:span>) of another expression (attribute <text:span text:style-name="Macchina_20_da_20_scrivere_20_HTML">href</text:span>). </text:p>
        </text:list-item>
        <text:list-item>
          <text:p text:style-name="P38"><text:soft-page-break/>Attribute “pivot” is available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 </text:p>
        </text:list-item>
      </text:list>
      <text:h text:style-name="Heading_20_3" text:outline-level="3">New document collection document types</text:h>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 </text:p>
      <text:p text:style-name="Standard">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56"/>
      <text:p text:style-name="P59"><text:span text:style-name="Macchina_20_da_20_scrivere_20_HTML">&lt;?xml version="1.0" encoding="utf-8" standalone="no"?&gt;<text:line-break/>&lt;akomaNtoso&gt;<text:line-break/><text:tab/>&lt;documentCollection&gt;<text:line-break/><text:tab/><text:tab/>&lt;meta&gt;<text:line-break/><text:tab/><text:tab/><text:tab/>... the metadata of the collection ...<text:line-break/><text:tab/><text:tab/>&lt;/meta&gt;<text:line-break/><text:tab/><text:tab/>&lt;preface&gt;<text:line-break/><text:tab/><text:tab/><text:tab/>... the preface of the collection ...<text:line-break/><text:tab/><text:tab/>&lt;/preface&gt;<text:line-break/><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tab/><text:tab/><text:tab/><text:tab/>&lt;/body&gt;<text:line-break/><text:tab/><text:tab/><text:tab/>&lt;/act&gt;<text:line-break/><text:tab/><text:tab/><text:tab/>&lt;interstitial id=”int1”&gt;<text:line-break/><text:tab/><text:tab/><text:tab/><text:tab/>&lt;p&gt;Any text is in the collection but</text:span></text:p>
      <text:p text:style-name="P59"><text:span text:style-name="Macchina_20_da_20_scrivere_20_HTML"><text:span text:style-name="T12"><text:s text:c="23"/></text:span></text:span><text:span text:style-name="Macchina_20_da_20_scrivere_20_HTML">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59"><text:span text:style-name="Macchina_20_da_20_scrivere_20_HTML"><text:tab/><text:tab/>&lt;/collectionContent&gt;<text:line-break/><text:tab/>&lt;/documentCollection&gt;<text:line-break/></text:span><text:soft-page-break/><text:span text:style-name="Macchina_20_da_20_scrivere_20_HTML">&lt;/akomaNtoso&gt;</text:span></text:p>
      <text:list xml:id="list1757550854" text:continue-list="list2101740738" text:style-name="WW8Num18">
        <text:list-item>
          <text:p text:style-name="P37">Document collections can have any number of documents and interstitial elements in any order, and it is possible to have <text:span text:style-name="Macchina_20_da_20_scrivere_20_HTML">interstitial</text:span> elements at the beginning of the document. </text:p>
        </text:list-item>
        <text:list-item>
          <text:p text:style-name="P37">Components can be present in place, or refer to them via a URI to an external resource, or even placed in the document in an apposite final section called components, and referred to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 </text:p>
        </text:list-item>
      </text:list>
      <text:h text:style-name="Heading_20_3" text:outline-level="3">New Amendment document type</text:h>
      <text:list xml:id="list1693210227" text:continue-numbering="true" text:style-name="WW8Num18">
        <text:list-item>
          <text:p text:style-name="P37">A new document type, amendment, has been added, with accompanying subelements amendmentHeading, amendmentContent, amendmentReference and amendmentJustification and many inline additions. </text:p>
        </text:list-item>
      </text:list>
      <text:h text:style-name="Heading_20_3" text:outline-level="3">Time intervals</text:h>
      <text:p text:style-name="Standard">Managing time intervals in text has been completely modified: attributes <text:span text:style-name="Macchina_20_da_20_scrivere_20_HTML">start, end, startEfficacy </text:span>and<text:span text:style-name="Macchina_20_da_20_scrivere_20_HTML"> endEfficacy </text:span>have been replaced with a single period attribute, and a new metadata section temporalData has been added, containing a list of temporalGroup elements that contain timeInterval elements. </text:p>
      <text:p text:style-name="Standard">While before one would use the <text:span text:style-name="Macchina_20_da_20_scrivere_20_HTML">start, end, startEfficacy </text:span>and<text:span text:style-name="Macchina_20_da_20_scrivere_20_HTML"> endEfficacy</text:span> attributes to specify the beginning and end, respectively, of in force and efficacy intervals, respectively, the procedure has now been considerably simplified and streamlined and modularized. In the text, a single <text:span text:style-name="Macchina_20_da_20_scrivere_20_HTML">period</text:span> attribute is used instead of the four previous attributes, containing a reference pointing to the newly introduced <text:span text:style-name="Macchina_20_da_20_scrivere_20_HTML">temporalGroup</text:span> element in the metadata section. <text:s/>Each <text:span text:style-name="Macchina_20_da_20_scrivere_20_HTML">temporalGroup</text:span> contains a list of <text:span text:style-name="Macchina_20_da_20_scrivere_20_HTML">timeInterval</text:span> elements, each specifying a time interval and a type in terms of the Akoma Ntoso ontology, as follows: <text:s/></text:p>
      <text:p text:style-name="P16">Before: </text:p>
      <text:p text:style-name="P74"><text:span text:style-name="Macchina_20_da_20_scrivere_20_HTML">&lt;metadata&gt;</text:span></text:p>
      <text:p text:style-name="P74"><text:span text:style-name="Macchina_20_da_20_scrivere_20_HTML"><text:span text:style-name="T12"><text:s text:c="2"/></text:span></text:span><text:span text:style-name="Macchina_20_da_20_scrivere_20_HTML">&lt;lifecycle source="#fv"&gt;</text:span></text:p>
      <text:p text:style-name="P74"><text:span text:style-name="Macchina_20_da_20_scrivere_20_HTML"><text:span text:style-name="T12"><text:s text:c="4"/></text:span></text:span><text:span text:style-name="Macchina_20_da_20_scrivere_20_HTML">&lt;event id="e1" date="1997-08-29" source="#ro1" type="generation" refersTo="#LegislativeCreation"/&gt;</text:span></text:p>
      <text:p text:style-name="P61"><text:span text:style-name="Macchina_20_da_20_scrivere_20_HTML">    &lt;event id="e2" date="2003-12-19" source="#rp1" type="modification" refersTo="#LegislativeModification"/&gt;</text:span></text:p>
      <text:p text:style-name="P74"><text:span text:style-name="Macchina_20_da_20_scrivere_20_HTML"><text:span text:style-name="T12"><text:s text:c="2"/></text:span></text:span><text:span text:style-name="Macchina_20_da_20_scrivere_20_HTML">&lt;/lifecycle&gt;</text:span></text:p>
      <text:p text:style-name="P74"><text:span text:style-name="Macchina_20_da_20_scrivere_20_HTML">...</text:span></text:p>
      <text:p text:style-name="P74"><text:span text:style-name="Macchina_20_da_20_scrivere_20_HTML">&lt;/metadata&gt;</text:span></text:p>
      <text:p text:style-name="P74"><text:span text:style-name="Macchina_20_da_20_scrivere_20_HTML">&lt;body&gt;</text:span></text:p>
      <text:p text:style-name="P74"><text:span text:style-name="Macchina_20_da_20_scrivere_20_HTML">...</text:span></text:p>
      <text:p text:style-name="P74"><text:span text:style-name="Macchina_20_da_20_scrivere_20_HTML"><text:span text:style-name="T12"><text:s text:c="3"/></text:span></text:span><text:span text:style-name="Macchina_20_da_20_scrivere_20_HTML">&lt;span start="e1" end="e2"&gt;"pooled fund" means a fund established by a limited liability company, other than an approved issuer, for purposes of pooling scheme funds for collective investment; &lt;/span&gt;</text:span></text:p>
      <text:p text:style-name="P74"><text:span text:style-name="Macchina_20_da_20_scrivere_20_HTML">...</text:span></text:p>
      <text:p text:style-name="P74"><text:span text:style-name="Macchina_20_da_20_scrivere_20_HTML">&lt;/body&gt;</text:span></text:p>
      <text:p text:style-name="P16">After: </text:p>
      <text:p text:style-name="P74"><text:span text:style-name="Macchina_20_da_20_scrivere_20_HTML">&lt;metadata&gt;</text:span></text:p>
      <text:p text:style-name="P74"><text:span text:style-name="Macchina_20_da_20_scrivere_20_HTML"><text:span text:style-name="T12"><text:s text:c="2"/></text:span></text:span><text:span text:style-name="Macchina_20_da_20_scrivere_20_HTML">&lt;temporalData source="#FV"&gt;</text:span></text:p>
      <text:p text:style-name="P74"><text:span text:style-name="Macchina_20_da_20_scrivere_20_HTML"><text:span text:style-name="T12"><text:s text:c="4"/></text:span></text:span><text:span text:style-name="Macchina_20_da_20_scrivere_20_HTML">&lt;temporalGroup id="p1"&gt;</text:span></text:p>
      <text:p text:style-name="P74"><text:span text:style-name="Macchina_20_da_20_scrivere_20_HTML"><text:span text:style-name="T12"><text:s text:c="6"/></text:span></text:span><text:span text:style-name="Macchina_20_da_20_scrivere_20_HTML">&lt;timeInterval start="#e1" end="#e2" refersTo="#inforce"/&gt;</text:span></text:p>
      <text:p text:style-name="P74"><text:soft-page-break/><text:span text:style-name="Macchina_20_da_20_scrivere_20_HTML"><text:span text:style-name="T12"><text:s text:c="4"/></text:span></text:span><text:span text:style-name="Macchina_20_da_20_scrivere_20_HTML">&lt;/temporalGroup&gt;</text:span></text:p>
      <text:p text:style-name="P74"><text:span text:style-name="Macchina_20_da_20_scrivere_20_HTML"><text:span text:style-name="T12"><text:s text:c="2"/></text:span></text:span><text:span text:style-name="Macchina_20_da_20_scrivere_20_HTML">&lt;/temporalData&gt;</text:span></text:p>
      <text:p text:style-name="P74"><text:span text:style-name="Macchina_20_da_20_scrivere_20_HTML"><text:span text:style-name="T12"><text:s text:c="2"/></text:span></text:span><text:span text:style-name="Macchina_20_da_20_scrivere_20_HTML">&lt;lifecycle source="#fv"&gt;</text:span></text:p>
      <text:p text:style-name="P74"><text:span text:style-name="Macchina_20_da_20_scrivere_20_HTML"><text:span text:style-name="T12"><text:s text:c="4"/></text:span></text:span><text:span text:style-name="Macchina_20_da_20_scrivere_20_HTML">&lt;event id="e1" date="1997-08-29" source="#ro1" type="generation" refersTo="#LegislativeCreation"/&gt;</text:span></text:p>
      <text:p text:style-name="P61"><text:span text:style-name="Macchina_20_da_20_scrivere_20_HTML">    &lt;event id="e2" date="2003-12-19" source="#rp1" type="modification" refersTo="#LegislativeModification"/&gt;</text:span></text:p>
      <text:p text:style-name="P74"><text:span text:style-name="Macchina_20_da_20_scrivere_20_HTML"><text:span text:style-name="T12"><text:s text:c="2"/></text:span></text:span><text:span text:style-name="Macchina_20_da_20_scrivere_20_HTML">&lt;/lifecycle&gt;</text:span></text:p>
      <text:p text:style-name="P74"><text:span text:style-name="Macchina_20_da_20_scrivere_20_HTML">...</text:span></text:p>
      <text:p text:style-name="P74"><text:span text:style-name="Macchina_20_da_20_scrivere_20_HTML">&lt;/metadata&gt;</text:span></text:p>
      <text:p text:style-name="P74"><text:span text:style-name="Macchina_20_da_20_scrivere_20_HTML">&lt;body&gt;</text:span></text:p>
      <text:p text:style-name="P74"><text:span text:style-name="Macchina_20_da_20_scrivere_20_HTML">...</text:span></text:p>
      <text:p text:style-name="P74"><text:span text:style-name="Macchina_20_da_20_scrivere_20_HTML"><text:span text:style-name="T12"><text:s text:c="3"/></text:span></text:span><text:span text:style-name="Macchina_20_da_20_scrivere_20_HTML">&lt;span period="p1"&gt;"pooled fund" means a fund established by a limited liability company, other than an approved issuer, for purposes of pooling scheme funds for collective investment; &lt;/span&gt;</text:span></text:p>
      <text:p text:style-name="P74"><text:span text:style-name="Macchina_20_da_20_scrivere_20_HTML">...</text:span></text:p>
      <text:p text:style-name="P74"><text:span text:style-name="Macchina_20_da_20_scrivere_20_HTML">&lt;/body&gt;</text:span></text:p>
      <text:p text:style-name="Standard"/>
      <text:p text:style-name="Standard">Time intervals can be specified either by a begin and end date, or with either date and a duration. The advantages of this approach are many: </text:p>
      <text:list xml:id="list237231596" text:continue-list="list58257642" text:style-name="WW8Num41">
        <text:list-item>
          <text:p text:style-name="P35">It is possible to introduce time intervals with either two dates, or a start date and a duration or an end date and a duration.</text:p>
        </text:list-item>
        <text:list-item>
          <text:p text:style-name="P35">It is possible to specify in force intervals, efficacy intervals and any other type of time information without cluttering the actual content of the document with more and more start and end attributes.</text:p>
        </text:list-item>
        <text:list-item>
          <text:p text:style-name="P35">Time information shared by many different elements in the document are grouped in a single collection, so that it becomes possible to understand at a glance how many intervals are relevant for the document. </text:p>
        </text:list-item>
        <text:list-item>
          <text:p text:style-name="P35">It is possible to include different and incompatible time information details by different scholars without cluttering with useless information the actual content of the document. </text:p>
        </text:list-item>
      </text:list>
      <text:h text:style-name="Heading_20_3" text:outline-level="3">Footnotes and out-of-lines</text:h>
      <text:list xml:id="list2025863248" text:continue-list="list1693210227" text:style-name="WW8Num18">
        <text:list-item>
          <text:p text:style-name="P37">In past versions of the Akoma Ntoso standard, footnotes (element <text:span text:style-name="Macchina_20_da_20_scrivere_20_HTML">note</text:span>) and side notes (element <text:span text:style-name="Macchina_20_da_20_scrivere_20_HTML">outOfLine</text:span>) were considered editorial content that are 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 the notes’ model has been simplified: </text:p>
        </text:list-item>
        <text:list-item>
          <text:p text:style-name="P37">inlineNote are now called authorialNote, </text:p>
        </text:list-item>
        <text:list-item>
          <text:p text:style-name="P37">outOfLineNotes have been removed. </text:p>
        </text:list-item>
        <text:list-item>
          <text:p text:style-name="P37">Attribute <text:span text:style-name="Macchina_20_da_20_scrivere_20_HTML">placement</text:span> has been added. </text:p>
        </text:list-item>
        <text:list-item>
          <text:p text:style-name="P37">Attribute num has been renamed <text:span text:style-name="Macchina_20_da_20_scrivere_20_HTML">marker</text:span> and has become optional, given that sometimes one does not have any marker whatsoever for the note. </text:p>
        </text:list-item>
        <text:list-item>
          <text:p text:style-name="P37">Furthermore, note references have added a mechanism to specify exactly the placement of the note with regards to other elements of the document: an optional <text:span text:style-name="Macchina_20_da_20_scrivere_20_HTML">placementBase</text:span> attribute has been added, which contains a local href (i.e. a #id reference) to the element near which the note should be placed. <text:s/></text:p>
        </text:list-item>
      </text:list>
      <text:p text:style-name="P80">To summarize: </text:p>
      <text:list xml:id="list1487172657" text:continue-numbering="true" text:style-name="WW8Num18">
        <text:list-item>
          <text:list>
            <text:list-item>
              <text:p text:style-name="P91"><text:soft-page-break/>To place a note at the end of page, <text:span text:style-name="Macchina_20_da_20_scrivere_20_HTML">placement="bottom"</text:span> and no <text:span text:style-name="Macchina_20_da_20_scrivere_20_HTML">placementBase</text:span></text:p>
            </text:list-item>
            <text:list-item>
              <text:p text:style-name="P91">To place a note at the end of a document, <text:span text:style-name="Macchina_20_da_20_scrivere_20_HTML">placement="bottom"</text:span> and <text:span text:style-name="Macchina_20_da_20_scrivere_20_HTML">placementBase="#[document ID]"</text:span></text:p>
            </text:list-item>
            <text:list-item>
              <text:p text:style-name="P91">To place a note at the end of a structure, including quotations, <text:span text:style-name="Macchina_20_da_20_scrivere_20_HTML">placement="bottom"</text:span> and <text:span text:style-name="Macchina_20_da_20_scrivere_20_HTML">placementBase="#[structure ID]"</text:span></text:p>
            </text:list-item>
            <text:list-item>
              <text:p text:style-name="P91">To place a note inline, in the closest position to the note reference, <text:span text:style-name="Macchina_20_da_20_scrivere_20_HTML">placement="inline"</text:span> and no <text:span text:style-name="Macchina_20_da_20_scrivere_20_HTML">placementBase.</text:span></text:p>
            </text:list-item>
            <text:list-item>
              <text:p text:style-name="P91">To place a note inline in the closest position to a specific structure, <text:span text:style-name="Macchina_20_da_20_scrivere_20_HTML">placement="inline"</text:span> and <text:span text:style-name="Macchina_20_da_20_scrivere_20_HTML">placementBase="#[structure ID]".</text:span> </text:p>
            </text:list-item>
            <text:list-item>
              <text:p text:style-name="P91">To place a note on the side, in the position of the note reference, <text:span text:style-name="Macchina_20_da_20_scrivere_20_HTML">placement="side"</text:span> and no <text:span text:style-name="Macchina_20_da_20_scrivere_20_HTML">placementBase</text:span>.</text:p>
            </text:list-item>
            <text:list-item>
              <text:p text:style-name="P91">To place a note on the side, near to a specific structure, <text:span text:style-name="Macchina_20_da_20_scrivere_20_HTML">placement="side"</text:span> and <text:span text:style-name="Macchina_20_da_20_scrivere_20_HTML">placementBase="#[structure ID]".</text:span> </text:p>
            </text:list-item>
          </text:list>
        </text:list-item>
      </text:list>
      <text:p text:style-name="P92">Values "left" and "right" are for those specific cases in which the specific placement on the right has a different legal meaning that a placement on the left, or when both types of placements exists in the same document (a rare occurrence indeed, but they exist). </text:p>
      <text:h text:style-name="Heading_20_3" text:outline-level="3">New popup pattern </text:h>
      <text:list xml:id="list1585396852" text:continue-list="list142004138" text:style-name="WW8Num51">
        <text:list-item>
          <text:p text:style-name="P38">A new pattern was identified, and added both to the conceptual model of patterns, and to the vocabulary of elements in Akoma Ntoso. The pattern is called popup, and represents elements that, within the inline flow of text, create full and fully independent structures, that does not meddle nor interact <text:s/>with the text and inline elements that surround them. The <text:span text:style-name="Macchina_20_da_20_scrivere_20_HTML">quotedStructure</text:span> element, which in past versions of the language did not belong to any pattern (being an exception), now fully belongs to the new popup pattern. A new element <text:span text:style-name="Macchina_20_da_20_scrivere_20_HTML">inlineNote</text:span> has been added belonging to the same pattern, for notes whose content is placed alongside the text to which it refer. <text:span text:style-name="Macchina_20_da_20_scrivere_20_HTML">inlineNote</text:span> elements cannot be used to editorial content, but only for authoritative content that, for some reason, is placed in a note. Finally, the generic popup element has been added for any local extension to the language that needs to use popups. </text:p>
        </text:list-item>
      </text:list>
      <text:h text:style-name="Heading_20_3" text:outline-level="3">Parallel speech</text:h>
      <text:list xml:id="list934965634" text:style-name="WW8Num59">
        <text:list-item>
          <text:p text:style-name="P93">Support for parallel speech elements was added. This happens through new values for the attribute status (that now include “translated”, “edited”, “verbatim”, “ignore” (for incomplete structures in authoritative documents such as amendments) and a new attribute “<text:span text:style-name="Macchina_20_da_20_scrivere_20_HTML">alternativeTo</text:span>” that has been added to all content elements to specify separate and parallel copies of the same structure, that are present in the same document for a number of reasons: </text:p>
        </text:list-item>
      </text:list>
      <text:list xml:id="list2089295234" text:style-name="WW8Num42">
        <text:list-item>
          <text:p text:style-name="P39">multi-lingual documents that contain the same structures in different languages</text:p>
        </text:list-item>
        <text:list-item>
          <text:p text:style-name="P39">multi-version documents that contain the same structures in different versions</text:p>
        </text:list-item>
        <text:list-item>
          <text:p text:style-name="P39">multiple transcriptions, that contain the same speech in different transcriptions. For instance: </text:p>
        </text:list-item>
      </text:list>
      <text:p text:style-name="P95"><text:span text:style-name="Macchina_20_da_20_scrivere_20_HTML">&lt;speech id="sp1" by="#fv" status="verbatim"&gt;</text:span></text:p>
      <text:p text:style-name="P95"><text:span text:style-name="Macchina_20_da_20_scrivere_20_HTML"><text:span text:style-name="T12"><text:s text:c="3"/></text:span></text:span><text:span text:style-name="Macchina_20_da_20_scrivere_20_HTML">&lt;from&gt;Fabio Vitali&lt;/from&gt;</text:span></text:p>
      <text:p text:style-name="P95"><text:span text:style-name="Macchina_20_da_20_scrivere_20_HTML"><text:span text:style-name="T12"><text:s text:c="3"/></text:span></text:span><text:span text:style-name="Macchina_20_da_20_scrivere_20_HTML">&lt;p&gt;Questo è il mio discorso in Italiano&lt;/p&gt;</text:span></text:p>
      <text:p text:style-name="P95"><text:soft-page-break/><text:span text:style-name="Macchina_20_da_20_scrivere_20_HTML">&lt;/speech&gt;</text:span></text:p>
      <text:p text:style-name="P95"><text:span text:style-name="Macchina_20_da_20_scrivere_20_HTML">&lt;speech id="sp1-alt1" by="#fv" status="translated" alternativeTo="#sp1"&gt;</text:span></text:p>
      <text:p text:style-name="P95"><text:span text:style-name="Macchina_20_da_20_scrivere_20_HTML"><text:span text:style-name="T12"><text:s text:c="3"/></text:span></text:span><text:span text:style-name="Macchina_20_da_20_scrivere_20_HTML">&lt;from&gt;Fabio Vitali&lt;/from&gt;</text:span></text:p>
      <text:p text:style-name="P95"><text:span text:style-name="Macchina_20_da_20_scrivere_20_HTML"><text:span text:style-name="T12"><text:s text:c="3"/></text:span></text:span><text:span text:style-name="Macchina_20_da_20_scrivere_20_HTML">&lt;p&gt;This is my speech in Italian&lt;/p&gt;</text:span></text:p>
      <text:p text:style-name="P95"><text:span text:style-name="Macchina_20_da_20_scrivere_20_HTML">&lt;/speech&gt;</text:span></text:p>
      <text:h text:style-name="Heading_20_3" text:outline-level="3">Votes and quorum </text:h>
      <text:list xml:id="list726077506" text:continue-list="list1487172657" text:style-name="WW8Num18">
        <text:list-item>
          <text:p text:style-name="P37">Two new inline elements are added to identify parts of the debate document, <text:span text:style-name="Macchina_20_da_20_scrivere_20_HTML">vote</text:span> and <text:span text:style-name="Macchina_20_da_20_scrivere_20_HTML">outcome</text:span>. These are meant to mark in the document the fragments of the text that describe a vote or the outcome of a vote. </text:p>
        </text:list-item>
        <text:list-item>
          <text:p text:style-name="P37">Element <text:span text:style-name="Macchina_20_da_20_scrivere_20_HTML">parliamentary</text:span> allows analysis on votes and quorum verifications that are present in a debate. It is possible to associate summaries of the outcome of a vote in a operable way, as follows: </text:p>
        </text:list-item>
      </text:list>
      <text:p text:style-name="P96"><text:span text:style-name="Macchina_20_da_20_scrivere_20_HTML">&lt;parliamentary&gt;</text:span></text:p>
      <text:p text:style-name="P96"><text:span text:style-name="Macchina_20_da_20_scrivere_20_HTML"><text:span text:style-name="T12"><text:s text:c="2"/></text:span></text:span><text:span text:style-name="Macchina_20_da_20_scrivere_20_HTML">&lt;voting id="vot1" href="#smr1" refersTo="#billAppr" outcome="#approved"&gt;</text:span></text:p>
      <text:p text:style-name="P96"><text:span text:style-name="Macchina_20_da_20_scrivere_20_HTML"><text:tab/>&lt;quorum id="vot1-quo1" refersTo="#majority" value="50"/&gt;</text:span></text:p>
      <text:p text:style-name="P96"><text:span text:style-name="Macchina_20_da_20_scrivere_20_HTML"><text:tab/>&lt;count id="vot1-cnt1" refersTo="#yeah" href="#qt1" value="41"/&gt;</text:span></text:p>
      <text:p text:style-name="P96"><text:span text:style-name="Macchina_20_da_20_scrivere_20_HTML"><text:tab/>&lt;count id="vot1-cnt2" refersTo="#nay" href="#qt2" value="34"/&gt;</text:span></text:p>
      <text:p text:style-name="P96"><text:span text:style-name="Macchina_20_da_20_scrivere_20_HTML"><text:tab/>&lt;count id="vot1-cnt3" refersTo="#nulls" href="#span147" value="23"/&gt;</text:span></text:p>
      <text:p text:style-name="P96"><text:span text:style-name="Macchina_20_da_20_scrivere_20_HTML"><text:span text:style-name="T12"><text:s text:c="2"/></text:span></text:span><text:span text:style-name="Macchina_20_da_20_scrivere_20_HTML">&lt;/voting&gt;</text:span></text:p>
      <text:p text:style-name="P96"><text:span text:style-name="Macchina_20_da_20_scrivere_20_HTML">&lt;/parliamentary&gt;</text:span></text:p>
      <text:p text:style-name="P96"><text:span text:style-name="Macchina_20_da_20_scrivere_20_HTML">...</text:span></text:p>
      <text:p text:style-name="P96"><text:span text:style-name="Macchina_20_da_20_scrivere_20_HTML">&lt;summary id="smr1"&gt; Bill put to approval: &lt;quantity refersTo="#votes" id="qt1"&gt;34&lt;/quantity&gt;negative votes and&lt;quantity refersTo="#votes" id="qt2"&gt;41&lt;/quantity&gt;positive votes and &lt;quantity refersTo="#votes" id="qt3"&gt;23&lt;/quantity&gt; null votes, final result agreed.&lt;/summary&gt;</text:span></text:p>
      <text:h text:style-name="Heading_20_3" text:outline-level="3">Renumbering</text:h>
      <text:list xml:id="list1423433914" text:continue-numbering="true" text:style-name="WW8Num18">
        <text:list-item>
          <text:p text:style-name="P37">a new core attribute, <text:span text:style-name="Macchina_20_da_20_scrivere_20_HTML">evolvingId</text:span>, has been added to all elements to specify an identifier that can change from expression to expression after modifications, renumbering or coexistence of similarly named structures. A full explanation of it is put in the new section 7.4 of this document.</text:p>
        </text:list-item>
      </text:list>
      <text:h text:style-name="Heading_20_3" text:outline-level="3">Changes in metadata sections</text:h>
      <text:list xml:id="list2167254047" text:continue-numbering="true" text:style-name="WW8Num18">
        <text:list-item>
          <text:p text:style-name="P37">A new metadata section, <text:span text:style-name="Macchina_20_da_20_scrivere_20_HTML">presentation</text:span>, has been added for the drafting of important presentation specifications (e.g. for tables and typographical rules mandated by law) using any language (including CSS styles). </text:p>
        </text:list-item>
        <text:list-item>
          <text:p text:style-name="P37">Element <text:span text:style-name="Macchina_20_da_20_scrivere_20_HTML">analysis</text:span> has an additional <text:span text:style-name="Macchina_20_da_20_scrivere_20_HTML">parliamentary</text:span> block for parliamentary analysis and an optional and repeatable element <text:span text:style-name="Macchina_20_da_20_scrivere_20_HTML">otherAnalysis</text:span> block for all other kinds of analysis. </text:p>
        </text:list-item>
        <text:list-item>
          <text:p text:style-name="P37">Former Top Level Class Place is now called Location. Similarly the TLC element <text:span text:style-name="Macchina_20_da_20_scrivere_20_HTML">TLCPlace</text:span> is now known as <text:span text:style-name="Macchina_20_da_20_scrivere_20_HTML">TLCLocation</text:span>.</text:p>
        </text:list-item>
        <text:list-item>
          <text:p text:style-name="P37">In order to make room for an <text:span text:style-name="Macchina_20_da_20_scrivere_20_HTML">event</text:span> element in the list of semantic inline elements, former element <text:span text:style-name="Macchina_20_da_20_scrivere_20_HTML">event</text:span> within the <text:span text:style-name="Macchina_20_da_20_scrivere_20_HTML">lifecycle</text:span> element is now called <text:span text:style-name="Macchina_20_da_20_scrivere_20_HTML">eventRef</text:span>. </text:p>
        </text:list-item>
        <text:list-item>
          <text:p text:style-name="P37"><text:soft-page-break/>Element publication in the metadata is now optional (to allow for unpublished documents such as individual amendments).</text:p>
        </text:list-item>
        <text:list-item>
          <text:p text:style-name="P37">Elements event and step, in lifecycle and workflow respectively, can now contain any non-AkomaNtoso elements inside. Attribute originatingExpression (yes/no) can now be used in events to specify that the event being referred to is the one from which this specific Expression originated. </text:p>
        </text:list-item>
        <text:list-item>
          <text:p text:style-name="P37">A new attribute pos has been added in all argument elements so that they can now make a more precise reference to the elements to which they are attached. </text:p>
        </text:list-item>
      </text:list>
      <text:p text:style-name="Standard"/>
      <text:h text:style-name="Heading_20_3" text:outline-level="3">Changes in introductory elements</text:h>
      <text:list xml:id="list1723958339" text:style-name="WW8Num16">
        <text:list-item>
          <text:p text:style-name="P94">New preface-level elements: Some new elements have been added to use in prefaces: <text:span text:style-name="Macchina_20_da_20_scrivere_20_HTML">docCommittee, docIntroducer, docStage, docStatus, docJurisdiction</text:span><text:span text:style-name="T26">,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is best specified in the appropriate structures of the metadata. </text:span></text:p>
        </text:list-item>
        <text:list-item>
          <text:p text:style-name="P94">The content model of elements preface and preamble have been enhanced. Besides allowing blocks, preface and preamble now allow subdivisions called recitals and citations for preamble, and longTitle for preface. Element subdivision is a generic element for a preface/preamble substructure, while the element formerly known as subdivision (in debates) is now called debateSection. </text:p>
        </text:list-item>
        <text:list-item>
          <text:p text:style-name="P94">A new <text:span text:style-name="Macchina_20_da_20_scrivere_20_HTML">coverpage</text:span> element has been added to specify content that is relevant to the document and that is present in the cover page. </text:p>
        </text:list-item>
      </text:list>
      <text:p text:style-name="Standard"/>
      <text:h text:style-name="Heading_20_3" text:outline-level="3">New inline elements</text:h>
      <text:list xml:id="list69653331" text:style-name="WW8Num27">
        <text:list-item>
          <text:p text:style-name="P40">A new inline element has been added, <text:span text:style-name="Macchina_20_da_20_scrivere_20_HTML">quantity</text:span>, to contain quantitative fragments (e.g., numbers, amounts, etc.) that are relevant to the analysis of the text, Attribute <text:span text:style-name="Macchina_20_da_20_scrivere_20_HTML">normalized</text:span> allows to markup the numerical content of the element if it is not directly perceivable in its original form (i.e. it is written in letters, etc.). </text:p>
        </text:list-item>
        <text:list-item>
          <text:p text:style-name="P40">A new inline element, <text:span text:style-name="Macchina_20_da_20_scrivere_20_HTML">placeholder</text:span>,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 <text:span text:style-name="Macchina_20_da_20_scrivere_20_HTML">originalText</text:span> is used to specify the original text of the document after the replacement has taken place. </text:p>
        </text:list-item>
        <text:list-item>
          <text:p text:style-name="P40">A complete specification of references to elements of the ontology has been added. Not only person, but now all elements of the Top Level Classes have their own element, <text:span text:style-name="Macchina_20_da_20_scrivere_20_HTML">person, organization, concept, object, event, location, process, role, term</text:span>.</text:p>
        </text:list-item>
        <text:list-item>
          <text:p text:style-name="P40">Element <text:span text:style-name="Macchina_20_da_20_scrivere_20_HTML">entity</text:span> is now fully a generic element and requires a <text:span text:style-name="Macchina_20_da_20_scrivere_20_HTML">name</text:span> attribute.</text:p>
        </text:list-item>
        <text:list-item>
          <text:p text:style-name="P40">Two new inline elements have been added in the list of preface-specific elements: <text:soft-page-break/><text:span text:style-name="Macchina_20_da_20_scrivere_20_HTML">legislature</text:span> and <text:span text:style-name="Macchina_20_da_20_scrivere_20_HTML">session</text:span>. </text:p>
        </text:list-item>
        <text:list-item>
          <text:p text:style-name="P40">A new preface inline element has been added, affectedDoc, to specify the document which is affected by this amendment. </text:p>
        </text:list-item>
        <text:list-item>
          <text:p text:style-name="P40">A new inline element, <text:span text:style-name="Macchina_20_da_20_scrivere_20_HTML">relatedDoc</text:span>, has been added for the document discussed within report documents. </text:p>
        </text:list-item>
        <text:list-item>
          <text:p text:style-name="P40">A new inline element, <text:span text:style-name="Macchina_20_da_20_scrivere_20_HTML">change</text:span>, has been added for the changes contained in the face-to-face text of an amendment. </text:p>
        </text:list-item>
        <text:list-item>
          <text:p text:style-name="P40">A new HTML element, <text:span text:style-name="Macchina_20_da_20_scrivere_20_HTML">u</text:span>, has been added with similar use as in HTML, namely, to specify an underline. </text:p>
        </text:list-item>
        <text:list-item>
          <text:p text:style-name="P40">Element <text:span text:style-name="Macchina_20_da_20_scrivere_20_HTML">recordedTime</text:span> is now an inline element and not a marker anymore.</text:p>
        </text:list-item>
        <text:list-item>
          <text:p text:style-name="P40">The <text:span text:style-name="Macchina_20_da_20_scrivere_20_HTML">popup</text:span> content model available in elements such as <text:span text:style-name="Macchina_20_da_20_scrivere_20_HTML">quotedStructure</text:span> now allows also substructures of hierarchies such as <text:span text:style-name="Macchina_20_da_20_scrivere_20_HTML">heading</text:span>, <text:span text:style-name="Macchina_20_da_20_scrivere_20_HTML">num,</text:span> <text:span text:style-name="Macchina_20_da_20_scrivere_20_HTML">content</text:span>, <text:span text:style-name="Macchina_20_da_20_scrivere_20_HTML">citation, recital, intro </text:span>and<text:span text:style-name="Macchina_20_da_20_scrivere_20_HTML"> wrap</text:span> to appear in it. Element <text:span text:style-name="Macchina_20_da_20_scrivere_20_HTML">quotedStructure</text:span> now has an additional attribute <text:span text:style-name="Macchina_20_da_20_scrivere_20_HTML">for</text:span> that allows to associate individual <text:span text:style-name="Macchina_20_da_20_scrivere_20_HTML">quotedStructures</text:span> to individual <text:span text:style-name="Macchina_20_da_20_scrivere_20_HTML">mod</text:span> elements within a <text:span text:style-name="Macchina_20_da_20_scrivere_20_HTML">mmod</text:span> element. </text:p>
        </text:list-item>
      </text:list>
      <text:h text:style-name="Heading_20_3" text:outline-level="3">New hierarchical elements</text:h>
      <text:list xml:id="list1813126644" text:continue-list="list2167254047" text:style-name="WW8Num18">
        <text:list-item>
          <text:p text:style-name="P37">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 </text:p>
        </text:list-item>
        <text:list-item>
          <text:p text:style-name="P37">A new hierarchical element called <text:span text:style-name="Macchina_20_da_20_scrivere_20_HTML">transitional</text:span> has been added. This is meant to contain (often unnumbered or differently numbered) hierarchical items that, being of a transitional nature, are placed in a separate section called “transitional clauses” or some such name. </text:p>
        </text:list-item>
        <text:list-item>
          <text:p text:style-name="P37">Three new hierarchical elements have been added, <text:span text:style-name="Macchina_20_da_20_scrivere_20_HTML">alinea, point </text:span>and<text:span text:style-name="Macchina_20_da_20_scrivere_20_HTML"> indent</text:span>. </text:p>
        </text:list-item>
      </text:list>
      <text:h text:style-name="Heading_20_3" text:outline-level="3">New speech elements</text:h>
      <text:list xml:id="list392201724" text:continue-numbering="true" text:style-name="WW8Num18">
        <text:list-item>
          <text:p text:style-name="P37">Two new elements have been added in the description of a debate: narrative and summary. The <text:span text:style-name="Macchina_20_da_20_scrivere_20_HTML">narrative</text:span> element is meant to contain all the narrative elements (that are not part of the scene description) that discuss things in the third person, rather than as report of a direct utterance from a participant. The <text:span text:style-name="Macchina_20_da_20_scrivere_20_HTML">summary</text:span> element is meant to contain all the summarized description of speeches that are not transcribed verbatim because of their scarce relevance, formulaic nature, or other reasons. E.g.: “Question put and agreed to”. </text:p>
        </text:list-item>
        <text:list-item>
          <text:p text:style-name="P37">Several new debate sections have been added to the list. They include: <text:span text:style-name="Macchina_20_da_20_scrivere_20_HTML">rollCall, prayers, adjournement, oralStatements, writtenStatements, personalStatements, ministerialStatements, resolutions, </text:span>and<text:span text:style-name="Macchina_20_da_20_scrivere_20_HTML"> nationalInterest</text:span><text:span text:style-name="T27">.</text:span></text:p>
        </text:list-item>
        <text:list-item>
          <text:p text:style-name="P37">Element <text:span text:style-name="Macchina_20_da_20_scrivere_20_HTML">from</text:span> was made optional. </text:p>
        </text:list-item>
        <text:list-item>
          <text:p text:style-name="P37">Element <text:span text:style-name="Macchina_20_da_20_scrivere_20_HTML">debate</text:span> (that was the body of the <text:span text:style-name="Macchina_20_da_20_scrivere_20_HTML">debateRecord</text:span> element) is now <text:span text:style-name="Macchina_20_da_20_scrivere_20_HTML">debateContent</text:span>.</text:p>
        </text:list-item>
      </text:list>
      <text:h text:style-name="Heading_20_3" text:outline-level="3">Various other changes</text:h>
      <text:list xml:id="list2125242429" text:continue-list="list934965634" text:style-name="WW8Num59">
        <text:list-item>
          <text:p text:style-name="P97">A number of bug fixes in content models of many elements, In particular, <text:span text:style-name="Macchina_20_da_20_scrivere_20_HTML">preface</text:span> and <text:span text:style-name="Macchina_20_da_20_scrivere_20_HTML">conclusion</text:span> are now optional everywhere, <text:span text:style-name="Macchina_20_da_20_scrivere_20_HTML">conclusion</text:span> has become <text:soft-page-break/>a fully hierarchical element just like <text:span text:style-name="Macchina_20_da_20_scrivere_20_HTML">preface</text:span> and <text:span text:style-name="Macchina_20_da_20_scrivere_20_HTML">preamble</text:span>, </text:p>
        </text:list-item>
        <text:list-item>
          <text:p text:style-name="P97">Element <text:span text:style-name="Macchina_20_da_20_scrivere_20_HTML">intro</text:span> does not belong to the content model of element<text:span text:style-name="Macchina_20_da_20_scrivere_20_HTML"> component</text:span> anymore. </text:p>
        </text:list-item>
      </text:list>
      <text:list xml:id="list1622225161" text:continue-list="list392201724" text:style-name="WW8Num18">
        <text:list-item>
          <text:p text:style-name="P98">Element <text:span text:style-name="Macchina_20_da_20_scrivere_20_HTML">table</text:span> has now an additional optional <text:span text:style-name="Macchina_20_da_20_scrivere_20_HTML">caption</text:span> element as in HTML. Also, the <text:span text:style-name="Macchina_20_da_20_scrivere_20_HTML">id</text:span> of HTML elements <text:span text:style-name="Macchina_20_da_20_scrivere_20_HTML">tr, th </text:span>and<text:span text:style-name="Macchina_20_da_20_scrivere_20_HTML"> td</text:span> is now optional to reduce the tear in specifying ids for long lists of cells in tables. </text:p>
        </text:list-item>
      </text:list>
      <text:list xml:id="list288757142" text:continue-list="list2125242429" text:style-name="WW8Num59">
        <text:list-item>
          <text:p text:style-name="P97"><text:span text:style-name="T10">Content model of element </text:span><text:span text:style-name="Macchina_20_da_20_scrivere_20_HTML">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Macchina_20_da_20_scrivere_20_HTML">td</text:span> has thus changed the relevant pattern, being upgraded from block to container. Now any container, or block can be contained in td elements, but not next nor inline elements.</text:p>
        </text:list-item>
        <text:list-item>
          <text:p text:style-name="P97"><text:span text:style-name="T10">New content model of </text:span><text:span text:style-name="Macchina_20_da_20_scrivere_20_HTML">list</text:span>: the <text:span text:style-name="Macchina_20_da_20_scrivere_20_HTML">list</text:span> element now allow for the specification of a <text:span text:style-name="Macchina_20_da_20_scrivere_20_HTML">listIntroduction</text:span> element, a block element appearing before the first <text:span text:style-name="Macchina_20_da_20_scrivere_20_HTML">item</text:span>, and of <text:span text:style-name="Macchina_20_da_20_scrivere_20_HTML">listConclusion</text:span>, a block element appearing after the last <text:span text:style-name="Macchina_20_da_20_scrivere_20_HTML">item</text:span> of the <text:span text:style-name="Macchina_20_da_20_scrivere_20_HTML">list</text:span> (in Italian legal system, they correspond to alinea and conclusion, which are frequent occurrences in legal texts).</text:p>
        </text:list-item>
      </text:list>
      <text:h text:style-name="Heading_20_2" text:outline-level="2">Differences between release 9/12/2009 and 21/10/2009</text:h>
      <text:p text:style-name="Standard">This release contains just two minor bug fixes: </text:p>
      <text:list xml:id="list183163408" text:continue-list="list237231596" text:style-name="WW8Num41">
        <text:list-item>
          <text:p text:style-name="P35">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35">Attribute <text:span text:style-name="tt">refersTo</text:span> now expects an URI instead of an IDREF value. This means that references to locations inside the document (e.g., in the <text:span text:style-name="tt">references</text:span> 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h text:style-name="Heading_20_2" text:outline-level="2">Differences between release 21/10/2009 and 11/5/2009</text:h>
      <text:p text:style-name="Standard">This release contains some differences to previous versions regarding mainly the handling of judgments. Most differences regard metadata to analyze judgments, and only a few of them affect the document content. </text:p>
      <text:list xml:id="list1678557407" text:continue-numbering="true" text:style-name="WW8Num41">
        <text:list-item>
          <text:p text:style-name="P35">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35">Speech-related containers such as <text:span text:style-name="tt">administrationOfOaths, declarationOfVote,</text:span> etc. have been added to the list of containers that can be specified anywhere. </text:p>
        </text:list-item>
        <text:list-item>
          <text:p text:style-name="P35">Element lawyer has a few difference in its attributes: the attribute <text:span text:style-name="tt">represents</text:span> has become <text:span text:style-name="tt">for</text:span>, and a new attribute <text:span text:style-name="tt">empoweredBy</text:span> has been added for lawyers <text:soft-page-break/>that receive the representation not directly from the client but indirectly through a delegation of power via another lawyer. </text:p>
        </text:list-item>
        <text:list-item>
          <text:p text:style-name="P35">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35">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references to instances of) a date, an actor (either a TLCPerson or a TLCOrganization), a role (a TLCRole), and an outcome (a TLCConcept). </text:p>
        </text:list-item>
        <text:list-item>
          <text:p text:style-name="P35">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h text:style-name="Heading_20_2" text:outline-level="2">Differences between release 11/5/2009 and 16/3/2009</text:h>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1220121802" text:continue-numbering="true" text:style-name="WW8Num41">
        <text:list-item>
          <text:p text:style-name="P35">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35">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35">Complex types anyOther and anyOtherType, which were identical, have been brought together into one type, anyOtherType. All elements and attributes have been updated accordingly. </text:p>
        </text:list-item>
        <text:list-item>
          <text:p text:style-name="P35">Several reshuffles of relative position of definitions have been made. No difference in content has been performed, though. </text:p>
        </text:list-item>
      </text:list>
      <text:h text:style-name="Heading_20_2" text:outline-level="2">Differences between release 16/3/2009 and 5/11/2008</text:h>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8">Many of these modifications are NOT backward-compatible. </text:span>These will be explicitly noted as such in the following. </text:p>
      <text:h text:style-name="Heading_20_3" text:outline-level="3"><text:soft-page-break/>Sidenotes and out of line texts</text:h>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 of line text should be attached to, and contains blocks such as <text:span text:style-name="Macchina_20_da_20_scrivere_20_HTML">p</text:span> elements. </text:p>
      <text:p text:style-name="Standard">Thus the fragment </text:p>
      <text:p text:style-name="P60"><text:span text:style-name="Macchina_20_da_20_scrivere_20_HTML"><text:span text:style-name="T3">&lt;akomaNtoso xmlns="http://www.akomantoso.org/1.0"&gt;</text:span></text:span></text:p>
      <text:p text:style-name="P76"><text:span text:style-name="Macchina_20_da_20_scrivere_20_HTML"><text:span text:style-name="T12"><text:s text:c="4"/></text:span></text:span><text:span text:style-name="Macchina_20_da_20_scrivere_20_HTML">&lt;act&gt;</text:span></text:p>
      <text:p text:style-name="P76"><text:span text:style-name="Macchina_20_da_20_scrivere_20_HTML"><text:span text:style-name="T12"><text:s text:c="8"/></text:span></text:span><text:span text:style-name="Macchina_20_da_20_scrivere_20_HTML">...</text:span></text:p>
      <text:p text:style-name="P76"><text:span text:style-name="Macchina_20_da_20_scrivere_20_HTML"><text:span text:style-name="T12"><text:s text:c="8"/></text:span></text:span><text:span text:style-name="Macchina_20_da_20_scrivere_20_HTML">&lt;body&gt;</text:span></text:p>
      <text:p text:style-name="P76"><text:span text:style-name="Macchina_20_da_20_scrivere_20_HTML"><text:span text:style-name="T12"><text:s text:c="12"/></text:span></text:span><text:span text:style-name="Macchina_20_da_20_scrivere_20_HTML">&lt;section id="sect54.a"&gt;</text:span></text:p>
      <text:p text:style-name="P76"><text:span text:style-name="Macchina_20_da_20_scrivere_20_HTML"><text:span text:style-name="T12"><text:s text:c="16"/></text:span></text:span><text:span text:style-name="Macchina_20_da_20_scrivere_20_HTML">&lt;num&gt;54A&lt;/num&gt;</text:span></text:p>
      <text:p text:style-name="P76"><text:span text:style-name="Macchina_20_da_20_scrivere_20_HTML"><text:span text:style-name="T12"><text:s text:c="16"/></text:span></text:span><text:span text:style-name="Macchina_20_da_20_scrivere_20_HTML">&lt;heading&gt;Conduct of prosecutions.&lt;/heading&gt;</text:span></text:p>
      <text:p text:style-name="P76"><text:span text:style-name="Macchina_20_da_20_scrivere_20_HTML"><text:span text:style-name="T12"><text:s text:c="16"/></text:span></text:span><text:span text:style-name="Macchina_20_da_20_scrivere_20_HTML">&lt;clause id="sect54.a-cla1"&gt;</text:span></text:p>
      <text:p text:style-name="P76"><text:span text:style-name="Macchina_20_da_20_scrivere_20_HTML"><text:span text:style-name="T12"><text:s text:c="20"/></text:span></text:span><text:span text:style-name="Macchina_20_da_20_scrivere_20_HTML">&lt;num&gt;(1)&lt;/num&gt;</text:span></text:p>
      <text:p text:style-name="P60"><text:span text:style-name="Macchina_20_da_20_scrivere_20_HTML"><text:span text:style-name="T5"><text:s text:c="20"/></text:span></text:span><text:span text:style-name="Macchina_20_da_20_scrivere_20_HTML"><text:span text:style-name="T4">&lt;sideNote&gt;Cap 75.&lt;/sideNote&gt;</text:span></text:span></text:p>
      <text:p text:style-name="P60"><text:span text:style-name="Macchina_20_da_20_scrivere_20_HTML"><text:span text:style-name="T6"><text:s text:c="20"/></text:span></text:span><text:span text:style-name="Macchina_20_da_20_scrivere_20_HTML"><text:span text:style-name="T3">&lt;content&gt;</text:span></text:span></text:p>
      <text:p text:style-name="P60"><text:span text:style-name="Macchina_20_da_20_scrivere_20_HTML"><text:span text:style-name="T6"><text:s text:c="24"/></text:span></text:span><text:span text:style-name="Macchina_20_da_20_scrivere_20_HTML"><text:span text:style-name="T3">&lt;p&gt; Blah blah&lt;/p&gt;</text:span></text:span></text:p>
      <text:p text:style-name="P60"><text:span text:style-name="Macchina_20_da_20_scrivere_20_HTML"><text:span text:style-name="T6"><text:s text:c="20"/></text:span></text:span><text:span text:style-name="Macchina_20_da_20_scrivere_20_HTML"><text:span text:style-name="T3">&lt;/content&gt;</text:span></text:span></text:p>
      <text:p text:style-name="P60"><text:span text:style-name="Macchina_20_da_20_scrivere_20_HTML"><text:span text:style-name="T6"><text:s text:c="16"/></text:span></text:span><text:span text:style-name="Macchina_20_da_20_scrivere_20_HTML"><text:span text:style-name="T3">&lt;/clause&gt;</text:span></text:span></text:p>
      <text:p text:style-name="P60"><text:span text:style-name="Macchina_20_da_20_scrivere_20_HTML"><text:span text:style-name="T6"><text:s text:c="12"/></text:span></text:span><text:span text:style-name="Macchina_20_da_20_scrivere_20_HTML"><text:span text:style-name="T3">&lt;/section&gt;</text:span></text:span></text:p>
      <text:p text:style-name="P60"><text:span text:style-name="Macchina_20_da_20_scrivere_20_HTML"><text:span text:style-name="T6"><text:s text:c="8"/></text:span></text:span><text:span text:style-name="Macchina_20_da_20_scrivere_20_HTML"><text:span text:style-name="T3">&lt;/body&gt;</text:span></text:span></text:p>
      <text:p text:style-name="P60"><text:span text:style-name="Macchina_20_da_20_scrivere_20_HTML"><text:span text:style-name="T6"><text:s text:c="5"/></text:span></text:span><text:span text:style-name="Macchina_20_da_20_scrivere_20_HTML"><text:span text:style-name="T3">&lt;/act&gt;</text:span></text:span></text:p>
      <text:p text:style-name="P60"><text:span text:style-name="Macchina_20_da_20_scrivere_20_HTML"><text:span text:style-name="T3">&lt;/akomaNtoso&gt;</text:span></text:span></text:p>
      <text:p text:style-name="Standard">needs to become: </text:p>
      <text:p text:style-name="P60"><text:span text:style-name="Macchina_20_da_20_scrivere_20_HTML"><text:span text:style-name="T3">&lt;akomaNtoso xmlns="http://www.akomantoso.org/1.0"&gt;</text:span></text:span></text:p>
      <text:p text:style-name="P60"><text:span text:style-name="Macchina_20_da_20_scrivere_20_HTML"><text:span text:style-name="T6"><text:s text:c="4"/></text:span></text:span><text:span text:style-name="Macchina_20_da_20_scrivere_20_HTML"><text:span text:style-name="T3">&lt;act&gt;</text:span></text:span></text:p>
      <text:p text:style-name="P60"><text:span text:style-name="Macchina_20_da_20_scrivere_20_HTML"><text:span text:style-name="T6"><text:s text:c="8"/></text:span></text:span><text:span text:style-name="Macchina_20_da_20_scrivere_20_HTML"><text:span text:style-name="T3">...</text:span></text:span></text:p>
      <text:p text:style-name="P60"><text:span text:style-name="Macchina_20_da_20_scrivere_20_HTML"><text:span text:style-name="T6"><text:s text:c="8"/></text:span></text:span><text:span text:style-name="Macchina_20_da_20_scrivere_20_HTML"><text:span text:style-name="T3">&lt;body&gt;</text:span></text:span></text:p>
      <text:p text:style-name="P60"><text:span text:style-name="Macchina_20_da_20_scrivere_20_HTML"><text:span text:style-name="T6"><text:s text:c="12"/></text:span></text:span><text:span text:style-name="Macchina_20_da_20_scrivere_20_HTML"><text:span text:style-name="T3">&lt;section id="sect54.a"&gt;</text:span></text:span></text:p>
      <text:p text:style-name="P60"><text:span text:style-name="Macchina_20_da_20_scrivere_20_HTML"><text:span text:style-name="T6"><text:s text:c="16"/></text:span></text:span><text:span text:style-name="Macchina_20_da_20_scrivere_20_HTML"><text:span text:style-name="T3">&lt;num&gt;54A&lt;/num&gt;</text:span></text:span></text:p>
      <text:p text:style-name="P60"><text:span text:style-name="Macchina_20_da_20_scrivere_20_HTML"><text:span text:style-name="T6"><text:s text:c="16"/></text:span></text:span><text:span text:style-name="Macchina_20_da_20_scrivere_20_HTML"><text:span text:style-name="T3">&lt;heading&gt;Conduct of prosecutions.&lt;/heading&gt;</text:span></text:span></text:p>
      <text:p text:style-name="P60"><text:span text:style-name="Macchina_20_da_20_scrivere_20_HTML"><text:span text:style-name="T6"><text:s text:c="16"/></text:span></text:span><text:span text:style-name="Macchina_20_da_20_scrivere_20_HTML"><text:span text:style-name="T3">&lt;clause </text:span></text:span><text:span text:style-name="Macchina_20_da_20_scrivere_20_HTML"><text:span text:style-name="T4">id="sect54.a-cla1"</text:span></text:span><text:span text:style-name="Macchina_20_da_20_scrivere_20_HTML"><text:span text:style-name="T3">&gt;</text:span></text:span></text:p>
      <text:p text:style-name="P76"><text:span text:style-name="Macchina_20_da_20_scrivere_20_HTML"><text:span text:style-name="T12"><text:s text:c="20"/></text:span></text:span><text:span text:style-name="Macchina_20_da_20_scrivere_20_HTML">&lt;num&gt;(1)&lt;/num&gt;</text:span></text:p>
      <text:p text:style-name="P76"><text:span text:style-name="Macchina_20_da_20_scrivere_20_HTML"><text:span text:style-name="T12"><text:s text:c="20"/></text:span></text:span><text:span text:style-name="Macchina_20_da_20_scrivere_20_HTML">&lt;content&gt;</text:span></text:p>
      <text:p text:style-name="P76"><text:span text:style-name="Macchina_20_da_20_scrivere_20_HTML"><text:span text:style-name="T12"><text:s text:c="24"/></text:span></text:span><text:span text:style-name="Macchina_20_da_20_scrivere_20_HTML">&lt;p&gt; Blah blah&lt;/p&gt;</text:span></text:p>
      <text:p text:style-name="P76"><text:span text:style-name="Macchina_20_da_20_scrivere_20_HTML"><text:span text:style-name="T12"><text:s text:c="20"/></text:span></text:span><text:span text:style-name="Macchina_20_da_20_scrivere_20_HTML">&lt;/content&gt;</text:span></text:p>
      <text:p text:style-name="P76"><text:span text:style-name="Macchina_20_da_20_scrivere_20_HTML"><text:span text:style-name="T12"><text:s text:c="16"/></text:span></text:span><text:span text:style-name="Macchina_20_da_20_scrivere_20_HTML">&lt;/clause&gt;</text:span></text:p>
      <text:p text:style-name="P76"><text:span text:style-name="Macchina_20_da_20_scrivere_20_HTML"><text:span text:style-name="T12"><text:s text:c="12"/></text:span></text:span><text:span text:style-name="Macchina_20_da_20_scrivere_20_HTML">&lt;/section&gt;</text:span></text:p>
      <text:p text:style-name="P76"><text:span text:style-name="Macchina_20_da_20_scrivere_20_HTML"><text:span text:style-name="T12"><text:s text:c="8"/></text:span></text:span><text:span text:style-name="Macchina_20_da_20_scrivere_20_HTML">&lt;/body&gt;</text:span></text:p>
      <text:p text:style-name="P60"><text:span text:style-name="Macchina_20_da_20_scrivere_20_HTML"><text:span text:style-name="T5"><text:s text:c="8"/></text:span></text:span><text:span text:style-name="Macchina_20_da_20_scrivere_20_HTML"><text:span text:style-name="T4">&lt;outOfLines&gt;</text:span></text:span></text:p>
      <text:p text:style-name="P60"><text:span text:style-name="Macchina_20_da_20_scrivere_20_HTML"><text:span text:style-name="T5"><text:s text:c="12"/></text:span></text:span><text:span text:style-name="Macchina_20_da_20_scrivere_20_HTML"><text:span text:style-name="T4">&lt;outOfLine id="out01" type="sideNote" href="#sect54.a-cla1"&gt;</text:span></text:span></text:p>
      <text:p text:style-name="P60"><text:span text:style-name="Macchina_20_da_20_scrivere_20_HTML"><text:span text:style-name="T5"><text:s text:c="16"/></text:span></text:span><text:span text:style-name="Macchina_20_da_20_scrivere_20_HTML"><text:span text:style-name="T4">&lt;p&gt;Cap 75.&lt;/p&gt;</text:span></text:span></text:p>
      <text:p text:style-name="P60"><text:span text:style-name="Macchina_20_da_20_scrivere_20_HTML"><text:span text:style-name="T5"><text:s text:c="12"/></text:span></text:span><text:span text:style-name="Macchina_20_da_20_scrivere_20_HTML"><text:span text:style-name="T4">&lt;/outOfLine&gt;</text:span></text:span></text:p>
      <text:p text:style-name="P60"><text:span text:style-name="Macchina_20_da_20_scrivere_20_HTML"><text:span text:style-name="T5"><text:s text:c="8"/></text:span></text:span><text:span text:style-name="Macchina_20_da_20_scrivere_20_HTML"><text:span text:style-name="T4">&lt;/outOfLines&gt;</text:span></text:span></text:p>
      <text:p text:style-name="P60"><text:span text:style-name="Macchina_20_da_20_scrivere_20_HTML"><text:span text:style-name="T6"><text:s text:c="4"/></text:span></text:span><text:span text:style-name="Macchina_20_da_20_scrivere_20_HTML"><text:span text:style-name="T3">&lt;/act&gt;</text:span></text:span></text:p>
      <text:p text:style-name="P60"><text:span text:style-name="Macchina_20_da_20_scrivere_20_HTML"><text:span text:style-name="T3">&lt;/akomaNtoso&gt;</text:span></text:span></text:p>
      <text:p text:style-name="Standard">Please note three issues: </text:p>
      <text:list xml:id="list1823147949" text:continue-numbering="true" text:style-name="WW8Num41">
        <text:list-item>
          <text:p text:style-name="P35">Reference direction is reversed than with footnotes: rather than the inline content referring to the note, it is the side note referring to the structural fragment it <text:soft-page-break/>appears with. This allows to get rid of reference markers within the text, and makes more sense in an abstract sense.</text:p>
        </text:list-item>
        <text:list-item>
          <text:p text:style-name="P35">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35">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his modification is <text:span text:style-name="T8">NOT backward-compatible. Elements have been removed and a whole new section created in all types of documents.</text:span></text:p>
      <text:h text:style-name="Heading_20_3" text:outline-level="3">Content model reorganization for speeches</text:h>
      <text:p text:style-name="P54">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8">IS backward-compatible. Content models have been expanded.</text:span></text:p>
      <text:h text:style-name="Heading_20_3" text:outline-level="3">New inline elements</text:h>
      <text:p text:style-name="Standard">A number of new inline elements have been added to this release: </text:p>
      <text:list xml:id="list1249390946" text:style-name="WW8Num54">
        <text:list-item>
          <text:p text:style-name="P41">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41">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41">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41">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41">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8">IS backward-compatible. Elements have been added.</text:span></text:p>
      <text:h text:style-name="Heading_20_3" text:outline-level="3"><text:soft-page-break/>Judgement-specific and act-specific elements reunited</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8">NOT backward-compatible. Elements have been removed.</text:span></text:p>
      <text:h text:style-name="Heading_20_3" text:outline-level="3">Name changes in metadata elements</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8">NOT backward-compatible. Element names have been changed.</text:span></text:p>
      <text:h text:style-name="Heading_20_3" text:outline-level="3">Bug fixes</text:h>
      <text:list xml:id="list733093673" text:style-name="WW8Num22">
        <text:list-item>
          <text:p text:style-name="P42">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8">NOT backward-compatible. Attributes have been made required.</text:span></text:p>
        </text:list-item>
        <text:list-item>
          <text:p text:style-name="P42">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8">NOT backward-compatible, but minor.</text:span></text:p>
        </text:list-item>
      </text:list>
      <text:h text:style-name="Heading_20_2" text:outline-level="2">Differences between release 5/11/2008 and release 3/3/2008</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16">Content differences:</text:p>
      <text:list xml:id="list1258129043" text:continue-list="list1702487251" text:style-name="WW8Num15">
        <text:list-item>
          <text:p text:style-name="P30">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30">All Top Level Classes have now a proposed syntax for IDs (that was up to this day only mentioned as TBD). </text:p>
        </text:list-item>
        <text:list-item>
          <text:p text:style-name="P30">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30">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text:span><text:soft-page-break/><text:span text:style-name="Macchina_20_da_20_scrivere_20_HTML">docProponent, docDate, </text:span>and<text:span text:style-name="Macchina_20_da_20_scrivere_20_HTML"> docPurpose</text:span> so as to reflect a vocabulary apt to describe more than just legislation. </text:p>
        </text:list-item>
        <text:list-item>
          <text:p text:style-name="P30">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30">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55">Case differences (specific to the camelCase release):</text:p>
      <text:list xml:id="list1753284943" text:continue-numbering="true" text:style-name="WW8Num15">
        <text:list-item>
          <text:p text:style-name="P30">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1757141944" text:style-name="WW8Num33">
        <text:list-item>
          <text:p text:style-name="P43">A name that is composed of a simple term is all in lowercase (e.g., <text:span text:style-name="Macchina_20_da_20_scrivere_20_HTML">section, act, publication</text:span>).</text:p>
        </text:list-item>
        <text:list-item>
          <text:p text:style-name="P43">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43">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1685651600" text:continue-list="list1753284943" text:style-name="WW8Num15">
        <text:list-item>
          <text:p text:style-name="P30">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30">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Differences between release 3/3/2008 and 22/10/2007</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99">Most of the modifications accept and organize the proposal from Monica Palmirani in a document called “Common Open Standard for Judgments”. </text:p>
      <text:p text:style-name="Standard">Modifications unrelated to the judgment we find: </text:p>
      <text:list xml:id="list334466556" text:continue-numbering="true" text:style-name="WW8Num15">
        <text:list-item>
          <text:p text:style-name="P30">A new element for debate documents called <text:span text:style-name="Macchina_20_da_20_scrivere_20_HTML">DeclarationofVote</text:span></text:p>
        </text:list-item>
        <text:list-item>
          <text:p text:style-name="P30">A new element <text:span text:style-name="Macchina_20_da_20_scrivere_20_HTML">this</text:span> is added in all FRBR levels to report the URI of the specific component where the metadata block is found</text:p>
        </text:list-item>
        <text:list-item>
          <text:p text:style-name="P30"><text:soft-page-break/>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100">Modifications related to the judgment as specified in Palmirani’s document are: </text:p>
      <text:list xml:id="list1732346086" text:style-name="WW8Num26">
        <text:list-item>
          <text:p text:style-name="P44">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44">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44">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44">An additional metadata element, <text:span text:style-name="Macchina_20_da_20_scrivere_20_HTML">workflow</text:span>, and its repeatable child <text:span text:style-name="Macchina_20_da_20_scrivere_20_HTML">action</text:span> have been added. </text:p>
        </text:list-item>
      </text:list>
      <text:p text:style-name="P101">Some modifications diverge from Palmirani’s proposal, as follows:</text:p>
      <text:list xml:id="list1108277381" text:style-name="WW8Num58">
        <text:list-item>
          <text:p text:style-name="P45">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45">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45">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101">Open issues are as follows: </text:p>
      <text:list xml:id="list2012833152" text:style-name="WW8Num63">
        <text:list-item>
          <text:p text:style-name="P46">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29">http://en.wikipedia.org/wiki/Judgment_%28law%29</text:span></text:span></text:a><text:span text:style-name="T29">: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46">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Differences between release 22/10/2007 and 17/09/2007</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text:soft-page-break/>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557563649" text:style-name="WW8Num21">
        <text:list-item>
          <text:p text:style-name="P47">Element <text:span text:style-name="Macchina_20_da_20_scrivere_20_HTML">clauses</text:span> has been renamed into <text:span text:style-name="Macchina_20_da_20_scrivere_20_HTML">body</text:span>. NOT BACKWARD COMPATIBLE</text:p>
        </text:list-item>
        <text:list-item>
          <text:p text:style-name="P47">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102">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47">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47">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47">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47">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47">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47">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47">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47"><text:soft-page-break/>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47">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47">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47">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47">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47">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47">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Differences between release 17/09/2007 and 08/06/2007</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Differences between release 08/06/2007 and 31/05/2007</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10">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Differences between release 31/05/2007 and 14/03/2007 </text:h>
      <text:p text:style-name="Standard">None whatsoever in the schema. Release dates of schemas haven’t been changed</text:p>
      <text:p text:style-name="Standard">Only modifications are in the examples and xslt stylesheets to reflect changes in naming <text:soft-page-break/>policies in metadata sections. </text:p>
      <text:h text:style-name="Heading_20_2" text:outline-level="2">Differences between release 14/03/2007 and 01/02/2007</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8">Please note: </text:span>an intermediate, non official release dated 30/11/2006 already contains some of these modifications). </text:p>
      <text:list xml:id="list1081995598" text:style-name="WW8Num14">
        <text:list-item>
          <text:p text:style-name="P48">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48">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48">Element <text:span text:style-name="Macchina_20_da_20_scrivere_20_HTML">ActDate</text:span> now has a <text:span text:style-name="Macchina_20_da_20_scrivere_20_HTML">date</text:span> attribute for normalized dates. </text:p>
        </text:list-item>
        <text:list-item>
          <text:p text:style-name="P48">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Differences between release 23/11/2006 and 23/10/2006</text:h>
      <text:p text:style-name="Standard">A minor release covering mostly only the attributes and elements of the metadata section. </text:p>
      <text:list xml:id="list912720726" text:continue-numbering="true" text:style-name="WW8Num14">
        <text:list-item>
          <text:p text:style-name="P48">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48"><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48"><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48"><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48">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48">A new textual modification has been added, <text:span text:style-name="Macchina_20_da_20_scrivere_20_HTML">Renumbering</text:span>. </text:p>
        </text:list-item>
        <text:list-item>
          <text:p text:style-name="P48">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48">The element <text:span text:style-name="Macchina_20_da_20_scrivere_20_HTML">condition</text:span> has now a new <text:span text:style-name="Macchina_20_da_20_scrivere_20_HTML">frozen</text:span> attribute. </text:p>
        </text:list-item>
      </text:list>
      <text:h text:style-name="Heading_20_2" text:outline-level="2">Differences between release 23/10/2006 and 26/06/2006</text:h>
      <text:p text:style-name="Standard">Many major modifications have been brought into this release. Metadata are now completely reorganized, introducing the organization in four levels and a section on <text:soft-page-break/>amendment analysis. Within document, new elements have been added to handle strange hierarchies, line and page numbering, and multiple and range-based modifications and references. In detail: </text:p>
      <text:list xml:id="list2112241143" text:style-name="WW8Num44">
        <text:list-item>
          <text:p text:style-name="P49">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49">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49">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49">The attribute <text:span text:style-name="Macchina_20_da_20_scrivere_20_HTML">numbering</text:span> has been removed because of doubts of its real usefulness. Can be reinstated if found needed. </text:p>
        </text:list-item>
        <text:list-item>
          <text:p text:style-name="P49">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49">The content model of all metadata elements has been simplified removing the attributes for style and enactment that made little sense for them. </text:p>
        </text:list-item>
        <text:list-item>
          <text:p text:style-name="P49">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10">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49">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49">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49">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49">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49"><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49"><text:soft-page-break/><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Differences between release 26/06/2006 and 16/05/2006</text:h>
      <text:p text:style-name="Standard">Only a few bug fixes: </text:p>
      <text:list xml:id="list832821258" text:style-name="WW8Num32">
        <text:list-item>
          <text:p text:style-name="P50">The <text:span text:style-name="Macchina_20_da_20_scrivere_20_HTML">mod</text:span> element has been included in the list of inline elements and now can actually be used.</text:p>
        </text:list-item>
        <text:list-item>
          <text:p text:style-name="P50">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50">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Differences between release 16/05/2006 and 25/04/2006</text:h>
      <text:list xml:id="list303457808" text:style-name="WW8Num40">
        <text:list-item>
          <text:p text:style-name="P51">The content model of the debate now has also answers and others and comments. </text:p>
        </text:list-item>
        <text:list-item>
          <text:p text:style-name="P51">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51">Ids in speeches, questions, answers, and others is now optional instead of required. </text:p>
        </text:list-item>
        <text:list-item>
          <text:p text:style-name="P51">The <text:span text:style-name="T30">li</text:span> element now allows also paragraphs (<text:span text:style-name="T30">p</text:span> elements)</text:p>
        </text:list-item>
        <text:list-item>
          <text:p text:style-name="P51">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51">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51">The whole description of naming of resources has been completely rethought and rewritten. This is reflected in section 10 of this document. </text:p>
        </text:list-item>
      </text:list>
      <text:h text:style-name="Heading_20_2" text:outline-level="2">Differences between release 25/04/2006 and release 15/01/2006</text:h>
      <text:list xml:id="list708266672" text:style-name="WW8Num38">
        <text:list-item>
          <text:p text:style-name="P52">All references to PAPI have been removed and substituted with Akoma Ntoso, both in the schema documents and the documentation (in the following forms: <text:span text:style-name="code">akomantoso</text:span>, AKOMA NTOSO, and AN). </text:p>
        </text:list-item>
        <text:list-item>
          <text:p text:style-name="P52">After registering the proper domain name, the namespace for Akoma Ntoso documents is now <text:span text:style-name="code">http://www.akomantoso.org/1.0</text:span>. </text:p>
        </text:list-item>
        <text:list-item>
          <text:p text:style-name="P52">All references to equivalences, both in the schema documents and documentation, have been removed. Schema is now fully and exclusively in English. </text:p>
        </text:list-item>
      </text:list>
      <text:h text:style-name="Heading_20_2" text:outline-level="2">Differences between release 15/01/2006 and release 15/11/2005</text:h>
      <text:list xml:id="list1063713566" text:style-name="WW8Num46">
        <text:list-item>
          <text:p text:style-name="P53">PAPI is now <text:span text:style-name="T8">really </text:span>specified as version 1.0 instead of 2.0. Correspondingly, the namespace for this document class is now <text:span text:style-name="T8">really </text:span>defined as <text:soft-page-break/><text:span text:style-name="code">http://www.parliaments.info/PAPI/1.0</text:span>.</text:p>
        </text:list-item>
        <text:list-item>
          <text:p text:style-name="P53">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53">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53">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53">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53">A new element <text:span text:style-name="code">&lt;subtitle&gt;</text:span> has been added for hierarchical structures that contain subtitles in addition to number and title. </text:p>
        </text:list-item>
        <text:list-item>
          <text:p text:style-name="P53">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53">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53">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Differences between release 15/11/2005 and release 15/09/2005 </text:h>
      <text:list xml:id="list1609361411" text:continue-numbering="true" text:style-name="WW8Num46">
        <text:list-item>
          <text:p text:style-name="P53">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53">Two new document classes have been added, <text:span text:style-name="code">&lt;report&gt;</text:span> and <text:span text:style-name="code">&lt;minutes&gt;,</text:span> to handle, respectively, <text:span text:style-name="T10">Official Reports</text:span> (or <text:span text:style-name="T10">Hansards</text:span>) and <text:span text:style-name="T10">Official Minutes</text:span> (or <text:span text:style-name="T10">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53">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53">A new marker element has been added, <text:span text:style-name="code">recordedTime</text:span>, to handle the specification, <text:soft-page-break/>anywhere in the text, of the moment in which the remark, agenda item or question was proposed. </text:p>
        </text:list-item>
        <text:list-item>
          <text:p text:style-name="P53">A new section of meta elements has been added, <text:span text:style-name="code">persons</text:span>, to list all the people whose remarks have been recorded in the minutes or reports. </text:p>
        </text:list-item>
        <text:list-item>
          <text:p text:style-name="P53">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0417in" fo:margin-bottom="0in" fo:text-align="justify" style:justify-single-word="false" fo:text-indent="0.248in" style:auto-text-indent="false" style:writing-mode="lr-tb"/>
      <style:text-properties style:use-window-font-color="true" style:font-name="Times New Roman" fo:font-size="12pt" fo:language="en" fo:country="US" style:font-name-asian="Times"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100%" fo:margin-left="0in" fo:margin-right="0in" fo:margin-top="0in" fo:margin-bottom="0.0835in" fo:text-align="start" style:justify-single-word="false" fo:orphans="0" fo:widows="0" fo:text-indent="0in" style:auto-text-indent="false" style:text-autospace="none"/>
      <style:text-properties fo:language="en" fo:country="US" style:font-name-asian="Times New Roman"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Times New Roman" fo:language="en" fo:country="US" fo:font-weight="bold" style:letter-kerning="true" style:font-weight-asian="bold" style:font-name-complex="Times New Roman"/>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Times New Roman" fo:font-size="13pt" fo:language="en" fo:country="US" fo:font-style="italic" fo:font-weight="bold" style:font-size-asian="13pt" style:font-style-asian="italic" style:font-weight-asian="bold" style:font-name-complex="Times New Roman"/>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language="en" fo:country="US" fo:font-weight="bold" style:font-size-asian="11pt" style:font-weight-asian="bold" style:font-name-complex="Times New Roman"/>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fo:language="en" fo:country="US" style:font-name-complex="Times New Roman"/>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language="en" fo:country="US" fo:font-style="italic" style:font-style-asian="italic" style:font-name-complex="Times New Roman"/>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Helvetica" fo:font-size="11pt" fo:language="en" fo:country="US" style:font-size-asian="11pt" style:font-name-complex="Helvetica"/>
    </style:style>
    <style:style style:name="title" style:family="paragraph" style:parent-style-name="Standard" style:next-style-name="Standard">
      <style:paragraph-properties fo:margin="100%" fo:margin-left="0in" fo:margin-right="0in" fo:margin-top="0.0417in" fo:margin-bottom="0.3193in" fo:text-align="center" style:justify-single-word="false" fo:keep-together="always" fo:hyphenation-ladder-count="no-limit" fo:text-indent="0.1575in" style:auto-text-indent="false" fo:break-before="page" fo:keep-with-next="always">
        <style:tab-stops>
          <style:tab-stop style:position="0.1972in"/>
        </style:tab-stops>
      </style:paragraph-properties>
      <style:text-properties style:font-name="Arial" fo:font-size="20pt" fo:font-weight="bold" style:font-name-asian="Times New Roman" style:font-size-asian="20pt" style:font-weight-asian="bold" style:font-name-complex="Arial" fo:hyphenate="false" fo:hyphenation-remain-char-count="2" fo:hyphenation-push-char-count="2"/>
    </style:style>
    <style:style style:name="Didascalia" style:family="paragraph" style:parent-style-name="Standard" style:next-style-name="Standard">
      <style:paragraph-properties fo:margin="100%" fo:margin-left="0in" fo:margin-right="0in" fo:margin-top="0.0835in" fo:margin-bottom="0.0835in" fo:text-align="center" style:justify-single-word="false" fo:text-indent="0.3937in" style:auto-text-indent="false"/>
      <style:text-properties style:font-name="Times New Roman" fo:font-size="11pt" fo:language="en" fo:country="US" fo:font-style="italic" style:font-size-asian="11pt" style:font-style-asian="italic" style:font-name-complex="Times New Roman"/>
    </style:style>
    <style:style style:name="Mappa_20_documento" style:display-name="Mappa documento" style:family="paragraph" style:parent-style-name="Standard">
      <style:paragraph-properties fo:margin="100%" fo:margin-left="0in" fo:margin-right="0in" fo:margin-top="0.0417in" fo:margin-bottom="0in" fo:text-align="justify" style:justify-single-word="false" fo:text-indent="0.3937in" style:auto-text-indent="false" fo:background-color="#000080">
        <style:background-image/>
      </style:paragraph-properties>
      <style:text-properties style:font-name="Helvetica" fo:language="en" fo:country="US" style:font-name-asian="ＭＳ ゴシック" style:font-name-complex="Helvetica"/>
    </style:style>
    <style:style style:name="example" style:family="paragraph" style:parent-style-name="Standard">
      <style:paragraph-properties fo:margin="100%" fo:margin-left="0in" fo:margin-right="0in" fo:text-indent="0in" style:auto-text-indent="false">
        <style:tab-stops>
          <style:tab-stop style:position="0.2201in"/>
          <style:tab-stop style:position="0.4165in"/>
          <style:tab-stop style:position="0.6138in"/>
        </style:tab-stops>
      </style:paragraph-properties>
      <style:text-properties style:font-name="Courier New" fo:font-size="10pt" fo:letter-spacing="-0.0138in" style:font-size-asian="10pt" style:font-name-complex="Courier New" style:language-complex="none" style:country-complex="none"/>
    </style:style>
    <style:style style:name="Contents_20_1" style:display-name="Contents 1" style:family="paragraph" style:parent-style-name="Standard" style:next-style-name="Standard" style:class="index">
      <style:paragraph-properties fo:margin="100%" fo:margin-left="0.5909in" fo:margin-right="0in" fo:text-indent="-0.2957in" style:auto-text-indent="false">
        <style:tab-stops>
          <style:tab-stop style:position="7.0791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100%" fo:margin-left="0.5909in" fo:margin-right="0in" fo:margin-top="0.0138in" fo:margin-bottom="0in" fo:text-indent="0in" style:auto-text-indent="false">
        <style:tab-stops>
          <style:tab-stop style:position="1.0634in"/>
          <style:tab-stop style:position="7.0791in" style:type="right" style:leader-style="dotted" style:leader-text="."/>
        </style:tab-stops>
      </style:paragraph-properties>
      <style:text-properties fo:font-size="11pt" fo:language="it" fo:country="IT" style:font-name-asian="Times New Roman" style:font-size-asian="11pt" style:language-asian="none" style:country-asian="none" style:font-size-complex="12pt"/>
    </style:style>
    <style:style style:name="Contents_20_3" style:display-name="Contents 3" style:family="paragraph" style:parent-style-name="Standard" style:next-style-name="Standard" style:class="index">
      <style:paragraph-properties fo:margin="100%" fo:margin-left="0.9846in" fo:margin-right="0in" fo:margin-top="0in" fo:margin-bottom="0in" fo:text-align="start" style:justify-single-word="false" fo:text-indent="0in" style:auto-text-indent="false">
        <style:tab-stops>
          <style:tab-stop style:position="1.5752in"/>
          <style:tab-stop style:position="1.5972in"/>
          <style:tab-stop style:position="11.0252in"/>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100%" fo:margin-left="0.5in" fo:margin-right="0in" fo:text-indent="0.248in" style:auto-text-indent="false"/>
    </style:style>
    <style:style style:name="Contents_20_5" style:display-name="Contents 5" style:family="paragraph" style:parent-style-name="Standard" style:next-style-name="Standard" style:class="index">
      <style:paragraph-properties fo:margin="100%" fo:margin-left="0.6665in" fo:margin-right="0in" fo:text-indent="0.248in" style:auto-text-indent="false"/>
    </style:style>
    <style:style style:name="Contents_20_6" style:display-name="Contents 6" style:family="paragraph" style:parent-style-name="Standard" style:next-style-name="Standard" style:class="index">
      <style:paragraph-properties fo:margin="100%" fo:margin-left="0.8335in" fo:margin-right="0in" fo:text-indent="0.248in" style:auto-text-indent="false"/>
    </style:style>
    <style:style style:name="Contents_20_7" style:display-name="Contents 7" style:family="paragraph" style:parent-style-name="Standard" style:next-style-name="Standard" style:class="index">
      <style:paragraph-properties fo:margin="100%" fo:margin-left="1in" fo:margin-right="0in" fo:text-indent="0.248in" style:auto-text-indent="false"/>
    </style:style>
    <style:style style:name="Contents_20_8" style:display-name="Contents 8" style:family="paragraph" style:parent-style-name="Standard" style:next-style-name="Standard" style:class="index">
      <style:paragraph-properties fo:margin="100%" fo:margin-left="1.1665in" fo:margin-right="0in" fo:text-indent="0.248in" style:auto-text-indent="false"/>
    </style:style>
    <style:style style:name="Contents_20_9" style:display-name="Contents 9" style:family="paragraph" style:parent-style-name="Standard" style:next-style-name="Standard" style:class="index">
      <style:paragraph-properties fo:margin="100%" fo:margin-left="1.3335in" fo:margin-right="0in" fo:text-indent="0.248in"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in" fo:margin-bottom="0in"/>
      <style:text-properties style:font-name="Lucida Grande" fo:font-size="9pt" style:font-size-asian="9pt" style:font-name-complex="Lucida Grande" style:font-size-complex="9pt"/>
    </style:style>
    <style:style style:name="Footnote" style:family="paragraph" style:parent-style-name="Standard" style:class="extra">
      <style:paragraph-properties fo:margin="100%" fo:margin-left="0.3937in" fo:margin-right="0in" fo:text-indent="-0.1457in" style:auto-text-indent="false"/>
      <style:text-properties fo:font-size="10pt" style:font-size-asian="10pt"/>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2z0" style:family="text">
      <style:text-properties style:font-name="Wingdings" style:font-name-complex="Wingdings"/>
    </style:style>
    <style:style style:name="WW8Num3z0" style:family="text">
      <style:text-properties style:font-name="Wingdings" fo:language="en" fo:country="U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Wingdings" style:font-name-complex="Wingdings"/>
    </style:style>
    <style:style style:name="WW8Num6z0" style:family="text">
      <style:text-properties style:font-name="StarSymbol" fo:font-size="9pt" style:font-size-asian="9pt" style:font-name-complex="StarSymbol"/>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5" style:family="text">
      <style:text-properties style:font-name="Wingdings" style:font-name-complex="Wingdings"/>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language="en" fo:country="US" style:font-name-complex="Wingdings"/>
    </style:style>
    <style:style style:name="WW8Num10z4" style:family="text">
      <style:text-properties fo:font-size="13pt" fo:font-style="italic" fo:font-weight="bold" style:font-size-asian="13pt" style:font-style-asian="italic" style:font-weight-asian="bold"/>
    </style:style>
    <style:style style:name="WW8Num11z0" style:family="text">
      <style:text-properties style:font-name="Wingdings" fo:font-size="9pt" style:font-size-asian="9pt" style:font-name-complex="Wingdings"/>
    </style:style>
    <style:style style:name="WW8Num11z1" style:family="text">
      <style:text-properties style:font-name="Wingdings 2" style:font-name-complex="Wingdings 2"/>
    </style:style>
    <style:style style:name="WW8Num11z2" style:family="text">
      <style:text-properties style:font-name="StarSymbol" style:font-name-complex="StarSymbol"/>
    </style:style>
    <style:style style:name="WW8Num12z0" style:family="text">
      <style:text-properties style:font-name="Wingdings" style:font-name-complex="Wingdings"/>
    </style:style>
    <style:style style:name="WW8Num12z1" style:family="text">
      <style:text-properties style:font-name="Wingdings 2" style:font-name-complex="Wingdings 2"/>
    </style:style>
    <style:style style:name="WW8Num12z2" style:family="text">
      <style:text-properties style:font-name="StarSymbol" fo:font-size="9pt" style:font-size-asian="9pt" style:font-name-complex="Star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fo:language="en" fo:country="US"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fo:language="en" fo:country="US" style:font-name-complex="Symbol"/>
    </style:style>
    <style:style style:name="WW8Num17z1" style:family="text">
      <style:text-properties style:font-name="Courier New" fo:language="en" fo:country="US" style:font-name-complex="Courier New"/>
    </style:style>
    <style:style style:name="WW8Num17z3" style:family="text">
      <style:text-properties style:font-name="Symbol" style:font-name-complex="Symbol"/>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Wingdings" style:font-name-complex="Wingdings"/>
    </style:style>
    <style:style style:name="WW8Num23z1" style:family="text">
      <style:text-properties style:font-name="Courier New" style:font-name-complex="Courier New"/>
    </style:style>
    <style:style style:name="WW8Num23z3" style:family="text">
      <style:text-properties style:font-name="Symbol" style:font-name-complex="Symbol"/>
    </style:style>
    <style:style style:name="WW8Num24z0" style:family="text">
      <style:text-properties fo:language="en" fo:country="US"/>
    </style:style>
    <style:style style:name="WW8Num24z1" style:family="text">
      <style:text-properties style:font-name="Courier New" style:font-name-complex="Courier New"/>
    </style:style>
    <style:style style:name="WW8Num24z3" style:family="text">
      <style:text-properties style:font-name="Symbol" style:font-name-complex="Symbol"/>
    </style:style>
    <style:style style:name="WW8Num26z0" style:family="text">
      <style:text-properties style:font-name="Wingdings" fo:language="en" fo:country="US" style:font-name-complex="Wingdings"/>
    </style:style>
    <style:style style:name="WW8Num26z1" style:family="text">
      <style:text-properties style:font-name="Courier New" fo:language="en" fo:country="US" style:font-name-complex="Courier New"/>
    </style:style>
    <style:style style:name="WW8Num26z2" style:family="text">
      <style:text-properties style:font-name="Wingdings" style:font-name-complex="Wingdings"/>
    </style:style>
    <style:style style:name="WW8Num27z0" style:family="text">
      <style:text-properties style:font-name="Wingdings" fo:language="en" fo:country="US" style:font-name-complex="Wingdings"/>
    </style:style>
    <style:style style:name="WW8Num27z1" style:family="text">
      <style:text-properties style:font-name="Courier New" fo:language="en" fo:country="US" style:font-name-complex="Courier New"/>
    </style:style>
    <style:style style:name="WW8Num27z2" style:family="text">
      <style:text-properties style:font-name="StarSymbol" fo:font-size="9pt" fo:language="en" fo:country="US" style:font-size-asian="9pt" style:font-name-complex="StarSymbol" style:font-size-complex="9pt" text:display="none"/>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1" style:family="text">
      <style:text-properties style:font-name="Symbol" style:font-name-complex="Symbol"/>
    </style:style>
    <style:style style:name="WW8Num33z2" style:family="text">
      <style:text-properties style:font-name="Wingdings" style:font-name-complex="Wingdings"/>
    </style:style>
    <style:style style:name="WW8Num33z4" style:family="text">
      <style:text-properties style:font-name="Courier New" style:font-name-complex="Courier New"/>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fo:font-size="10pt" style:font-size-asian="10pt" style:font-name-complex="Symbol"/>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Wingdings" style:font-name-complex="Wingdings"/>
    </style:style>
    <style:style style:name="WW8Num38z1" style:family="text">
      <style:text-properties style:font-name="Courier New" style:font-name-complex="Courier New"/>
    </style:style>
    <style:style style:name="WW8Num38z3" style:family="text">
      <style:text-properties style:font-name="Symbol" style:font-name-complex="Symbol"/>
    </style:style>
    <style:style style:name="WW8Num39z0" style:family="text">
      <style:text-properties style:font-name="Wingdings" style:font-name-complex="Wingdings"/>
    </style:style>
    <style:style style:name="WW8Num39z1" style:family="text">
      <style:text-properties style:font-name="Courier New" style:font-name-complex="Courier New"/>
    </style:style>
    <style:style style:name="WW8Num39z3" style:family="text">
      <style:text-properties style:font-name="Symbol" style:font-name-complex="Symbol"/>
    </style:style>
    <style:style style:name="WW8Num40z0" style:family="text">
      <style:text-properties style:font-name="Wingdings" style:font-name-complex="Wingdings"/>
    </style:style>
    <style:style style:name="WW8Num40z1" style:family="text">
      <style:text-properties style:font-name="Courier New" style:font-name-complex="Courier New"/>
    </style:style>
    <style:style style:name="WW8Num40z3" style:family="text">
      <style:text-properties style:font-name="Symbol" style:font-name-complex="Symbol"/>
    </style:style>
    <style:style style:name="WW8Num41z0" style:family="text">
      <style:text-properties style:font-name="Wingdings" style:font-name-complex="Wingdings"/>
    </style:style>
    <style:style style:name="WW8Num41z1" style:family="text">
      <style:text-properties style:font-name="Courier New" style:font-name-complex="Courier New"/>
    </style:style>
    <style:style style:name="WW8Num41z3" style:family="text">
      <style:text-properties style:font-name="Symbol" style:font-name-complex="Symbol"/>
    </style:style>
    <style:style style:name="WW8Num44z0" style:family="text">
      <style:text-properties style:font-name="Wingdings" style:font-name-complex="Wingdings"/>
    </style:style>
    <style:style style:name="WW8Num44z1" style:family="text">
      <style:text-properties style:font-name="Courier New" style:font-name-complex="Courier New"/>
    </style:style>
    <style:style style:name="WW8Num44z3" style:family="text">
      <style:text-properties style:font-name="Symbol" style:font-name-complex="Symbol"/>
    </style:style>
    <style:style style:name="WW8Num46z0" style:family="text">
      <style:text-properties style:font-name="Wingdings" style:font-name-complex="Wingdings"/>
    </style:style>
    <style:style style:name="WW8Num46z1" style:family="text">
      <style:text-properties style:font-name="Courier New" style:font-name-complex="Courier New"/>
    </style:style>
    <style:style style:name="WW8Num46z3" style:family="text">
      <style:text-properties style:font-name="Symbol" style:font-name-complex="Symbol"/>
    </style:style>
    <style:style style:name="WW8Num49z1" style:family="text">
      <style:text-properties style:font-name="Courier New" style:font-name-complex="Courier New"/>
    </style:style>
    <style:style style:name="WW8Num49z2" style:family="text">
      <style:text-properties style:font-name="Wingdings" style:font-name-complex="Wingdings"/>
    </style:style>
    <style:style style:name="WW8Num49z3" style:family="text">
      <style:text-properties style:font-name="Symbol" style:font-name-complex="Symbol"/>
    </style:style>
    <style:style style:name="WW8Num50z0" style:family="text">
      <style:text-properties style:font-name="Symbol" style:font-name-complex="Symbol"/>
    </style:style>
    <style:style style:name="WW8Num50z1" style:family="text">
      <style:text-properties style:font-name="Courier New" style:font-name-complex="Courier New"/>
    </style:style>
    <style:style style:name="WW8Num50z2" style:family="text">
      <style:text-properties style:font-name="Wingdings" style:font-name-complex="Wingdings"/>
    </style:style>
    <style:style style:name="WW8Num51z0" style:family="text">
      <style:text-properties style:font-name="Wingdings" style:font-name-complex="Wingdings"/>
    </style:style>
    <style:style style:name="WW8Num51z1" style:family="text">
      <style:text-properties style:font-name="Courier New" style:font-name-complex="Courier New"/>
    </style:style>
    <style:style style:name="WW8Num51z3" style:family="text">
      <style:text-properties style:font-name="Symbol" style:font-name-complex="Symbol"/>
    </style:style>
    <style:style style:name="WW8Num52z0" style:family="text">
      <style:text-properties style:font-name="Symbol" style:font-name-complex="Symbol"/>
    </style:style>
    <style:style style:name="WW8Num52z1" style:family="text">
      <style:text-properties style:font-name="Courier New" style:font-name-complex="Courier New"/>
    </style:style>
    <style:style style:name="WW8Num52z2" style:family="text">
      <style:text-properties style:font-name="Wingdings" style:font-name-complex="Wingdings"/>
    </style:style>
    <style:style style:name="WW8Num53z0" style:family="text">
      <style:text-properties style:font-name="Wingdings" style:font-name-complex="Wingdings"/>
    </style:style>
    <style:style style:name="WW8Num53z1" style:family="text">
      <style:text-properties style:font-name="Courier New" style:font-name-complex="Courier New"/>
    </style:style>
    <style:style style:name="WW8Num53z3" style:family="text">
      <style:text-properties style:font-name="Symbol" style:font-name-complex="Symbol"/>
    </style:style>
    <style:style style:name="WW8Num54z0" style:family="text">
      <style:text-properties style:font-name="Wingdings" style:font-name-complex="Wingdings"/>
    </style:style>
    <style:style style:name="WW8Num54z1" style:family="text">
      <style:text-properties style:font-name="Courier New" style:font-name-complex="Courier New"/>
    </style:style>
    <style:style style:name="WW8Num54z3" style:family="text">
      <style:text-properties style:font-name="Symbol" style:font-name-complex="Symbol"/>
    </style:style>
    <style:style style:name="WW8Num56z0" style:family="text">
      <style:text-properties style:font-name="Wingdings" style:font-name-complex="Wingdings"/>
    </style:style>
    <style:style style:name="WW8Num56z1" style:family="text">
      <style:text-properties style:font-name="Courier New" style:font-name-complex="Courier New"/>
    </style:style>
    <style:style style:name="WW8Num56z3" style:family="text">
      <style:text-properties style:font-name="Symbol" style:font-name-complex="Symbol"/>
    </style:style>
    <style:style style:name="WW8Num57z0" style:family="text">
      <style:text-properties style:font-name="Wingdings" style:font-name-complex="Wingdings"/>
    </style:style>
    <style:style style:name="WW8Num57z1" style:family="text">
      <style:text-properties style:font-name="Courier New" style:font-name-complex="Courier New"/>
    </style:style>
    <style:style style:name="WW8Num57z3" style:family="text">
      <style:text-properties style:font-name="Symbol" style:font-name-complex="Symbol"/>
    </style:style>
    <style:style style:name="WW8Num58z0" style:family="text">
      <style:text-properties style:font-name="Symbol" style:font-name-complex="Symbol"/>
    </style:style>
    <style:style style:name="WW8Num58z1" style:family="text">
      <style:text-properties style:font-name="Courier New" style:font-name-complex="Courier New"/>
    </style:style>
    <style:style style:name="WW8Num58z2" style:family="text">
      <style:text-properties style:font-name="Wingdings" style:font-name-complex="Wingdings"/>
    </style:style>
    <style:style style:name="WW8Num59z0" style:family="text">
      <style:text-properties style:font-name="Symbol" style:font-name-complex="Symbol"/>
    </style:style>
    <style:style style:name="WW8Num59z1" style:family="text">
      <style:text-properties style:font-name="Courier New" style:font-name-complex="Courier New"/>
    </style:style>
    <style:style style:name="WW8Num59z2" style:family="text">
      <style:text-properties style:font-name="Wingdings" style:font-name-complex="Wingdings"/>
    </style:style>
    <style:style style:name="WW8Num61z1" style:family="text">
      <style:text-properties style:font-name="Courier New" style:font-name-complex="Courier New"/>
    </style:style>
    <style:style style:name="WW8Num61z2" style:family="text">
      <style:text-properties style:font-name="Wingdings" style:font-name-complex="Wingdings"/>
    </style:style>
    <style:style style:name="WW8Num61z3" style:family="text">
      <style:text-properties style:font-name="Symbol" style:font-name-complex="Symbol"/>
    </style:style>
    <style:style style:name="WW8Num63z0" style:family="text">
      <style:text-properties style:font-name="Symbol" style:font-name-complex="Symbol"/>
    </style:style>
    <style:style style:name="WW8Num63z1" style:family="text">
      <style:text-properties style:font-name="Courier New" style:font-name-complex="Courier New"/>
    </style:style>
    <style:style style:name="WW8Num63z2" style:family="text">
      <style:text-properties style:font-name="Wingdings" style:font-name-complex="Wingdings"/>
    </style:style>
    <style:style style:name="WW8Num64z0" style:family="text">
      <style:text-properties style:font-name="Wingdings" style:font-name-complex="Wingdings"/>
    </style:style>
    <style:style style:name="WW8Num64z1" style:family="text">
      <style:text-properties style:font-name="Courier New" style:font-name-complex="Courier New"/>
    </style:style>
    <style:style style:name="WW8Num64z3" style:family="text">
      <style:text-properties style:font-name="Symbol" style:font-name-complex="Symbol"/>
    </style:style>
    <style:style style:name="WW8Num65z0" style:family="text">
      <style:text-properties style:font-name="Symbol" style:font-name-complex="Symbol"/>
    </style:style>
    <style:style style:name="WW8Num65z1" style:family="text">
      <style:text-properties style:font-name="Courier New" style:font-name-complex="Courier New"/>
    </style:style>
    <style:style style:name="WW8Num65z2" style:family="text">
      <style:text-properties style:font-name="Wingdings" style:font-name-complex="Wingdings"/>
    </style:style>
    <style:style style:name="Carattere_20_predefinito_20_paragrafo" style:display-name="Carattere predefinito paragrafo" style:family="text"/>
    <style:style style:name="code" style:family="text">
      <style:text-properties style:font-name="Courier" fo:font-size="10pt" fo:language="none" fo:country="none" style:font-size-asian="10pt" style:language-asian="none" style:country-asian="none" style:font-name-complex="Courier"/>
    </style:style>
    <style:style style:name="Macchina_20_da_20_scrivere_20_HTML" style:display-name="Macchina da scrivere HTML" style:family="text">
      <style:text-properties style:font-name="Courier New" fo:font-size="10pt" style:font-size-asian="10pt"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WW8Num28z0" style:family="text">
      <style:text-properties style:font-name="Wingdings" fo:font-size="9pt" fo:language="en" fo:country="US" style:font-size-asian="9pt" style:font-name-complex="Wingdings" style:font-size-complex="9pt" text:display="none"/>
    </style:style>
    <style:style style:name="WW8Num28z1" style:family="text">
      <style:text-properties style:font-name="Courier New" fo:language="en" fo:country="US" style:font-name-complex="Courier New"/>
    </style:style>
    <style:style style:name="WW8Num28z2" style:family="text">
      <style:text-properties style:font-name="Wingdings" fo:language="en" fo:country="US" style:font-name-complex="Wingdings"/>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5z0" style:family="text">
      <style:text-properties style:font-name="Courier New" fo:language="en" fo:country="US" style:font-name-complex="Courier New"/>
    </style:style>
    <style:style style:name="WW8Num25z1" style:family="text">
      <style:text-properties style:font-name="Courier New" fo:language="en" fo:country="US" style:font-name-complex="Courier New"/>
    </style:style>
    <style:style style:name="WW8Num25z3" style:family="text">
      <style:text-properties style:font-name="Symbol" fo:language="en" fo:country="US" style:font-name-complex="Symbol"/>
    </style:style>
    <style:style style:name="WW8Num26z5" style:family="text">
      <style:text-properties style:font-name="Wingdings" fo:language="en" fo:country="US" style:font-name-complex="Wingdings"/>
    </style:style>
    <style:style style:name="Bullet_20_Symbols_20__28_user_29_" style:display-name="Bullet Symbols (user)" style:family="text">
      <style:text-properties style:font-name="StarSymbol" fo:font-size="9pt" fo:language="en" fo:country="US" style:font-size-asian="9pt" style:font-name-complex="StarSymbol" style:font-size-complex="9pt" text:display="none"/>
    </style:style>
    <style:style style:name="WW8Num17z2" style:family="text">
      <style:text-properties style:font-name="Wingdings" fo:language="en" fo:country="US" style:font-name-complex="Wingdings"/>
    </style:style>
    <style:style style:name="Testo_20_fumetto_20_Carattere" style:display-name="Testo fumetto Carattere" style:family="text">
      <style:text-properties style:font-name="Lucida Grande" fo:font-size="9pt" fo:language="en" fo:country="US" style:font-size-asian="9pt" style:font-name-complex="Lucida Grande" style:font-size-complex="9pt"/>
    </style:style>
    <style:style style:name="tt" style:family="text">
      <style:text-properties style:font-name="Courier New" style:font-name-complex="Courier New"/>
    </style:style>
    <style:style style:name="Testo_20_nota_20_a_20_piè_20_di_20_pagina_20_Carattere" style:display-name="Testo nota a piè di pagina Carattere" style:family="text">
      <style:text-properties style:font-name="Times New Roman" fo:language="en" fo:country="US" style:font-name-complex="Times New Roman"/>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apple-converted-space"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6953in" fo:text-indent="-0.4in" fo:margin-left="0.6953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498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bullet text:level="2" text:style-name="WW8Num13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0366in" fo:text-indent="-0.25in" fo:margin-left="1.0366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289in" fo:text-indent="-0.25in" fo:margin-left="1.289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1.789in" fo:text-indent="-0.25in" fo:margin-left="1.789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289in" fo:text-indent="-0.25in" fo:margin-left="2.289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89in" fo:text-indent="-0.25in" fo:margin-left="2.789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3.289in" fo:text-indent="-0.25in" fo:margin-left="3.289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789in" fo:text-indent="-0.25in" fo:margin-left="3.789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89in" fo:text-indent="-0.25in" fo:margin-left="4.289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4.789in" fo:text-indent="-0.25in" fo:margin-left="4.7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0.748in" fo:text-indent="-0.25in" fo:margin-left="0.748in"/>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248in" fo:text-indent="-0.25in" fo:margin-left="2.248in"/>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748in" fo:text-indent="-0.25in" fo:margin-left="3.748in"/>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2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Wingdings"/>
      </text:list-level-style-bullet>
      <text:list-level-style-bullet text:level="4" text:style-name="WW8Num33z1" style:num-suffix="." text:bullet-char="">
        <style:list-level-properties text:list-level-position-and-space-mode="label-alignment">
          <style:list-level-label-alignment text:label-followed-by="listtab" text:list-tab-stop-position="2.498in" fo:text-indent="-0.25in" fo:margin-left="2.498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998in" fo:text-indent="-0.25in" fo:margin-left="2.998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Wingdings"/>
      </text:list-level-style-bullet>
      <text:list-level-style-bullet text:level="7" text:style-name="WW8Num33z1" style:num-suffix="." text:bullet-char="">
        <style:list-level-properties text:list-level-position-and-space-mode="label-alignment">
          <style:list-level-label-alignment text:label-followed-by="listtab" text:list-tab-stop-position="3.998in" fo:text-indent="-0.25in" fo:margin-left="3.998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4.498in" fo:text-indent="-0.25in" fo:margin-left="4.498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998in" fo:text-indent="-0.25in" fo:margin-left="4.9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6953in" fo:text-indent="-0.4in" fo:margin-left="0.6953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998in" fo:text-indent="-0.25in" fo:margin-left="0.998in"/>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6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6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6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number text:level="1"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bullet text:level="2" text:style-name="WW8Num49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1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1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1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56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56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56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56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56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56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7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7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7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7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7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7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fo:text-indent="-0.25in" fo:margin-left="0.998in"/>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fo:text-indent="-0.25in" fo:margin-left="2.498in"/>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fo:text-indent="-0.25in" fo:margin-left="3.998in"/>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number text:level="1" style:num-suffix=")" style:num-format="a" style:num-letter-sync="true">
        <style:list-level-properties text:list-level-position-and-space-mode="label-alignment">
          <style:list-level-label-alignment text:label-followed-by="listtab" text:list-tab-stop-position="0.7445in" fo:text-indent="-0.4445in" fo:margin-left="0.7445in"/>
        </style:list-level-properties>
      </text:list-level-style-number>
      <text:list-level-style-number text:level="2" style:num-suffix=")" style:num-format="1">
        <style:list-level-properties text:list-level-position-and-space-mode="label-alignment">
          <style:list-level-label-alignment text:label-followed-by="listtab" text:list-tab-stop-position="1.2445in" fo:text-indent="-0.4445in" fo:margin-left="1.2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48in"/>
        </style:list-level-properties>
      </text:list-level-style-number>
      <text:list-level-style-bullet text:level="2" text:style-name="WW8Num61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61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61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list-level-style-number text:level="1" style:num-suffix=")" style:num-format="a" style:num-letter-sync="true">
        <style:list-level-properties text:list-level-position-and-space-mode="label-alignment">
          <style:list-level-label-alignment text:label-followed-by="listtab" text:list-tab-stop-position="0.6925in" fo:text-indent="-0.4445in" fo:margin-left="0.69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63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63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63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63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63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63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63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63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6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6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6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6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6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6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65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65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65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65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65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First_20_convert_20_1" style:display-name="First convert 1" style:page-layout-name="Mpm1" style:next-style-name="Convert_20_1"/>
    <style:master-page style:name="Convert_20_1" style:display-name="Convert 1" style:page-layout-name="Mpm2" style:next-style-name="Convert_20_2"/>
    <style:master-page style:name="First_20_convert_20_2" style:display-name="First convert 2" style:page-layout-name="Mpm1" style:next-style-name="Convert_20_2"/>
    <style:master-page style:name="Convert_20_2" style:display-name="Convert 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I 2</dc:title>
    <meta:initial-creator>Fabio Vitali</meta:initial-creator>
    <meta:creation-date>2005-09-18T13:45:00</meta:creation-date>
    <dc:creator>Fabio Vitali</dc:creator>
    <dc:date>2013-02-06T20:31:00</dc:date>
    <meta:editing-cycles>29</meta:editing-cycles>
    <meta:editing-duration>P3DT23H17M</meta:editing-duration>
    <meta:document-statistic meta:table-count="1" meta:image-count="0" meta:object-count="0" meta:page-count="60" meta:paragraph-count="994" meta:word-count="26253" meta:character-count="155410" meta:non-whitespace-character-count="143073"/>
    <meta:generator>LibreOffice/3.5$Linux_X86_64 LibreOffice_project/350m1$Build-2</meta:generator>
    <meta:user-defined meta:name="Info 1"/>
    <meta:user-defined meta:name="Info 2"/>
    <meta:user-defined meta:name="Info 3"/>
    <meta:user-defined meta:name="Info 4"/>
  </office:meta>
</office:document-meta>
</file>